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1.0417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2.1772in"/>
    </style:style>
    <style:style style:name="co60" style:family="table-column">
      <style:table-column-properties fo:break-before="auto" style:column-width="0.3862in"/>
    </style:style>
    <style:style style:name="co61" style:family="table-column">
      <style:table-column-properties fo:break-before="auto" style:column-width="1.8071in"/>
    </style:style>
    <style:style style:name="co62" style:family="table-column">
      <style:table-column-properties fo:break-before="auto" style:column-width="1.0374in"/>
    </style:style>
    <style:style style:name="co63" style:family="table-column">
      <style:table-column-properties fo:break-before="auto" style:column-width="1.7339in"/>
    </style:style>
    <style:style style:name="co64" style:family="table-column">
      <style:table-column-properties fo:break-before="auto" style:column-width="0.7126in"/>
    </style:style>
    <style:style style:name="co65" style:family="table-column">
      <style:table-column-properties fo:break-before="auto" style:column-width="0.3752in"/>
    </style:style>
    <style:style style:name="co66" style:family="table-column">
      <style:table-column-properties fo:break-before="auto" style:column-width="2.3283in"/>
    </style:style>
    <style:style style:name="co67" style:family="table-column">
      <style:table-column-properties fo:break-before="auto" style:column-width="0.2744in"/>
    </style:style>
    <style:style style:name="co68" style:family="table-column">
      <style:table-column-properties fo:break-before="auto" style:column-width="2.5283in"/>
    </style:style>
    <style:style style:name="co69" style:family="table-column">
      <style:table-column-properties fo:break-before="auto" style:column-width="0.6181in"/>
    </style:style>
    <style:style style:name="co70" style:family="table-column">
      <style:table-column-properties fo:break-before="auto" style:column-width="2.6075in"/>
    </style:style>
    <style:style style:name="co71" style:family="table-column">
      <style:table-column-properties fo:break-before="auto" style:column-width="0.3772in"/>
    </style:style>
    <style:style style:name="co72" style:family="table-column">
      <style:table-column-properties fo:break-before="auto" style:column-width="2.3945in"/>
    </style:style>
    <style:style style:name="co73" style:family="table-column">
      <style:table-column-properties fo:break-before="auto" style:column-width="4.3555in"/>
    </style:style>
    <style:style style:name="co74" style:family="table-column">
      <style:table-column-properties fo:break-before="auto" style:column-width="0.3516in"/>
    </style:style>
    <style:style style:name="co75" style:family="table-column">
      <style:table-column-properties fo:break-before="auto" style:column-width="2.1917in"/>
    </style:style>
    <style:style style:name="co76" style:family="table-column">
      <style:table-column-properties fo:break-before="auto" style:column-width="1.9602in"/>
    </style:style>
    <style:style style:name="co77" style:family="table-column">
      <style:table-column-properties fo:break-before="auto" style:column-width="3.411in"/>
    </style:style>
    <style:style style:name="co78" style:family="table-column">
      <style:table-column-properties fo:break-before="auto" style:column-width="0.3008in"/>
    </style:style>
    <style:style style:name="co79" style:family="table-column">
      <style:table-column-properties fo:break-before="auto" style:column-width="2.5398in"/>
    </style:style>
    <style:style style:name="co80" style:family="table-column">
      <style:table-column-properties fo:break-before="auto" style:column-width="1.0335in"/>
    </style:style>
    <style:style style:name="co81" style:family="table-column">
      <style:table-column-properties fo:break-before="auto" style:column-width="0.3571in"/>
    </style:style>
    <style:style style:name="co82" style:family="table-column">
      <style:table-column-properties fo:break-before="auto" style:column-width="0.6661in"/>
    </style:style>
    <style:style style:name="co83" style:family="table-column">
      <style:table-column-properties fo:break-before="auto" style:column-width="0.9701in"/>
    </style:style>
    <style:style style:name="co84" style:family="table-column">
      <style:table-column-properties fo:break-before="auto" style:column-width="10.4953in"/>
    </style:style>
    <style:style style:name="co85" style:family="table-column">
      <style:table-column-properties fo:break-before="auto" style:column-width="10.839in"/>
    </style:style>
    <style:style style:name="co86" style:family="table-column">
      <style:table-column-properties fo:break-before="auto" style:column-width="0.2138in"/>
    </style:style>
    <style:style style:name="co87" style:family="table-column">
      <style:table-column-properties fo:break-before="auto" style:column-width="2.0472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652in"/>
    </style:style>
    <style:style style:name="co90" style:family="table-column">
      <style:table-column-properties fo:break-before="auto" style:column-width="0.4917in"/>
    </style:style>
    <style:style style:name="co91" style:family="table-column">
      <style:table-column-properties fo:break-before="auto" style:column-width="0.5701in"/>
    </style:style>
    <style:style style:name="co92" style:family="table-column">
      <style:table-column-properties fo:break-before="auto" style:column-width="0.5819in"/>
    </style:style>
    <style:style style:name="co93" style:family="table-column">
      <style:table-column-properties fo:break-before="auto" style:column-width="0.7264in"/>
    </style:style>
    <style:style style:name="co94" style:family="table-column">
      <style:table-column-properties fo:break-before="auto" style:column-width="0.6272in"/>
    </style:style>
    <style:style style:name="co95" style:family="table-column">
      <style:table-column-properties fo:break-before="auto" style:column-width="0.5472in"/>
    </style:style>
    <style:style style:name="co96" style:family="table-column">
      <style:table-column-properties fo:break-before="auto" style:column-width="1.3425in"/>
    </style:style>
    <style:style style:name="co97" style:family="table-column">
      <style:table-column-properties fo:break-before="auto" style:column-width="0.8016in"/>
    </style:style>
    <style:style style:name="co98" style:family="table-column">
      <style:table-column-properties fo:break-before="auto" style:column-width="0.8307in"/>
    </style:style>
    <style:style style:name="co99" style:family="table-column">
      <style:table-column-properties fo:break-before="auto" style:column-width="0.8492in"/>
    </style:style>
    <style:style style:name="co100" style:family="table-column">
      <style:table-column-properties fo:break-before="auto" style:column-width="0.4728in"/>
    </style:style>
    <style:style style:name="co101" style:family="table-column">
      <style:table-column-properties fo:break-before="auto" style:column-width="1.6992in"/>
    </style:style>
    <style:style style:name="co102" style:family="table-column">
      <style:table-column-properties fo:break-before="auto" style:column-width="0.5898in"/>
    </style:style>
    <style:style style:name="co103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07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2244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3in" fo:break-before="auto" style:use-optimal-row-height="true"/>
    </style:style>
    <style:style style:name="ro29" style:family="table-row">
      <style:table-row-properties style:row-height="0.9535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154in" fo:break-before="auto" style:use-optimal-row-height="true"/>
    </style:style>
    <style:style style:name="ro33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413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79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44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0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667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350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5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7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38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4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40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73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7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5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542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46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56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6" style:family="table-cell" style:parent-style-name="Default">
      <style:text-properties style:font-name="Avenir1" fo:font-style="normal" style:font-style-asian="normal" style:font-style-complex="normal"/>
    </style:style>
    <style:style style:name="ce6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3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6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65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68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74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5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852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86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9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1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3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1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07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091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0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27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216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589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260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261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300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7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1742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48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54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755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756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75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5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75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760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76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77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9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98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9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0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02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2029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203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4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47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48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05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0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3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9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96" style:family="table-cell" style:parent-style-name="Default">
      <style:table-cell-properties style:vertical-align="middle"/>
      <style:text-properties style:font-name="Avenir1"/>
    </style:style>
    <style:style style:name="ce2097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98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9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style:vertical-align="middle"/>
      <style:text-properties style:font-name="Avenir6"/>
    </style:style>
    <style:style style:name="ce2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10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1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1" fo:font-weight="bold" style:font-weight-asian="bold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1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211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211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5" style:family="table-cell" style:parent-style-name="Default">
      <style:table-cell-properties fo:background-color="transparent" style:vertical-align="middle"/>
      <style:text-properties style:font-name="Avenir1"/>
    </style:style>
    <style:style style:name="ce1707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122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123" style:family="table-cell" style:parent-style-name="Default">
      <style:table-cell-properties style:vertical-align="middle"/>
      <style:text-properties style:use-window-font-color="true" style:font-name="Avenir1"/>
    </style:style>
    <style:style style:name="ce212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5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126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9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130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131" style:family="table-cell" style:parent-style-name="Default">
      <style:text-properties fo:font-size="8pt" style:font-size-asian="8pt" style:font-size-complex="8pt"/>
    </style:style>
    <style:style style:name="ce21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3" style:family="table-cell" style:parent-style-name="Default">
      <style:table-cell-properties fo:wrap-option="no-wrap" style:vertical-align="middle"/>
    </style:style>
    <style:style style:name="ce2134" style:family="table-cell" style:parent-style-name="Default">
      <style:table-cell-properties fo:wrap-option="wrap" style:vertical-align="middle"/>
    </style:style>
    <style:style style:name="ce2135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136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137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138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139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140" style:family="table-cell" style:parent-style-name="Default" style:data-style-name="N100">
      <style:text-properties style:font-name="Avenir2" fo:font-weight="bold"/>
    </style:style>
    <style:style style:name="ce2141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142" style:family="table-cell" style:parent-style-name="Default" style:data-style-name="N100">
      <style:text-properties style:font-name="Avenir2" fo:font-weight="normal"/>
    </style:style>
    <style:style style:name="ce2143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144" style:family="table-cell" style:parent-style-name="Default" style:data-style-name="N100">
      <style:text-properties fo:color="#ff0000" style:font-name="Avenir2" fo:font-weight="bold"/>
    </style:style>
    <style:style style:name="ce2145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146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147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10pt" fo:font-weight="bold" style:font-size-asian="10pt" style:font-size-complex="10pt"/>
    </style:style>
    <style:style style:name="ce18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2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2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84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852" style:family="table-cell" style:parent-style-name="Default">
      <style:table-cell-properties fo:border="0.06pt solid #000000" style:vertical-align="middle"/>
      <style:text-properties style:font-name="Avenir1"/>
    </style:style>
    <style:style style:name="ce18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8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8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8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877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189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06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300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2"/>
    </style:style>
    <style:style style:name="T24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Arial Unicode MS" style:font-name-complex="Tahoma1"/>
    </style:style>
    <style:style style:name="T4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36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13"/>
        <table:table-column table:style-name="co2" table:default-cell-style-name="ce413"/>
        <table:table-column table:style-name="co3" table:default-cell-style-name="ce413"/>
        <table:table-column table:style-name="co4" table:default-cell-style-name="ce413"/>
        <table:table-column table:style-name="co5" table:default-cell-style-name="ce413"/>
        <table:table-column table:style-name="co6" table:default-cell-style-name="ce413"/>
        <table:table-column table:style-name="co7" table:default-cell-style-name="ce413"/>
        <table:table-column table:style-name="co8" table:number-columns-repeated="2" table:default-cell-style-name="ce413"/>
        <table:table-column table:style-name="co9" table:default-cell-style-name="ce413"/>
        <table:table-column table:style-name="co10" table:default-cell-style-name="ce413"/>
        <table:table-column table:style-name="co11" table:default-cell-style-name="ce413"/>
        <table:table-column table:style-name="co12" table:default-cell-style-name="ce413"/>
        <table:table-column table:style-name="co13" table:default-cell-style-name="ce413"/>
        <table:table-column table:style-name="co14" table:default-cell-style-name="ce41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6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7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7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41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7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2"/>
          <table:covered-table-cell table:style-name="Default"/>
          <table:table-cell table:style-name="ce202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47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7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4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47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Harcmodor képzettségek</text:p>
          </table:table-cell>
          <table:table-cell table:style-name="ce647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647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7" table:content-validation-name="val71" office:value-type="string" calcext:value-type="string">
            <text:p>Primer világi képzettség</text:p>
          </table:table-cell>
          <table:table-cell table:style-name="ce647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Harci Fortélyok</text:p>
          </table:table-cell>
          <table:table-cell table:style-name="ce647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4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7" office:value-type="string" calcext:value-type="string">
            <text:p>Misztikus fortélyok</text:p>
          </table:table-cell>
          <table:table-cell table:style-name="ce647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1" table:content-validation-name="val44" table:formula="of:=[$Fortélylista.B71]" office:value-type="float" office:value="3" calcext:value-type="float">
            <text:p>3</text:p>
          </table:table-cell>
          <table:table-cell table:style-name="ce261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1" table:content-validation-name="val45" table:formula="of:=[$Fortélylista.B66]" office:value-type="float" office:value="4" calcext:value-type="float">
            <text:p>4</text:p>
          </table:table-cell>
          <table:table-cell table:style-name="ce261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0" table:content-validation-name="val32"/>
          <table:table-cell table:style-name="ce343"/>
          <table:table-cell table:style-name="ce375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1" table:content-validation-name="val46" table:formula="of:=[$Fortélylista.B63]" office:value-type="float" office:value="3" calcext:value-type="float">
            <text:p>3</text:p>
          </table:table-cell>
          <table:table-cell table:style-name="ce261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0" table:content-validation-name="val73"/>
          <table:table-cell table:style-name="ce343"/>
          <table:table-cell table:style-name="ce375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1" table:content-validation-name="val47" table:formula="of:=[$Fortélylista.B64]" office:value-type="float" office:value="2" calcext:value-type="float">
            <text:p>2</text:p>
          </table:table-cell>
          <table:table-cell table:style-name="ce261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0" table:content-validation-name="val34"/>
          <table:table-cell table:style-name="ce343"/>
          <table:table-cell table:style-name="ce375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1" table:content-validation-name="val48" table:formula="of:=[$Fortélylista.B70]" office:value-type="float" office:value="2" calcext:value-type="float">
            <text:p>2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0" table:content-validation-name="val35"/>
          <table:table-cell table:style-name="ce343"/>
          <table:table-cell table:style-name="ce375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1" table:content-validation-name="val49" table:formula="of:=[$Fortélylista.B67]" office:value-type="float" office:value="3" calcext:value-type="float">
            <text:p>3</text:p>
          </table:table-cell>
          <table:table-cell table:style-name="ce261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1" table:content-validation-name="val50" table:formula="of:=[$Fortélylista.B68]" office:value-type="float" office:value="1" calcext:value-type="float">
            <text:p>1</text:p>
          </table:table-cell>
          <table:table-cell table:style-name="ce261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0"/>
          <table:table-cell table:style-name="ce343"/>
          <table:table-cell table:style-name="ce375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4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79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4" table:content-validation-name="val53" office:value-type="float" office:value="5" calcext:value-type="float">
            <text:p>5</text:p>
          </table:table-cell>
          <table:table-cell table:style-name="ce276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4" table:content-validation-name="val53" office:value-type="float" office:value="1" calcext:value-type="float">
            <text:p>1</text:p>
          </table:table-cell>
          <table:table-cell table:style-name="ce276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87" table:number-columns-spanned="9" table:number-rows-spanned="1"/>
          <table:covered-table-cell/>
          <table:covered-table-cell table:style-name="ce737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49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9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3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content-validation-name="val89" table:number-columns-spanned="3" table:number-rows-spanned="1"/>
          <table:covered-table-cell table:style-name="ce50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4" table:content-validation-name="val75"/>
          <table:table-cell table:style-name="ce417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1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10" table:number-columns-spanned="3" table:number-rows-spanned="1"/>
          <table:covered-table-cell table:style-name="ce51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3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7" table:content-validation-name="val76" table:number-columns-spanned="4" table:number-rows-spanned="1"/>
          <table:covered-table-cell table:style-name="ce422" table:content-validation-name="val76"/>
          <table:covered-table-cell table:style-name="ce407" table:content-validation-name="val76"/>
          <table:covered-table-cell table:style-name="ce417" table:content-validation-name="val76"/>
          <table:table-cell table:style-name="ce424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87" table:number-columns-spanned="5" table:number-rows-spanned="1"/>
          <table:covered-table-cell table:number-columns-repeated="4" table:style-name="ce547"/>
          <table:table-cell table:style-name="ce20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1">
          <table:table-cell table:style-name="ce394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3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08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6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39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8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7" table:content-validation-name="val5"/>
          <table:table-cell table:style-name="ce424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1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5" table:content-validation-name="val5"/>
          <table:table-cell table:style-name="ce644" table:number-columns-spanned="2" table:number-rows-spanned="1"/>
          <table:covered-table-cell table:style-name="ce670"/>
          <table:table-cell table:style-name="ce518" table:content-validation-name="val91" table:number-columns-spanned="2" table:number-rows-spanned="1"/>
          <table:covered-table-cell table:style-name="ce518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7"/>
          <table:covered-table-cell table:style-name="ce409"/>
          <table:table-cell table:style-name="ce417" table:content-validation-name="val85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4"/>
          <table:covered-table-cell table:style-name="ce399"/>
          <table:table-cell table:style-name="ce417" table:content-validation-name="val86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7" table:content-validation-name="val78" table:number-columns-spanned="4" table:number-rows-spanned="1"/>
          <table:covered-table-cell table:number-columns-repeated="2" table:style-name="ce417" table:content-validation-name="val78"/>
          <table:covered-table-cell table:style-name="ce409" table:content-validation-name="val78"/>
          <table:table-cell table:style-name="ce417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6"/>
        <table:table-column table:style-name="co25" table:default-cell-style-name="ce606"/>
        <table:table-column table:style-name="co26" table:default-cell-style-name="ce606"/>
        <table:table-column table:style-name="co27" table:default-cell-style-name="ce606"/>
        <table:table-column table:style-name="co28" table:default-cell-style-name="ce606"/>
        <table:table-column table:style-name="co29" table:default-cell-style-name="ce606"/>
        <table:table-column table:style-name="co28" table:number-columns-repeated="3" table:default-cell-style-name="ce606"/>
        <table:table-column table:style-name="co30" table:default-cell-style-name="ce606"/>
        <table:table-column table:style-name="co14" table:default-cell-style-name="ce606"/>
        <table:table-column table:style-name="co31" table:default-cell-style-name="ce606"/>
        <table:table-column table:style-name="co32" table:default-cell-style-name="ce606"/>
        <table:table-column table:style-name="co33" table:default-cell-style-name="ce606"/>
        <table:table-column table:style-name="co34" table:default-cell-style-name="ce606"/>
        <table:table-column table:style-name="co35" table:default-cell-style-name="ce894"/>
        <table:table-column table:style-name="co36" table:default-cell-style-name="ce909"/>
        <table:table-column table:style-name="co37" table:default-cell-style-name="ce606"/>
        <table:table-column table:style-name="co37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2"/>
          <table:covered-table-cell table:number-columns-repeated="5" table:style-name="ce613"/>
          <table:covered-table-cell table:number-columns-repeated="2" table:style-name="ce542"/>
          <table:table-cell table:style-name="ce54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4">
          <table:table-cell table:style-name="ce542"/>
          <table:table-cell table:style-name="ce542" table:number-columns-spanned="6" table:number-rows-spanned="1"/>
          <table:covered-table-cell table:number-columns-repeated="5" table:style-name="ce542"/>
          <table:table-cell table:style-name="ce542" table:number-columns-repeated="3"/>
          <table:table-cell table:style-name="ce951" table:number-columns-spanned="5" table:number-rows-spanned="1"/>
          <table:covered-table-cell table:number-columns-repeated="3" table:style-name="ce542"/>
          <table:covered-table-cell table:style-name="ce1168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31"/>
          <table:table-cell table:style-name="ce608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8" table:content-validation-name="val131" office:value-type="string" calcext:value-type="string">
            <text:p>Módosítók</text:p>
          </table:table-cell>
          <table:table-cell table:style-name="ce608" table:content-validation-name="val139" office:value-type="string" calcext:value-type="string">
            <text:p>Összesen</text:p>
          </table:table-cell>
          <table:table-cell table:style-name="ce542"/>
          <table:table-cell table:style-name="ce707" office:value-type="string" calcext:value-type="string" table:number-columns-spanned="2" table:number-rows-spanned="1">
            <text:p>Összesen felvett HM:</text:p>
          </table:table-cell>
          <table:covered-table-cell table:style-name="ce542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542"/>
          <table:table-cell table:style-name="ce952" office:value-type="string" calcext:value-type="string">
            <text:p>Távolság (m)</text:p>
          </table:table-cell>
          <table:table-cell table:style-name="ce785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9" table:content-validation-name="val120" office:value-type="float" office:value="10" calcext:value-type="float">
            <text:p>10</text:p>
          </table:table-cell>
          <table:table-cell table:style-name="ce679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7" table:content-validation-name="val140" table:formula="of:=[.C4]+[.D4]" office:value-type="float" office:value="15" calcext:value-type="float">
            <text:p>15</text:p>
          </table:table-cell>
          <table:table-cell table:style-name="ce542"/>
          <table:table-cell table:style-name="ce707" office:value-type="string" calcext:value-type="string" table:number-columns-spanned="2" table:number-rows-spanned="1">
            <text:p>Max felvehető HM:</text:p>
          </table:table-cell>
          <table:covered-table-cell table:style-name="ce542"/>
          <table:table-cell table:style-name="ce915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2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9" table:content-validation-name="val120" office:value-type="float" office:value="20" calcext:value-type="float">
            <text:p>20</text:p>
          </table:table-cell>
          <table:table-cell table:style-name="ce679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47" table:content-validation-name="val141" table:formula="of:=[.C5]+[.B5]+[.D5]" office:value-type="float" office:value="20" calcext:value-type="float">
            <text:p>20</text:p>
          </table:table-cell>
          <table:table-cell table:style-name="ce542" table:number-columns-repeated="5"/>
          <table:table-cell table:style-name="ce960"/>
          <table:table-cell table:style-name="ce617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9" table:content-validation-name="val120" office:value-type="float" office:value="120" calcext:value-type="float">
            <text:p>120</text:p>
          </table:table-cell>
          <table:table-cell table:style-name="ce679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47" table:content-validation-name="val142" table:formula="of:=[.C6]+[.B6]+[.D6]" office:value-type="float" office:value="120" calcext:value-type="float">
            <text:p>120</text:p>
          </table:table-cell>
          <table:table-cell table:style-name="ce54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542" table:number-columns-repeated="6"/>
          <table:table-cell table:style-name="ce707" office:value-type="string" calcext:value-type="string" table:number-columns-spanned="2" table:number-rows-spanned="1">
            <text:p>Össz felvett CM:</text:p>
          </table:table-cell>
          <table:covered-table-cell table:style-name="ce542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2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078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9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47" table:content-validation-name="val143" table:formula="of:=[.C8]+[.B8]+[.D8]" office:value-type="float" office:value="-30" calcext:value-type="float">
            <text:p>-30</text:p>
          </table:table-cell>
          <table:table-cell table:style-name="ce542"/>
          <table:table-cell table:style-name="ce707" office:value-type="string" calcext:value-type="string" table:number-columns-spanned="2" table:number-rows-spanned="1">
            <text:p>Max felvehető CM:</text:p>
          </table:table-cell>
          <table:covered-table-cell table:style-name="ce542"/>
          <table:table-cell table:style-name="ce915" table:content-validation-name="val171" table:formula="of:=[Data.C22]*[Alapértékek.$D$8]" office:value-type="float" office:value="20" calcext:value-type="float">
            <text:p>20 HM</text:p>
          </table:table-cell>
          <table:table-cell table:style-name="ce54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spanned="9" table:number-rows-spanned="1"/>
          <table:covered-table-cell table:number-columns-repeated="5" table:style-name="ce613"/>
          <table:covered-table-cell table:number-columns-repeated="3" table:style-name="ce542"/>
          <table:table-cell table:style-name="ce54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82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2"/>
          <table:table-cell table:style-name="ce707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542"/>
          <table:table-cell table:style-name="ce707" office:value-type="string" calcext:value-type="string" table:number-columns-spanned="2" table:number-rows-spanned="1">
            <text:p>Átlag HM</text:p>
          </table:table-cell>
          <table:covered-table-cell table:style-name="ce542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54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6"/>
          <table:table-cell table:style-name="ce546" table:number-columns-spanned="6" table:number-rows-spanned="1"/>
          <table:covered-table-cell table:number-columns-repeated="5" table:style-name="ce546"/>
          <table:table-cell table:style-name="ce546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78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46"/>
          <table:table-cell table:number-columns-repeated="23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0" table:content-validation-name="val122" office:value-type="string" calcext:value-type="string">
            <text:p>Szint</text:p>
          </table:table-cell>
          <table:table-cell table:style-name="ce680" office:value-type="string" calcext:value-type="string">
            <text:p>KÉ</text:p>
          </table:table-cell>
          <table:table-cell table:style-name="ce680" office:value-type="string" calcext:value-type="string">
            <text:p>TÉ/CÉ</text:p>
          </table:table-cell>
          <table:table-cell table:style-name="ce680" office:value-type="string" calcext:value-type="string">
            <text:p>VÉ</text:p>
          </table:table-cell>
          <table:table-cell table:style-name="ce680" table:content-validation-name="val156" office:value-type="string" calcext:value-type="string">
            <text:p>Harckeret</text:p>
          </table:table-cell>
          <table:table-cell table:style-name="ce68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82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091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82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091"/>
          <table:covered-table-cell table:style-name="ce676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091" table:number-columns-repeated="2"/>
          <table:table-cell table:style-name="ce373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42"/>
          <table:table-cell table:number-columns-repeated="238"/>
        </table:table-row>
        <table:table-row table:style-name="ro10">
          <table:table-cell table:style-name="ce546" table:number-columns-spanned="9" table:number-rows-spanned="1"/>
          <table:covered-table-cell table:number-columns-repeated="7" table:style-name="ce546"/>
          <table:covered-table-cell table:style-name="ce925"/>
          <table:table-cell table:style-name="ce546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46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55" table:content-validation-name="val94" office:value-type="string" calcext:value-type="string">
            <text:p>Távolsági 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Hatótáv + Komment</text:p>
          </table:table-cell>
          <table:covered-table-cell table:style-name="ce617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56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3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56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3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8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3"/>
          <table:covered-table-cell table:number-columns-repeated="5" table:style-name="ce580"/>
          <table:covered-table-cell table:style-name="ce623"/>
          <table:covered-table-cell table:style-name="ce81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2">
          <table:table-cell table:style-name="ce555" table:content-validation-name="val5" office:value-type="string" calcext:value-type="string">
            <text:p>Fegyver</text:p>
          </table:table-cell>
          <table:table-cell table:style-name="ce619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Komment</text:p>
          </table:table-cell>
          <table:covered-table-cell table:style-name="ce617"/>
          <table:table-cell table:style-name="ce546"/>
          <table:table-cell table:style-name="ce840"/>
          <table:table-cell/>
          <table:table-cell table:style-name="Default" table:number-columns-repeated="5"/>
          <table:table-cell table:style-name="ce542"/>
          <table:table-cell table:number-columns-repeated="238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3;0);[Data.$C$32])" office:value-type="float" office:value="6" calcext:value-type="float">
            <text:p>6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643" table:content-validation-name="val159" table:formula="of:=(VLOOKUP([.$A30];kezifegyverek_all;3;0)+([.$C30]*[Data.$V$6])+[Data.$C$34])&amp;&quot; &quot;&amp;VLOOKUP([.$A30];kezifegyverek_all;5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6" table:content-validation-name="val97" office:value-type="string" calcext:value-type="string">
            <text:p>Kard, hiequar</text:p>
          </table:table-cell>
          <table:table-cell table:style-name="ce512" table:content-validation-name="val108" table:formula="of:=IFNA(VLOOKUP([.$A31];kezifegyverek_all;13;0);[Data.$C$32])" office:value-type="float" office:value="7" calcext:value-type="float">
            <text:p>7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10;0)+[.$C31]*[Data.$S$6];[Data.$C$32])" office:value-type="float" office:value="4" calcext:value-type="float">
            <text:p>4</text:p>
          </table:table-cell>
          <table:table-cell table:style-name="ce643" table:content-validation-name="val107" table:formula="of:=IFERROR(VLOOKUP([.$A31];kezifegyverek_all;11;0)+[.$C31]*[Data.$S$6];[Data.$C$32])" office:value-type="float" office:value="12" calcext:value-type="float">
            <text:p>12</text:p>
          </table:table-cell>
          <table:table-cell table:style-name="ce643" table:content-validation-name="val107" table:formula="of:=IFERROR(VLOOKUP([.$A31];kezifegyverek_all;12;0)+[.$C31]*[Data.$S$6];[Data.$C$32])" office:value-type="float" office:value="8" calcext:value-type="float">
            <text:p>8</text:p>
          </table:table-cell>
          <table:table-cell table:style-name="ce643" table:content-validation-name="val160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5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4 S/V" calcext:value-type="string">
            <text:p>4 S/V</text:p>
          </table:table-cell>
          <table:table-cell table:style-name="ce852" table:content-validation-name="val5" table:formula="of:=COM.MICROSOFT.CONCAT(IF(VLOOKUP([.$A31];kezifegyverek_all;7;0)=1;&quot;MK szabály!&quot;;&quot;&quot;); VLOOKUP([.$A31];kezifegyverek_all;14;0)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6" table:content-validation-name="val97" office:value-type="string" calcext:value-type="string">
            <text:p>Kard, másfélkezes 2K</text:p>
          </table:table-cell>
          <table:table-cell table:style-name="ce512" table:content-validation-name="val108" table:formula="of:=IFNA(VLOOKUP([.$A32];kezifegyverek_all;13;0);[Data.$C$32])" office:value-type="float" office:value="8" calcext:value-type="float">
            <text:p>8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10;0)+[.$C32]*[Data.$S$6];[Data.$C$32])" office:value-type="float" office:value="8" calcext:value-type="float">
            <text:p>8</text:p>
          </table:table-cell>
          <table:table-cell table:style-name="ce643" table:content-validation-name="val107" table:formula="of:=IFERROR(VLOOKUP([.$A32];kezifegyverek_all;11;0)+[.$C32]*[Data.$S$6];[Data.$C$32])" office:value-type="float" office:value="16" calcext:value-type="float">
            <text:p>16</text:p>
          </table:table-cell>
          <table:table-cell table:style-name="ce643" table:content-validation-name="val107" table:formula="of:=IFERROR(VLOOKUP([.$A32];kezifegyverek_all;12;0)+[.$C32]*[Data.$S$6];[Data.$C$32])" office:value-type="float" office:value="16" calcext:value-type="float">
            <text:p>16</text:p>
          </table:table-cell>
          <table:table-cell table:style-name="ce643" table:content-validation-name="val160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5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5 V/S" calcext:value-type="string">
            <text:p>5 V/S</text:p>
          </table:table-cell>
          <table:table-cell table:style-name="ce852" table:formula="of:=COM.MICROSOFT.CONCAT(IF(VLOOKUP([.$A32];kezifegyverek_all;7;0)=1;&quot;MK szabály!&quot;;&quot;&quot;); VLOOKUP([.$A32];kezifegyverek_all;14;0)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6" table:content-validation-name="val97" office:value-type="string" calcext:value-type="string">
            <text:p>Kard, lovag</text:p>
          </table:table-cell>
          <table:table-cell table:style-name="ce512" table:content-validation-name="val108" table:formula="of:=IFNA(VLOOKUP([.$A33];kezifegyverek_all;13;0);[Data.$C$32])" office:value-type="float" office:value="8" calcext:value-type="float">
            <text:p>8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10;0)+[.$C33]*[Data.$S$6];[Data.$C$32])" office:value-type="float" office:value="7" calcext:value-type="float">
            <text:p>7</text:p>
          </table:table-cell>
          <table:table-cell table:style-name="ce643" table:content-validation-name="val107" table:formula="of:=IFERROR(VLOOKUP([.$A33];kezifegyverek_all;11;0)+[.$C33]*[Data.$S$6];[Data.$C$32])" office:value-type="float" office:value="15" calcext:value-type="float">
            <text:p>15</text:p>
          </table:table-cell>
          <table:table-cell table:style-name="ce643" table:content-validation-name="val107" table:formula="of:=IFERROR(VLOOKUP([.$A33];kezifegyverek_all;12;0)+[.$C33]*[Data.$S$6];[Data.$C$32])" office:value-type="float" office:value="12" calcext:value-type="float">
            <text:p>12</text:p>
          </table:table-cell>
          <table:table-cell table:style-name="ce643" table:content-validation-name="val160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5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6/8 V/S" calcext:value-type="string">
            <text:p>6/8 V/S</text:p>
          </table:table-cell>
          <table:table-cell table:style-name="ce852" table:formula="of:=COM.MICROSOFT.CONCAT(IF(VLOOKUP([.$A33];kezifegyverek_all;7;0)=1;&quot;MK szabály!&quot;;&quot;&quot;); VLOOKUP([.$A33];kezifegyverek_all;14;0))" office:value-type="string" office:string-value="kardvívás" calcext:value-type="string" table:number-columns-spanned="2" table:number-rows-spanned="1">
            <text:p>kardvívás</text:p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5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2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5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2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11">
          <table:table-cell table:style-name="ce556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643" table:content-validation-name="val160" table:formula="of:=IF(ISNUMBER(VLOOKUP([.$A36];kezifegyverek_all;3;0));     VLOOKUP([.$A36];kezifegyverek_all;3;0) + [Data.$C$34] + ([.$C36] * [Data.$V$6]) &amp;     IF(VLOOKUP([.$A36];kezifegyverek_all;6;0) = 1;         &quot;/&quot; &amp; (VLOOKUP([.$A36];kezifegyverek_all;3;0) + [Data.$C$34] + ([.$C36] * [Data.$V$6]) + 2);     &quot;&quot;) &amp; &quot; &quot; &amp;     VLOOKUP([.$A36];kezifegyverek_all;5;0) &amp;     IF(AND(ISNUMBER(VLOOKUP([.$A36];kezifegyverek_all;5;0)); VLOOKUP([.$A36];kezifegyverek_all;5;0) &gt; 0);         &quot; +&quot; &amp; VLOOKUP([.$A3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52" table:formula="of:=COM.MICROSOFT.CONCAT(IF(VLOOKUP([.$A36];kezifegyverek_all;7;0)=1;&quot;MK szabály!&quot;;&quot;&quot;); VLOOKUP([.$A36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62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2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562" table:number-columns-spanned="2" table:number-rows-spanned="1"/>
          <table:covered-table-cell table:style-name="ce562"/>
          <table:table-cell table:style-name="ce969"/>
          <table:table-cell table:style-name="Default" table:number-columns-repeated="3"/>
          <table:table-cell/>
          <table:table-cell table:style-name="ce613" table:number-columns-repeated="2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3"/>
          <table:covered-table-cell/>
          <table:covered-table-cell table:style-name="ce542"/>
          <table:covered-table-cell table:style-name="ce794"/>
          <table:table-cell table:style-name="ce542"/>
          <table:table-cell table:style-name="Default" table:number-columns-repeated="3"/>
          <table:table-cell table:style-name="ce542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3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3" table:content-validation-name="val109"/>
          <table:table-cell table:style-name="ce619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1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6)" calcext:value-type="string" table:number-columns-spanned="2" table:number-rows-spanned="1">
            <text:p>Puszta kéz (6)</text:p>
          </table:table-cell>
          <table:covered-table-cell table:style-name="ce523" table:content-validation-name="val109"/>
          <table:table-cell table:style-name="ce689" table:content-validation-name="val128" table:formula="of:=IF(ISNUMBER(VLOOKUP([.$A30];kezifegyverek_all;13;0));1+ROUNDDOWN(VLOOKUP(VLOOKUP([.$A30];kezifegyverek_all;14;0);harcmodor_harcertekek;7;0)/VLOOKUP([.$A30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4;0));harcmodor_harcertekek;4;0)));&quot;nincs harcm&quot;;(VLOOKUP((VLOOKUP([.$A30];kezifegyverek_all;14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4;0));harcmodor_harcertekek;5;0)));&quot;nincs harcm&quot;;(VLOOKUP((VLOOKUP([.$A30];kezifegyverek_all;14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4;0));harcmodor_harcertekek;6;0)));&quot;nincs harcm&quot;;(VLOOKUP((VLOOKUP([.$A30];kezifegyverek_all;14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860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Kard, hiequar (7)" calcext:value-type="string" table:number-columns-spanned="2" table:number-rows-spanned="1">
            <text:p>Kard, hiequar (7)</text:p>
          </table:table-cell>
          <table:covered-table-cell table:style-name="ce524" table:content-validation-name="val100"/>
          <table:table-cell table:style-name="ce689" table:content-validation-name="val128" table:formula="of:=IF(ISNUMBER(VLOOKUP([.$A31];kezifegyverek_all;13;0));1+ROUNDDOWN(VLOOKUP(VLOOKUP([.$A31];kezifegyverek_all;14;0);harcmodor_harcertekek;7;0)/VLOOKUP([.$A31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1]);IF(ISNA((VLOOKUP((VLOOKUP([.$A31];kezifegyverek_all;14;0));harcmodor_harcertekek;4;0)));&quot;nincs harcm&quot;;(VLOOKUP((VLOOKUP([.$A31];kezifegyverek_all;14;0));harcmodor_harcertekek;4;0)+[.$D31]));[Data.$C$32])" office:value-type="float" office:value="-1" calcext:value-type="float">
            <text:p>-1</text:p>
          </table:table-cell>
          <table:table-cell table:style-name="ce1113" table:content-validation-name="val136" table:formula="of:=IF(ISNUMBER([.E31]);IF(ISNA((VLOOKUP((VLOOKUP([.$A31];kezifegyverek_all;14;0));harcmodor_harcertekek;5;0)));&quot;nincs harcm&quot;;(VLOOKUP((VLOOKUP([.$A31];kezifegyverek_all;14;0));harcmodor_harcertekek;5;0)+[.$E31]));[Data.$C$32])" office:value-type="float" office:value="2" calcext:value-type="float">
            <text:p>2</text:p>
          </table:table-cell>
          <table:table-cell table:style-name="ce1151" table:content-validation-name="val136" table:formula="of:=IF(ISNUMBER([.F31]);IF(ISNA((VLOOKUP((VLOOKUP([.$A31];kezifegyverek_all;14;0));harcmodor_harcertekek;6;0)));&quot;nincs harcm&quot;;(VLOOKUP((VLOOKUP([.$A31];kezifegyverek_all;14;0));harcmodor_harcertekek;6;0)+[.$F31]));[Data.$C$32])" office:value-type="float" office:value="98" calcext:value-type="float">
            <text:p>98</text:p>
          </table:table-cell>
          <table:table-cell table:style-name="ce689" table:content-validation-name="val160" table:formula="of:=[.G31]" office:value-type="string" office:string-value="4 S/V" calcext:value-type="string">
            <text:p>4 S/V</text:p>
          </table:table-cell>
          <table:table-cell table:style-name="ce93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Kard, másfélkezes 2K (8)" calcext:value-type="string" table:number-columns-spanned="2" table:number-rows-spanned="1">
            <text:p>Kard, másfélkezes 2K (8)</text:p>
          </table:table-cell>
          <table:covered-table-cell table:style-name="ce525" table:content-validation-name="val100"/>
          <table:table-cell table:style-name="ce689" table:content-validation-name="val128" table:formula="of:=IF(ISNUMBER(VLOOKUP([.$A32];kezifegyverek_all;13;0));1+ROUNDDOWN(VLOOKUP(VLOOKUP([.$A32];kezifegyverek_all;14;0);harcmodor_harcertekek;7;0)/VLOOKUP([.$A32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2]);IF(ISNA((VLOOKUP((VLOOKUP([.$A32];kezifegyverek_all;14;0));harcmodor_harcertekek;4;0)));&quot;nincs harcm&quot;;(VLOOKUP((VLOOKUP([.$A32];kezifegyverek_all;14;0));harcmodor_harcertekek;4;0)+[.$D32]));[Data.$C$32])" office:value-type="float" office:value="3" calcext:value-type="float">
            <text:p>3</text:p>
          </table:table-cell>
          <table:table-cell table:style-name="ce1113" table:content-validation-name="val136" table:formula="of:=IF(ISNUMBER([.E32]);IF(ISNA((VLOOKUP((VLOOKUP([.$A32];kezifegyverek_all;14;0));harcmodor_harcertekek;5;0)));&quot;nincs harcm&quot;;(VLOOKUP((VLOOKUP([.$A32];kezifegyverek_all;14;0));harcmodor_harcertekek;5;0)+[.$E32]));[Data.$C$32])" office:value-type="float" office:value="6" calcext:value-type="float">
            <text:p>6</text:p>
          </table:table-cell>
          <table:table-cell table:style-name="ce1151" table:content-validation-name="val136" table:formula="of:=IF(ISNUMBER([.F32]);IF(ISNA((VLOOKUP((VLOOKUP([.$A32];kezifegyverek_all;14;0));harcmodor_harcertekek;6;0)));&quot;nincs harcm&quot;;(VLOOKUP((VLOOKUP([.$A32];kezifegyverek_all;14;0));harcmodor_harcertekek;6;0)+[.$F32]));[Data.$C$32])" office:value-type="float" office:value="106" calcext:value-type="float">
            <text:p>106</text:p>
          </table:table-cell>
          <table:table-cell table:style-name="ce689" table:content-validation-name="val160" table:formula="of:=[.G32]" office:value-type="string" office:string-value="5 V/S" calcext:value-type="string">
            <text:p>5 V/S</text:p>
          </table:table-cell>
          <table:table-cell table:style-name="ce860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2"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Kard, lovag (8)" calcext:value-type="string" table:number-columns-spanned="2" table:number-rows-spanned="1">
            <text:p>Kard, lovag (8)</text:p>
          </table:table-cell>
          <table:covered-table-cell table:style-name="ce525" table:content-validation-name="val100"/>
          <table:table-cell table:style-name="ce689" table:content-validation-name="val128" table:formula="of:=IF(ISNUMBER(VLOOKUP([.$A33];kezifegyverek_all;13;0));1+ROUNDDOWN(VLOOKUP(VLOOKUP([.$A33];kezifegyverek_all;14;0);harcmodor_harcertekek;7;0)/VLOOKUP([.$A33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3]);IF(ISNA((VLOOKUP((VLOOKUP([.$A33];kezifegyverek_all;14;0));harcmodor_harcertekek;4;0)));&quot;nincs harcm&quot;;(VLOOKUP((VLOOKUP([.$A33];kezifegyverek_all;14;0));harcmodor_harcertekek;4;0)+[.$D33]));[Data.$C$32])" office:value-type="float" office:value="2" calcext:value-type="float">
            <text:p>2</text:p>
          </table:table-cell>
          <table:table-cell table:style-name="ce1113" table:content-validation-name="val136" table:formula="of:=IF(ISNUMBER([.E33]);IF(ISNA((VLOOKUP((VLOOKUP([.$A33];kezifegyverek_all;14;0));harcmodor_harcertekek;5;0)));&quot;nincs harcm&quot;;(VLOOKUP((VLOOKUP([.$A33];kezifegyverek_all;14;0));harcmodor_harcertekek;5;0)+[.$E33]));[Data.$C$32])" office:value-type="float" office:value="5" calcext:value-type="float">
            <text:p>5</text:p>
          </table:table-cell>
          <table:table-cell table:style-name="ce1151" table:content-validation-name="val136" table:formula="of:=IF(ISNUMBER([.F33]);IF(ISNA((VLOOKUP((VLOOKUP([.$A33];kezifegyverek_all;14;0));harcmodor_harcertekek;6;0)));&quot;nincs harcm&quot;;(VLOOKUP((VLOOKUP([.$A33];kezifegyverek_all;14;0));harcmodor_harcertekek;6;0)+[.$F33]));[Data.$C$32])" office:value-type="float" office:value="102" calcext:value-type="float">
            <text:p>102</text:p>
          </table:table-cell>
          <table:table-cell table:style-name="ce689" table:content-validation-name="val160" table:formula="of:=[.G33]" office:value-type="string" office:string-value="6/8 V/S" calcext:value-type="string">
            <text:p>6/8 V/S</text:p>
          </table:table-cell>
          <table:table-cell table:style-name="ce860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689" table:content-validation-name="val160" table:formula="of:=[.G34]" office:value-type="string" office:string-value="N/A" calcext:value-type="string">
            <text:p>N/A</text:p>
          </table:table-cell>
          <table:table-cell table:style-name="ce860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4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689" table:content-validation-name="val160" table:formula="of:=[.G35]" office:value-type="string" office:string-value="N/A" calcext:value-type="string">
            <text:p>N/A</text:p>
          </table:table-cell>
          <table:table-cell table:style-name="ce860" table:number-columns-spanned="2" table:number-rows-spanned="1"/>
          <table:covered-table-cell table:style-name="ce977"/>
          <table:table-cell table:style-name="Default" table:number-columns-repeated="8"/>
          <table:table-cell table:style-name="ce542"/>
          <table:table-cell table:number-columns-repeated="238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689" table:content-validation-name="val160" table:formula="of:=[.G36]" office:value-type="string" office:string-value="N/A" calcext:value-type="string">
            <text:p>N/A</text:p>
          </table:table-cell>
          <table:table-cell table:style-name="ce860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8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8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60"/>
          <table:table-cell table:style-name="ce54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54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2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1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1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6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53"/>
          <table:table-cell table:style-name="ce756" table:content-validation-name="val127" office:value-type="string" calcext:value-type="string">
            <text:p>Tám/kör</text:p>
          </table:table-cell>
          <table:table-cell table:style-name="ce756" office:value-type="string" calcext:value-type="string">
            <text:p>KÉ</text:p>
          </table:table-cell>
          <table:table-cell table:style-name="ce756" office:value-type="string" calcext:value-type="string">
            <text:p>TÉ</text:p>
          </table:table-cell>
          <table:table-cell table:style-name="ce756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Elsődleges fegyver</text:p>
          </table:table-cell>
          <table:table-cell table:style-name="ce648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5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90" table:content-validation-name="val101" office:value-type="string" calcext:value-type="string">
            <text:p><text:s text:c="3"/>Másodlagos fegyver</text:p>
          </table:table-cell>
          <table:table-cell table:style-name="ce648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2" office:value-type="string" calcext:value-type="string">
            <text:p>KÉ</text:p>
          </table:table-cell>
          <table:table-cell table:style-name="ce1120" office:value-type="string" calcext:value-type="string">
            <text:p>TÉ</text:p>
          </table:table-cell>
          <table:table-cell table:style-name="ce1120" office:value-type="string" calcext:value-type="string">
            <text:p>VÉ</text:p>
          </table:table-cell>
          <table:table-cell table:style-name="ce1154" office:value-type="string" calcext:value-type="string">
            <text:p>SP</text:p>
          </table:table-cell>
          <table:table-cell table:style-name="ce1154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7" table:number-columns-repeated="2"/>
          <table:table-cell table:style-name="ce633"/>
          <table:table-cell table:style-name="ce617"/>
          <table:table-cell table:style-name="ce633" table:number-columns-repeated="3"/>
          <table:table-cell table:style-name="ce973"/>
          <table:table-cell table:style-name="ce546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style-name="ce542"/>
          <table:table-cell table:number-columns-repeated="238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4"/>
          <table:table-cell table:style-name="ce704"/>
          <table:table-cell table:style-name="ce761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1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2"/>
          <table:table-cell table:style-name="ce863"/>
          <table:table-cell table:style-name="ce878" table:number-columns-repeated="2"/>
          <table:table-cell table:style-name="ce885"/>
          <table:table-cell table:style-name="ce1154"/>
          <table:table-cell table:style-name="ce900"/>
          <table:table-cell table:style-name="ce54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1089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53" table:number-columns-spanned="2" table:number-rows-spanned="1"/>
          <table:covered-table-cell table:style-name="ce653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02" office:value-type="string" calcext:value-type="string">
            <text:p>KÉ</text:p>
          </table:table-cell>
          <table:table-cell table:style-name="ce1120" office:value-type="string" calcext:value-type="string">
            <text:p>TÉ</text:p>
          </table:table-cell>
          <table:table-cell table:style-name="ce1120" office:value-type="string" calcext:value-type="string">
            <text:p>VÉ</text:p>
          </table:table-cell>
          <table:table-cell table:style-name="ce1154" office:value-type="string" calcext:value-type="string">
            <text:p>SP</text:p>
          </table:table-cell>
          <table:table-cell table:style-name="ce1154" office:value-type="string" calcext:value-type="string">
            <text:p>Pengehossz</text:p>
          </table:table-cell>
          <table:table-cell table:style-name="ce900"/>
          <table:table-cell table:style-name="ce54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2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0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0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4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5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2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127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127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127" table:content-validation-name="val186" table:formula="of:=IF([.$B$57]&gt;0;[.O$64];0)" office:value-type="float" office:value="0" calcext:value-type="float">
            <text:p>0</text:p>
          </table:table-cell>
          <table:table-cell table:style-name="ce1127" table:formula="of:=[.P64]" office:value-type="float" office:value="0" calcext:value-type="float">
            <text:p>0</text:p>
          </table:table-cell>
          <table:table-cell table:style-name="ce907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3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5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5" office:value-type="string" calcext:value-type="string">
            <text:p>Szúró</text:p>
          </table:table-cell>
          <table:table-cell table:style-name="ce70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5" table:content-validation-name="val119" table:number-columns-spanned="2" table:number-rows-spanned="1"/>
          <table:covered-table-cell table:style-name="ce665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2" table:number-columns-repeated="2"/>
          <table:table-cell table:style-name="ce1089" table:number-columns-repeated="3"/>
          <table:table-cell table:style-name="ce1175"/>
          <table:table-cell table:style-name="ce633"/>
          <table:table-cell table:style-name="ce1089"/>
          <table:table-cell table:number-columns-repeated="238"/>
        </table:table-row>
        <table:table-row table:style-name="ro2">
          <table:table-cell table:style-name="ce911"/>
          <table:table-cell table:style-name="ce721"/>
          <table:table-cell table:style-name="ce546" table:number-columns-repeated="2"/>
          <table:table-cell table:number-columns-repeated="3"/>
          <table:table-cell table:style-name="ce546"/>
          <table:table-cell table:style-name="ce925"/>
          <table:table-cell table:style-name="ce542" table:number-columns-repeated="3"/>
          <table:table-cell table:style-name="ce1089" table:number-columns-repeated="3"/>
          <table:table-cell table:style-name="ce1175"/>
          <table:table-cell table:style-name="ce633"/>
          <table:table-cell table:style-name="ce882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2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1089"/>
          <table:table-cell table:number-columns-repeated="23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 table:number-columns-repeated="2"/>
          <table:table-cell table:style-name="ce1056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/>
          <table:table-cell table:style-name="ce956"/>
          <table:table-cell table:style-name="ce1057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5"/>
          <table:table-cell table:style-name="ce1217"/>
          <table:table-cell table:style-name="ce1252"/>
          <table:table-cell table:style-name="ce1301"/>
          <table:table-cell table:style-name="ce542" table:number-columns-repeated="3"/>
          <table:table-cell table:style-name="Default" table:number-columns-repeated="2"/>
          <table:table-cell table:style-name="ce542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6"/>
          <table:table-cell table:style-name="ce1218"/>
          <table:table-cell table:style-name="ce1253"/>
          <table:table-cell table:style-name="ce1302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7"/>
          <table:table-cell table:style-name="ce1219"/>
          <table:table-cell table:style-name="ce1254"/>
          <table:table-cell table:style-name="ce1303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2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2" table:number-columns-repeated="6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542" table:number-columns-repeated="11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4"/>
          <table:table-cell table:style-name="ce382"/>
          <table:table-cell table:style-name="ce542" table:number-columns-repeated="10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65462">
          <table:table-cell table:style-name="ce542" table:number-columns-repeated="15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542" table:number-columns-repeated="3"/>
          <table:table-cell table:style-name="ce613"/>
          <table:table-cell table:style-name="ce633"/>
          <table:table-cell table:style-name="ce542"/>
          <table:table-cell table:number-columns-repeated="238"/>
        </table:table-row>
        <table:table-row table:style-name="ro2" table:number-rows-repeated="8">
          <table:table-cell table:style-name="ce542" table:number-columns-repeated="9"/>
          <table:table-cell table:number-columns-repeated="247"/>
        </table:table-row>
        <table:table-row table:style-name="ro2">
          <table:table-cell table:number-columns-repeated="4"/>
          <table:table-cell table:style-name="ce542"/>
          <table:table-cell table:number-columns-repeated="251"/>
        </table:table-row>
        <table:table-row table:style-name="ro2" table:number-rows-repeated="983021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300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47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260"/>
          <table:covered-table-cell table:style-name="ce1147" table:content-validation-name="val107"/>
          <table:covered-table-cell table:style-name="ce1260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1"/>
          <table:covered-table-cell table:style-name="ce1148" table:content-validation-name="val107"/>
          <table:covered-table-cell table:style-name="ce1261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1"/>
          <table:covered-table-cell table:style-name="ce1148" table:content-validation-name="val107"/>
          <table:covered-table-cell table:style-name="ce1261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4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74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9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71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14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214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6" table:content-validation-name="val5" table:number-columns-spanned="13" table:number-rows-spanned="1"/>
          <table:covered-table-cell table:number-columns-repeated="5" table:style-name="ce1216" table:content-validation-name="val5"/>
          <table:covered-table-cell table:style-name="ce1438" table:content-validation-name="val5"/>
          <table:covered-table-cell table:number-columns-repeated="5" table:style-name="ce12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6" table:content-validation-name="val5" table:number-columns-spanned="13" table:number-rows-spanned="1"/>
          <table:covered-table-cell table:number-columns-repeated="5" table:style-name="ce1216" table:content-validation-name="val5"/>
          <table:covered-table-cell table:style-name="ce1438" table:content-validation-name="val5"/>
          <table:covered-table-cell table:number-columns-repeated="5" table:style-name="ce12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6" table:content-validation-name="val5" table:number-columns-spanned="13" table:number-rows-spanned="1"/>
          <table:covered-table-cell table:number-columns-repeated="5" table:style-name="ce1216" table:content-validation-name="val5"/>
          <table:covered-table-cell table:style-name="ce1438" table:content-validation-name="val5"/>
          <table:covered-table-cell table:number-columns-repeated="5" table:style-name="ce12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6" table:content-validation-name="val5" table:number-columns-spanned="13" table:number-rows-spanned="1"/>
          <table:covered-table-cell table:number-columns-repeated="5" table:style-name="ce1216" table:content-validation-name="val5"/>
          <table:covered-table-cell table:style-name="ce1438" table:content-validation-name="val5"/>
          <table:covered-table-cell table:number-columns-repeated="5" table:style-name="ce12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6" table:content-validation-name="val5" table:number-columns-spanned="13" table:number-rows-spanned="1"/>
          <table:covered-table-cell table:number-columns-repeated="5" table:style-name="ce1216" table:content-validation-name="val5"/>
          <table:covered-table-cell table:style-name="ce1438" table:content-validation-name="val5"/>
          <table:covered-table-cell table:number-columns-repeated="5" table:style-name="ce12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6" table:content-validation-name="val5" table:number-columns-spanned="13" table:number-rows-spanned="1"/>
          <table:covered-table-cell table:number-columns-repeated="5" table:style-name="ce1216" table:content-validation-name="val5"/>
          <table:covered-table-cell table:style-name="ce1438" table:content-validation-name="val5"/>
          <table:covered-table-cell table:number-columns-repeated="5" table:style-name="ce12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6" table:content-validation-name="val5" table:number-columns-spanned="13" table:number-rows-spanned="1"/>
          <table:covered-table-cell table:number-columns-repeated="5" table:style-name="ce1216" table:content-validation-name="val5"/>
          <table:covered-table-cell table:style-name="ce1438" table:content-validation-name="val5"/>
          <table:covered-table-cell table:number-columns-repeated="5" table:style-name="ce12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6" table:content-validation-name="val5" table:number-columns-spanned="13" table:number-rows-spanned="1"/>
          <table:covered-table-cell table:number-columns-repeated="5" table:style-name="ce1216" table:content-validation-name="val5"/>
          <table:covered-table-cell table:style-name="ce1438" table:content-validation-name="val5"/>
          <table:covered-table-cell table:number-columns-repeated="5" table:style-name="ce12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6" table:content-validation-name="val5" table:number-columns-spanned="13" table:number-rows-spanned="1"/>
          <table:covered-table-cell table:number-columns-repeated="5" table:style-name="ce1216" table:content-validation-name="val5"/>
          <table:covered-table-cell table:style-name="ce1438" table:content-validation-name="val5"/>
          <table:covered-table-cell table:number-columns-repeated="5" table:style-name="ce12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6" table:content-validation-name="val5" table:number-columns-spanned="13" table:number-rows-spanned="1"/>
          <table:covered-table-cell table:number-columns-repeated="5" table:style-name="ce1216" table:content-validation-name="val5"/>
          <table:covered-table-cell table:style-name="ce1438" table:content-validation-name="val5"/>
          <table:covered-table-cell table:number-columns-repeated="5" table:style-name="ce12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6" table:content-validation-name="val5" table:number-columns-spanned="13" table:number-rows-spanned="1"/>
          <table:covered-table-cell table:number-columns-repeated="5" table:style-name="ce1216" table:content-validation-name="val5"/>
          <table:covered-table-cell table:style-name="ce1438" table:content-validation-name="val5"/>
          <table:covered-table-cell table:number-columns-repeated="5" table:style-name="ce12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216" table:content-validation-name="val5" table:number-columns-spanned="13" table:number-rows-spanned="1"/>
          <table:covered-table-cell table:number-columns-repeated="5" table:style-name="ce1216" table:content-validation-name="val5"/>
          <table:covered-table-cell table:style-name="ce1438" table:content-validation-name="val5"/>
          <table:covered-table-cell table:number-columns-repeated="5" table:style-name="ce1216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3" table:default-cell-style-name="ce1589"/>
        <table:table-column table:style-name="co54" table:default-cell-style-name="ce6"/>
        <table:table-column table:style-name="co37" table:number-columns-repeated="2" table:default-cell-style-name="ce6"/>
        <table:table-column table:style-name="co55" table:default-cell-style-name="ce6"/>
        <table:table-column table:style-name="co37" table:number-columns-repeated="2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7" table:default-cell-style-name="ce6"/>
        <table:table-row table:style-name="ro6">
          <table:table-cell table:style-name="ce1483" office:value-type="string" calcext:value-type="string" table:number-columns-spanned="15" table:number-rows-spanned="1">
            <text:p>Ne módosítsd, ez az oldal adatforrás a fegyverválasztó menükhöz.</text:p>
          </table:table-cell>
          <table:covered-table-cell table:number-columns-repeated="14" table:style-name="Default"/>
          <table:table-cell table:style-name="Default" table:number-columns-repeated="242"/>
          <table:table-cell table:number-columns-repeated="16127"/>
        </table:table-row>
        <table:table-row table:style-name="ro2">
          <table:table-cell table:style-name="ce1754"/>
          <table:table-cell table:style-name="ce1761" office:value-type="string" calcext:value-type="string">
            <text:p>Fegyver</text:p>
          </table:table-cell>
          <table:table-cell table:style-name="ce1781" office:value-type="string" calcext:value-type="string">
            <text:p>Típus</text:p>
          </table:table-cell>
          <table:table-cell table:style-name="ce1761" office:value-type="string" calcext:value-type="string">
            <text:p>SP</text:p>
          </table:table-cell>
          <table:table-cell table:style-name="ce1761" office:value-type="string" calcext:value-type="string">
            <text:p>Erőbónusz max</text:p>
          </table:table-cell>
          <table:table-cell table:style-name="ce1973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office:value-type="string" calcext:value-type="string">
            <text:p>Íves</text:p>
          </table:table-cell>
          <table:table-cell table:style-name="ce1990" office:value-type="string" calcext:value-type="string">
            <text:p>1,5 kezes</text:p>
          </table:table-cell>
          <table:table-cell table:style-name="ce1978" office:value-type="string" calcext:value-type="string">
            <text:p>Pengehossz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TÉ</text:p>
          </table:table-cell>
          <table:table-cell table:style-name="ce1978" office:value-type="string" calcext:value-type="string">
            <text:p>VÉ</text:p>
          </table:table-cell>
          <table:table-cell table:style-name="ce1978" office:value-type="string" calcext:value-type="string">
            <text:p>Sebesség</text:p>
          </table:table-cell>
          <table:table-cell table:style-name="ce1781" office:value-type="string" calcext:value-type="string">
            <text:p>Harcmodor</text:p>
          </table:table-cell>
          <table:table-cell table:style-name="ce2020" office:value-type="string" calcext:value-type="string">
            <text:p>Megjegyzés</text:p>
          </table:table-cell>
          <table:table-cell table:style-name="ce2047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Közelharci fegyverek</text:p>
          </table:table-cell>
          <table:table-cell table:style-name="ce1762" office:value-type="string" calcext:value-type="string">
            <text:p><text:s/>__</text:p>
          </table:table-cell>
          <table:table-cell table:style-name="ce1782"/>
          <table:table-cell table:style-name="ce1782" office:value-type="string" calcext:value-type="string">
            <text:p>N/A</text:p>
          </table:table-cell>
          <table:table-cell table:style-name="ce1782"/>
          <table:table-cell table:number-columns-repeated="2" table:style-name="ce1782" office:value-type="string" calcext:value-type="string">
            <text:p>N/A</text:p>
          </table:table-cell>
          <table:table-cell table:style-name="ce1762"/>
          <table:table-cell table:style-name="ce1992"/>
          <table:table-cell table:number-columns-repeated="5" table:style-name="ce1782" office:value-type="string" calcext:value-type="string">
            <text:p>N/A</text:p>
          </table:table-cell>
          <table:table-cell table:style-name="ce1762" table:number-columns-repeated="2"/>
          <table:table-cell table:style-name="ce2048" table:number-columns-repeated="241"/>
          <table:table-cell table:number-columns-repeated="16127"/>
        </table:table-row>
        <table:table-row table:style-name="ro18">
          <table:table-cell/>
          <table:table-cell table:style-name="ce1763" office:value-type="string" calcext:value-type="string">
            <text:p>Puszta kéz</text:p>
          </table:table-cell>
          <table:table-cell table:style-name="ce1783" office:value-type="string" calcext:value-type="string">
            <text:p>egykezes</text:p>
          </table:table-cell>
          <table:table-cell table:style-name="ce1783" office:value-type="float" office:value="-5" calcext:value-type="float">
            <text:p>-5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93"/>
          <table:table-cell table:style-name="ce2002" office:value-type="float" office:value="0" calcext:value-type="float">
            <text:p>0</text:p>
          </table:table-cell>
          <table:table-cell table:number-columns-repeated="3" table:style-name="ce1783" office:value-type="float" office:value="-10" calcext:value-type="float">
            <text:p>-10</text:p>
          </table:table-cell>
          <table:table-cell table:style-name="ce1783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Tő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-</text:p>
          </table:table-cell>
          <table:table-cell table:number-columns-repeated="16368"/>
        </table:table-row>
        <table:table-row table:style-name="ro19">
          <table:table-cell table:style-name="ce1754"/>
          <table:table-cell table:style-name="ce1764" office:value-type="string" calcext:value-type="string">
            <text:p>Béltépő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Dzsambia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Garott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string" calcext:value-type="string">
            <text:p>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string" calcext:value-type="string">
            <text:p>spec.</text:p>
          </table:table-cell>
          <table:table-cell table:number-columns-repeated="3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-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é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-</text:p>
          </table:table-cell>
          <table:table-cell table:number-columns-repeated="16368"/>
        </table:table-row>
        <table:table-row table:style-name="ro19">
          <table:table-cell/>
          <table:table-cell table:style-name="ce1764" office:value-type="string" calcext:value-type="string">
            <text:p>Kriszké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Levéltőr</text:p>
          </table:table-cell>
          <table:table-cell table:style-name="ce1784" office:value-type="string" calcext:value-type="string">
            <text:p>egykezes</text:p>
          </table:table-cell>
          <table:table-cell table:style-name="ce1965" office:value-type="float" office:value="1" calcext:value-type="float">
            <text:p>1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string" calcext:value-type="string">
            <text:p>S/V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5"/>
          <table:table-cell table:style-name="ce1784" office:value-type="float" office:value="0" calcext:value-type="float">
            <text:p>0</text:p>
          </table:table-cell>
          <table:table-cell table:style-name="ce1965" office:value-type="float" office:value="2" calcext:value-type="float">
            <text:p>2</text:p>
          </table:table-cell>
          <table:table-cell table:style-name="ce1965" office:value-type="float" office:value="4" calcext:value-type="float">
            <text:p>4</text:p>
          </table:table-cell>
          <table:table-cell table:style-name="ce1965" office:value-type="float" office:value="5" calcext:value-type="float">
            <text:p>5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-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Markolatgomb</text:p>
          </table:table-cell>
          <table:table-cell table:style-name="ce1784" office:value-type="string" calcext:value-type="string">
            <text:p>egykezes</text:p>
          </table:table-cell>
          <table:table-cell table:style-name="ce1965" office:value-type="float" office:value="0" calcext:value-type="float">
            <text:p>0</text:p>
          </table:table-cell>
          <table:table-cell table:style-name="ce1965" office:value-type="float" office:value="3" calcext:value-type="float">
            <text:p>3</text:p>
          </table:table-cell>
          <table:table-cell table:style-name="ce1965" office:value-type="string" calcext:value-type="string">
            <text:p>Z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5"/>
          <table:table-cell table:style-name="ce1965" office:value-type="float" office:value="0" calcext:value-type="float">
            <text:p>0</text:p>
          </table:table-cell>
          <table:table-cell table:number-columns-repeated="3" table:style-name="ce1965" office:value-type="float" office:value="-7" calcext:value-type="float">
            <text:p>-7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Ugyanazok az értékei, mint a Vasökölnek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Méregfog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65" office:value-type="string" calcext:value-type="string">
            <text:p>S</text:p>
          </table:table-cell>
          <table:table-cell table:number-columns-repeated="2" table:style-name="ce1965" office:value-type="float" office:value="0" calcext:value-type="float">
            <text:p>0</text:p>
          </table:table-cell>
          <table:table-cell table:style-name="ce1995"/>
          <table:table-cell table:style-name="ce1784" office:value-type="float" office:value="0" calcext:value-type="float">
            <text:p>0</text:p>
          </table:table-cell>
          <table:table-cell table:style-name="ce1965" office:value-type="float" office:value="1" calcext:value-type="float">
            <text:p>1</text:p>
          </table:table-cell>
          <table:table-cell table:number-columns-repeated="2" table:style-name="ce1965" office:value-type="float" office:value="3" calcext:value-type="float">
            <text:p>3</text:p>
          </table:table-cell>
          <table:table-cell table:style-name="ce1965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1" office:value-type="string" calcext:value-type="string">
            <text:p>Ha sebzést okoz, befecskendezi a benne tárolt mérget.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Pugos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Ramiera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3" calcext:value-type="float">
            <text:p>3</text:p>
          </table:table-cell>
          <table:table-cell table:number-columns-repeated="2" table:style-name="ce1784" office:value-type="float" office:value="5" calcext:value-type="float">
            <text:p>5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Tőr, hárító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string" calcext:value-type="string">
            <text:p>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3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Tőr, kígyó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 office:value-type="string" calcext:value-type="string">
            <text:p>Áldozótőr</text:p>
            <text:p>Vágásnál: +0 SP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Tőr, ököl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-5" calcext:value-type="float">
            <text:p>-5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-5" calcext:value-type="float">
            <text:p>-5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7">
          <table:table-cell table:style-name="ce1756"/>
          <table:table-cell table:style-name="ce1765" office:value-type="string" calcext:value-type="string">
            <text:p>Tőr, páncélszúró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string" calcext:value-type="string">
            <text:p>S</text:p>
          </table:table-cell>
          <table:table-cell table:style-name="ce1979" office:value-type="string" calcext:value-type="string">
            <text:p>5+Erő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özelharc</text:p>
          </table:table-cell>
          <table:table-cell table:style-name="ce2024" office:value-type="string" calcext:value-type="string">
            <text:p>-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/>
          <table:table-cell table:style-name="ce1764" office:value-type="string" calcext:value-type="string">
            <text:p>Tőr, Slan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özelharc</text:p>
          </table:table-cell>
          <table:table-cell table:style-name="ce2022"/>
          <table:table-cell table:number-columns-repeated="16368"/>
        </table:table-row>
        <table:table-row table:style-name="ro1">
          <table:table-cell table:style-name="ce1757"/>
          <table:table-cell table:style-name="ce1766" office:value-type="string" calcext:value-type="string">
            <text:p>Vasököl / páncélkesztyű</text:p>
          </table:table-cell>
          <table:table-cell table:style-name="ce1786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982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style-name="ce1996"/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2014" office:value-type="string" calcext:value-type="string">
            <text:p>közelharc</text:p>
          </table:table-cell>
          <table:table-cell table:style-name="ce2025" office:value-type="string" calcext:value-type="string">
            <text:p>Erőbónusz: 0 feletti rész 1:1-ben számít be.</text:p>
          </table:table-cell>
          <table:table-cell table:style-name="ce441" table:number-columns-repeated="241"/>
          <table:table-cell table:number-columns-repeated="16127"/>
        </table:table-row>
        <table:table-row table:style-name="ro20">
          <table:table-cell table:style-name="ce1755" office:value-type="string" calcext:value-type="string">
            <text:p>Kardvívó fegyverek</text:p>
          </table:table-cell>
          <table:table-cell table:style-name="ce1763" office:value-type="string" calcext:value-type="string">
            <text:p>Kard, dzsenn szablya</text:p>
          </table:table-cell>
          <table:table-cell table:style-name="ce1783" office:value-type="string" calcext:value-type="string">
            <text:p>egy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V/S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993"/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8" calcext:value-type="float">
            <text:p>8</text:p>
          </table:table-cell>
          <table:table-cell table:number-columns-repeated="2" table:style-name="ce1783" office:value-type="float" office:value="15" calcext:value-type="float">
            <text:p>15</text:p>
          </table:table-cell>
          <table:table-cell table:style-name="ce1783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emrelin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7" calcext:value-type="float">
            <text:p>7</text:p>
          </table:table-cell>
          <table:table-cell table:number-columns-repeated="2" table:style-name="ce1784" office:value-type="float" office:value="13" calcext:value-type="float">
            <text:p>13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/>
          <table:table-cell table:number-columns-repeated="16368"/>
        </table:table-row>
        <table:table-row table:style-name="ro21">
          <table:table-cell/>
          <table:table-cell table:style-name="ce1764" office:value-type="string" calcext:value-type="string">
            <text:p>Kard, fejvadász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8"/>
        </table:table-row>
        <table:table-row table:style-name="ro18">
          <table:table-cell/>
          <table:table-cell table:style-name="ce1764" office:value-type="string" calcext:value-type="string">
            <text:p>Kard, handzsá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hiequar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Kard, hosszú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Nem éri meg, mert a másfélkezes sokkal jobb mindenben és nincs hátránya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jatagán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3" calcext:value-type="float">
            <text:p>3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8"/>
        </table:table-row>
        <table:table-row table:style-name="ro18">
          <table:table-cell/>
          <table:table-cell table:style-name="ce1764" office:value-type="string" calcext:value-type="string">
            <text:p>Kard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20" calcext:value-type="float">
            <text:p>20</text:p>
          </table:table-cell>
          <table:table-cell table:style-name="ce1784" office:value-type="float" office:value="15" calcext:value-type="float">
            <text:p>15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khossas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Kard, kígyó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1" calcext:value-type="float">
            <text:p>1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5" calcext:value-type="float">
            <text:p>5</text:p>
          </table:table-cell>
          <table:table-cell table:number-columns-repeated="2" table:style-name="ce1784" office:value-type="float" office:value="11" calcext:value-type="float">
            <text:p>11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Kard, Lagoss 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99" calcext:value-type="float">
            <text:p>99</text:p>
          </table:table-cell>
          <table:table-cell table:style-name="ce1974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8" calcext:value-type="float">
            <text:p>8</text:p>
          </table:table-cell>
          <table:table-cell table:number-columns-repeated="2" table:style-name="ce1784" office:value-type="float" office:value="16" calcext:value-type="float">
            <text:p>16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lovag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7" calcext:value-type="float">
            <text:p>7</text:p>
          </table:table-cell>
          <table:table-cell table:style-name="ce1784" office:value-type="float" office:value="15" calcext:value-type="float">
            <text:p>15</text:p>
          </table:table-cell>
          <table:table-cell table:style-name="ce1784" office:value-type="float" office:value="12" calcext:value-type="float">
            <text:p>12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ásfélkezes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8" calcext:value-type="float">
            <text:p>8</text:p>
          </table:table-cell>
          <table:table-cell table:number-columns-repeated="2" table:style-name="ce1784" office:value-type="float" office:value="16" calcext:value-type="float">
            <text:p>16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ásfélkezes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5" calcext:value-type="float">
            <text:p>5</text:p>
          </table:table-cell>
          <table:table-cell table:number-columns-repeated="2" table:style-name="ce1784" office:value-type="float" office:value="11" calcext:value-type="float">
            <text:p>11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esterkard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8" calcext:value-type="float">
            <text:p>18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8"/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mesterkard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13" calcext:value-type="float">
            <text:p>13</text:p>
          </table:table-cell>
          <table:table-cell table:number-columns-repeated="2"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kardvívás</text:p>
          </table:table-cell>
          <table:table-cell table:style-name="ce2028" office:value-type="string" calcext:value-type="string">
            <text:p>MK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Pugoss 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17">KF</text:span>: Tradíció: Fejvadász – 9.szint</text:p>
          </table:table-cell>
          <table:table-cell table:number-columns-repeated="16368"/>
        </table:table-row>
        <table:table-row table:style-name="ro7">
          <table:table-cell/>
          <table:table-cell table:style-name="ce1764" office:value-type="string" calcext:value-type="string">
            <text:p>Kard, rapír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rövid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S/V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4" calcext:value-type="float">
            <text:p>4</text:p>
          </table:table-cell>
          <table:table-cell table:number-columns-repeated="2"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-</text:p>
          </table:table-cell>
          <table:table-cell table:number-columns-repeated="16368"/>
        </table:table-row>
        <table:table-row table:style-name="ro18">
          <table:table-cell/>
          <table:table-cell table:style-name="ce1764" office:value-type="string" calcext:value-type="string">
            <text:p>Kard, Slan 2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19" calcext:value-type="float">
            <text:p>19</text:p>
          </table:table-cell>
          <table:table-cell table:style-name="ce1784" office:value-type="float" office:value="13" calcext:value-type="float">
            <text:p>13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17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8"/>
        </table:table-row>
        <table:table-row table:style-name="ro18">
          <table:table-cell/>
          <table:table-cell table:style-name="ce1764" office:value-type="string" calcext:value-type="string">
            <text:p>Kard, Slan 1K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6" calcext:value-type="float">
            <text:p>6</text:p>
          </table:table-cell>
          <table:table-cell table:style-name="ce1784" office:value-type="float" office:value="14" calcext:value-type="float">
            <text:p>14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6" office:value-type="string" calcext:value-type="string">
            <text:p><text:span text:style-name="T17">MK</text:span>, <text:span text:style-name="T17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Kard, Slan rövid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string" calcext:value-type="string">
            <text:p>V/S</text:p>
          </table:table-cell>
          <table:table-cell table:number-columns-repeated="2"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11" calcext:value-type="float">
            <text:p>11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Lásd Slan kard (de nem MK)</text:p>
          </table:table-cell>
          <table:table-cell table:number-columns-repeated="16368"/>
        </table:table-row>
        <table:table-row table:style-name="ro18">
          <table:table-cell/>
          <table:table-cell table:style-name="ce1764" office:value-type="string" calcext:value-type="string">
            <text:p>Kard, Slan csatakard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9" calcext:value-type="float">
            <text:p>9</text:p>
          </table:table-cell>
          <table:table-cell table:style-name="ce1784" office:value-type="float" office:value="23" calcext:value-type="float">
            <text:p>23</text:p>
          </table:table-cell>
          <table:table-cell table:style-name="ce1784" office:value-type="float" office:value="17" calcext:value-type="float">
            <text:p>17</text:p>
          </table:table-cell>
          <table:table-cell table:style-name="ce1784" office:value-type="float" office:value="6" calcext:value-type="float">
            <text:p>6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Kard, szablya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3" calcext:value-type="float">
            <text:p>3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string" calcext:value-type="string">
            <text:p>V/S</text:p>
          </table:table-cell>
          <table:table-cell table:style-name="ce1784" office:value-type="float" office:value="0" calcext:value-type="float">
            <text:p>0</text:p>
          </table:table-cell>
          <table:table-cell table:style-name="ce1784" office:value-type="float" office:value="1" calcext:value-type="float">
            <text:p>1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4" office:value-type="float" office:value="6" calcext:value-type="float">
            <text:p>6</text:p>
          </table:table-cell>
          <table:table-cell table:number-columns-repeated="2" table:style-name="ce1784" office:value-type="float" office:value="12" calcext:value-type="float">
            <text:p>12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kardvívás</text:p>
          </table:table-cell>
          <table:table-cell table:style-name="ce202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8"/>
        </table:table-row>
        <table:table-row table:style-name="ro7">
          <table:table-cell table:style-name="ce1756"/>
          <table:table-cell table:style-name="ce1765" office:value-type="string" calcext:value-type="string">
            <text:p>Mara-sequor 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1.5" calcext:value-type="float">
            <text:p>1.5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20" calcext:value-type="float">
            <text:p>20</text:p>
          </table:table-cell>
          <table:table-cell table:style-name="ce1785" office:value-type="float" office:value="16" calcext:value-type="float">
            <text:p>16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67" table:number-columns-repeated="241"/>
          <table:table-cell table:number-columns-repeated="16127"/>
        </table:table-row>
        <table:table-row table:style-name="ro7">
          <table:table-cell table:style-name="ce1756"/>
          <table:table-cell table:style-name="ce1765" office:value-type="string" calcext:value-type="string">
            <text:p>Meneth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string" calcext:value-type="string">
            <text:p>V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10" calcext:value-type="float">
            <text:p>10</text:p>
          </table:table-cell>
          <table:table-cell table:number-columns-repeated="2"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kardvívás</text:p>
          </table:table-cell>
          <table:table-cell table:style-name="ce2029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/>
          <table:table-cell table:style-name="ce1764" office:value-type="string" calcext:value-type="string">
            <text:p>Predoci egyeneskard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V/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5" office:value-type="float" office:value="7" calcext:value-type="float">
            <text:p>7</text:p>
          </table:table-cell>
          <table:table-cell table:style-name="ce1785" office:value-type="float" office:value="13" calcext:value-type="float">
            <text:p>13</text:p>
          </table:table-cell>
          <table:table-cell table:style-name="ce1785" office:value-type="float" office:value="11" calcext:value-type="float">
            <text:p>11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29"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Sequor 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string" calcext:value-type="string">
            <text:p>V/S</text:p>
          </table:table-cell>
          <table:table-cell table:style-name="ce1785" office:value-type="float" office:value="0" calcext:value-type="float">
            <text:p>0</text:p>
          </table:table-cell>
          <table:table-cell table:style-name="ce1785" office:value-type="float" office:value="1" calcext:value-type="float">
            <text:p>1</text:p>
          </table:table-cell>
          <table:table-cell table:style-name="ce1994"/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13" calcext:value-type="float">
            <text:p>13</text:p>
          </table:table-cell>
          <table:table-cell table:style-name="ce1785" office:value-type="float" office:value="11" calcext:value-type="float">
            <text:p>11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kardvívás</text:p>
          </table:table-cell>
          <table:table-cell table:style-name="ce2030" office:value-type="string" calcext:value-type="string">
            <text:p><text:span text:style-name="T17">IV</text:span> fegyver, KF: Tradíció: Fejvadász - 9.szint</text:p>
          </table:table-cell>
          <table:table-cell table:number-columns-repeated="16368"/>
        </table:table-row>
        <table:table-row table:style-name="ro22">
          <table:table-cell table:style-name="ce1719"/>
          <table:table-cell table:style-name="ce1767" office:value-type="string" calcext:value-type="string">
            <text:p>Tőrkard</text:p>
          </table:table-cell>
          <table:table-cell table:style-name="ce1791" office:value-type="string" calcext:value-type="string">
            <text:p>egykezes</text:p>
          </table:table-cell>
          <table:table-cell table:style-name="ce1791" office:value-type="float" office:value="2" calcext:value-type="float">
            <text:p>2</text:p>
          </table:table-cell>
          <table:table-cell table:style-name="ce1791" office:value-type="float" office:value="0" calcext:value-type="float">
            <text:p>0</text:p>
          </table:table-cell>
          <table:table-cell table:style-name="ce1791" office:value-type="string" calcext:value-type="string">
            <text:p>S</text:p>
          </table:table-cell>
          <table:table-cell table:number-columns-repeated="2" table:style-name="ce1791" office:value-type="float" office:value="0" calcext:value-type="float">
            <text:p>0</text:p>
          </table:table-cell>
          <table:table-cell table:style-name="ce1997"/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6" calcext:value-type="float">
            <text:p>6</text:p>
          </table:table-cell>
          <table:table-cell table:number-columns-repeated="2" table:style-name="ce1791" office:value-type="float" office:value="12" calcext:value-type="float">
            <text:p>12</text:p>
          </table:table-cell>
          <table:table-cell table:style-name="ce1791" office:value-type="float" office:value="6" calcext:value-type="float">
            <text:p>6</text:p>
          </table:table-cell>
          <table:table-cell table:style-name="ce2015" office:value-type="string" calcext:value-type="string">
            <text:p>kardvívás</text:p>
          </table:table-cell>
          <table:table-cell table:style-name="ce2031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2050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83" office:value-type="string" calcext:value-type="string">
            <text:p>egykezes</text:p>
          </table:table-cell>
          <table:table-cell table:style-name="ce737" office:value-type="float" office:value="2" calcext:value-type="float">
            <text:p>2</text:p>
          </table:table-cell>
          <table:table-cell table:style-name="ce737" office:value-type="float" office:value="99" calcext:value-type="float">
            <text:p>99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993"/>
          <table:table-cell table:style-name="ce1784" office:value-type="float" office:value="0" calcext:value-type="float">
            <text:p>0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Default"/>
          <table:table-cell table:number-columns-repeated="16368"/>
        </table:table-row>
        <table:table-row table:style-name="ro2">
          <table:table-cell table:style-name="ce1755"/>
          <table:table-cell table:style-name="ce1763" office:value-type="string" calcext:value-type="string">
            <text:p>Bot, rövid</text:p>
          </table:table-cell>
          <table:table-cell table:style-name="ce1783" office:value-type="string" calcext:value-type="string">
            <text:p>egykezes</text:p>
          </table:table-cell>
          <table:table-cell table:style-name="ce1796" office:value-type="float" office:value="-3" calcext:value-type="float">
            <text:p>-3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Z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993"/>
          <table:table-cell table:style-name="ce1784" office:value-type="float" office:value="0.5" calcext:value-type="float">
            <text:p>0.5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9" calcext:value-type="float">
            <text:p>9</text:p>
          </table:table-cell>
          <table:table-cell table:number-columns-repeated="2" table:style-name="ce1796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 table:style-name="ce2024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ot, furkós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-1" calcext:value-type="float">
            <text:p>-1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3" office:value-type="float" office:value="1" calcext:value-type="float">
            <text:p>1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0" calcext:value-type="float">
            <text:p>10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1">
          <table:table-cell/>
          <table:table-cell table:style-name="ce1764" office:value-type="string" calcext:value-type="string">
            <text:p>Buzogány, egykezes</text:p>
          </table:table-cell>
          <table:table-cell table:style-name="ce1785" office:value-type="string" calcext:value-type="string">
            <text:p>egykezes</text:p>
          </table:table-cell>
          <table:table-cell table:number-columns-repeated="2" table:style-name="ce1785" office:value-type="float" office:value="4" calcext:value-type="float">
            <text:p>4</text:p>
          </table:table-cell>
          <table:table-cell table:style-name="ce197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96" office:value-type="float" office:value="1" calcext:value-type="float">
            <text:p>1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2" calcext:value-type="float">
            <text:p>12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kétkezes</text:p>
          </table:table-cell>
          <table:table-cell table:style-name="ce1785" office:value-type="string" calcext:value-type="string">
            <text:p>kétkezes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.5" calcext:value-type="float">
            <text:p>1.5</text:p>
          </table:table-cell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20" calcext:value-type="float">
            <text:p>20</text:p>
          </table:table-cell>
          <table:table-cell table:style-name="ce1785" office:value-type="float" office:value="8" calcext:value-type="float">
            <text:p>8</text:p>
          </table:table-cell>
          <table:table-cell table:style-name="ce1785" office:value-type="float" office:value="9" calcext:value-type="float">
            <text:p>9</text:p>
          </table:table-cell>
          <table:table-cell table:style-name="ce2013" office:value-type="string" calcext:value-type="string">
            <text:p>zúzás</text:p>
          </table:table-cell>
          <table:table-cell table:style-name="ce2029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láncos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float" office:value="15" calcext:value-type="float">
            <text:p>15</text:p>
          </table:table-cell>
          <table:table-cell table:style-name="ce1785" office:value-type="float" office:value="6" calcext:value-type="float">
            <text:p>6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 office:value-type="string" calcext:value-type="string">
            <text:p>Ellenfél Pajzs VÉ értéke csak a fele.</text:p>
          </table:table-cell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shadleki</text:p>
          </table:table-cell>
          <table:table-cell table:style-name="ce1784" office:value-type="string" calcext:value-type="string">
            <text:p>egykezes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99" calcext:value-type="float">
            <text:p>99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1" calcext:value-type="float">
            <text:p>1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Buzogány, tollas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5" office:value-type="float" office:value="4" calcext:value-type="float">
            <text:p>4</text:p>
          </table:table-cell>
          <table:table-cell table:style-name="ce1785" office:value-type="string" calcext:value-type="string">
            <text:p>Z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0.5" calcext:value-type="float">
            <text:p>0.5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9" calcext:value-type="float">
            <text:p>9</text:p>
          </table:table-cell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Csatabárd, egykezes</text:p>
          </table:table-cell>
          <table:table-cell table:style-name="ce1784" office:value-type="string" calcext:value-type="string">
            <text:p>egykezes</text:p>
          </table:table-cell>
          <table:table-cell table:number-columns-repeated="2" table:style-name="ce1784" office:value-type="float" office:value="4" calcext:value-type="float">
            <text:p>4</text:p>
          </table:table-cell>
          <table:table-cell table:style-name="ce1976" office:value-type="string" calcext:value-type="string">
            <text:p>Z</text:p>
          </table:table-cell>
          <table:table-cell table:style-name="ce1784" office:value-type="float" office:value="2" calcext:value-type="float">
            <text:p>2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1" calcext:value-type="float">
            <text:p>11</text:p>
          </table:table-cell>
          <table:table-cell table:number-columns-repeated="2" table:style-name="ce1784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 table:style-name="ce2029"/>
          <table:table-cell table:number-columns-repeated="16368"/>
        </table:table-row>
        <table:table-row table:style-name="ro2">
          <table:table-cell/>
          <table:table-cell table:style-name="ce1764" office:value-type="string" calcext:value-type="string">
            <text:p>Csatabárd, kétkezes</text:p>
          </table:table-cell>
          <table:table-cell table:style-name="ce1784" office:value-type="string" calcext:value-type="string">
            <text:p>kétkezes</text:p>
          </table:table-cell>
          <table:table-cell table:style-name="ce1784" office:value-type="float" office:value="8" calcext:value-type="float">
            <text:p>8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Z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1.5" calcext:value-type="float">
            <text:p>1.5</text:p>
          </table:table-cell>
          <table:table-cell table:style-name="ce1784" office:value-type="float" office:value="4" calcext:value-type="float">
            <text:p>4</text:p>
          </table:table-cell>
          <table:table-cell table:style-name="ce1784" office:value-type="float" office:value="18" calcext:value-type="float">
            <text:p>18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9" calcext:value-type="float">
            <text:p>9</text:p>
          </table:table-cell>
          <table:table-cell table:style-name="ce2010" office:value-type="string" calcext:value-type="string">
            <text:p>zúzás</text:p>
          </table:table-cell>
          <table:table-cell table:style-name="ce2027"/>
          <table:table-cell table:number-columns-repeated="16368"/>
        </table:table-row>
        <table:table-row table:style-name="ro20">
          <table:table-cell/>
          <table:table-cell table:style-name="ce1764" office:value-type="string" calcext:value-type="string">
            <text:p>Csatacsákány</text:p>
          </table:table-cell>
          <table:table-cell table:style-name="ce1784" office:value-type="string" calcext:value-type="string">
            <text:p>egykezes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99" calcext:value-type="float">
            <text:p>99</text:p>
          </table:table-cell>
          <table:table-cell table:style-name="ce1784" office:value-type="string" calcext:value-type="string">
            <text:p>Z</text:p>
          </table:table-cell>
          <table:table-cell table:style-name="ce1784" office:value-type="float" office:value="10" calcext:value-type="float">
            <text:p>10</text:p>
          </table:table-cell>
          <table:table-cell table:style-name="ce1784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0.5" calcext:value-type="float">
            <text:p>0.5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14" calcext:value-type="float">
            <text:p>14</text:p>
          </table:table-cell>
          <table:table-cell table:style-name="ce1784" office:value-type="float" office:value="5" calcext:value-type="float">
            <text:p>5</text:p>
          </table:table-cell>
          <table:table-cell table:style-name="ce1784" office:value-type="float" office:value="8" calcext:value-type="float">
            <text:p>8</text:p>
          </table:table-cell>
          <table:table-cell table:style-name="ce2010" office:value-type="string" calcext:value-type="string">
            <text:p>zúzás</text:p>
          </table:table-cell>
          <table:table-cell table:style-name="ce202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8"/>
        </table:table-row>
        <table:table-row table:style-name="ro2">
          <table:table-cell table:style-name="ce1719"/>
          <table:table-cell table:style-name="ce1767" office:value-type="string" calcext:value-type="string">
            <text:p>Harci kalapács</text:p>
          </table:table-cell>
          <table:table-cell table:style-name="ce1795" office:value-type="string" calcext:value-type="string">
            <text:p>kétkezes</text:p>
          </table:table-cell>
          <table:table-cell table:style-name="ce1795" office:value-type="float" office:value="7" calcext:value-type="float">
            <text:p>7</text:p>
          </table:table-cell>
          <table:table-cell table:style-name="ce1795" office:value-type="float" office:value="99" calcext:value-type="float">
            <text:p>99</text:p>
          </table:table-cell>
          <table:table-cell table:style-name="ce1795" office:value-type="string" calcext:value-type="string">
            <text:p>Z</text:p>
          </table:table-cell>
          <table:table-cell table:number-columns-repeated="2" table:style-name="ce1795" office:value-type="float" office:value="0" calcext:value-type="float">
            <text:p>0</text:p>
          </table:table-cell>
          <table:table-cell table:style-name="ce1997"/>
          <table:table-cell table:style-name="ce1795" office:value-type="float" office:value="1.5" calcext:value-type="float">
            <text:p>1.5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float" office:value="20" calcext:value-type="float">
            <text:p>20</text:p>
          </table:table-cell>
          <table:table-cell table:style-name="ce1795" office:value-type="float" office:value="8" calcext:value-type="float">
            <text:p>8</text:p>
          </table:table-cell>
          <table:table-cell table:style-name="ce1795" office:value-type="float" office:value="9" calcext:value-type="float">
            <text:p>9</text:p>
          </table:table-cell>
          <table:table-cell table:style-name="ce2016" office:value-type="string" calcext:value-type="string">
            <text:p>zúzás</text:p>
          </table:table-cell>
          <table:table-cell table:style-name="ce2033" office:value-type="string" calcext:value-type="string">
            <text:p>Erő követelmény: +2</text:p>
          </table:table-cell>
          <table:table-cell table:style-name="ce2050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Lándzsavívó fegyverek</text:p>
          </table:table-cell>
          <table:table-cell table:style-name="ce1768" office:value-type="string" calcext:value-type="string">
            <text:p>Alabárd</text:p>
          </table:table-cell>
          <table:table-cell table:style-name="ce1796" office:value-type="string" calcext:value-type="string">
            <text:p>kétkezes</text:p>
          </table:table-cell>
          <table:table-cell table:style-name="ce1796" office:value-type="float" office:value="4" calcext:value-type="float">
            <text:p>4</text:p>
          </table:table-cell>
          <table:table-cell table:style-name="ce1796" office:value-type="float" office:value="99" calcext:value-type="float">
            <text:p>99</text:p>
          </table:table-cell>
          <table:table-cell table:style-name="ce1796" office:value-type="string" calcext:value-type="string">
            <text:p>S+Z/V</text:p>
          </table:table-cell>
          <table:table-cell table:style-name="ce1796" office:value-type="float" office:value="6" calcext:value-type="float">
            <text:p>6</text:p>
          </table:table-cell>
          <table:table-cell table:style-name="ce1796" office:value-type="float" office:value="0" calcext:value-type="float">
            <text:p>0</text:p>
          </table:table-cell>
          <table:table-cell table:style-name="ce1993"/>
          <table:table-cell table:style-name="ce1785" office:value-type="float" office:value="3" calcext:value-type="float">
            <text:p>3</text:p>
          </table:table-cell>
          <table:table-cell table:style-name="ce1796" office:value-type="float" office:value="12" calcext:value-type="float">
            <text:p>12</text:p>
          </table:table-cell>
          <table:table-cell table:number-columns-repeated="2" table:style-name="ce1796" office:value-type="float" office:value="28" calcext:value-type="float">
            <text:p>28</text:p>
          </table:table-cell>
          <table:table-cell table:style-name="ce1796" office:value-type="float" office:value="9" calcext:value-type="float">
            <text:p>9</text:p>
          </table:table-cell>
          <table:table-cell table:style-name="ce2013" office:value-type="string" calcext:value-type="string">
            <text:p>lándzsavívás</text:p>
          </table:table-cell>
          <table:table-cell table:style-name="ce2034" office:value-type="string" calcext:value-type="string">
            <text:p>Talán a legjobb a páncélok ellen</text:p>
          </table:table-cell>
          <table:table-cell table:style-name="ce667" table:number-columns-repeated="241"/>
          <table:table-cell table:number-columns-repeated="16127"/>
        </table:table-row>
        <table:table-row table:style-name="ro1">
          <table:table-cell table:style-name="ce1756"/>
          <table:table-cell table:style-name="ce1765" office:value-type="string" calcext:value-type="string">
            <text:p>Bot, hosszú</text:p>
          </table:table-cell>
          <table:table-cell table:style-name="ce1785" office:value-type="string" calcext:value-type="string">
            <text:p>kétkezes</text:p>
          </table:table-cell>
          <table:table-cell table:style-name="ce1966" office:value-type="float" office:value="1" calcext:value-type="float">
            <text:p>1</text:p>
          </table:table-cell>
          <table:table-cell table:style-name="ce1966" office:value-type="float" office:value="2" calcext:value-type="float">
            <text:p>2</text:p>
          </table:table-cell>
          <table:table-cell table:style-name="ce1785" office:value-type="string" calcext:value-type="string">
            <text:p>Z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16" calcext:value-type="float">
            <text:p>16</text:p>
          </table:table-cell>
          <table:table-cell table:style-name="ce1785" office:value-type="float" office:value="24" calcext:value-type="float">
            <text:p>24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lándzsavívás</text:p>
          </table:table-cell>
          <table:table-cell table:style-name="ce667" table:number-columns-repeated="242"/>
          <table:table-cell table:number-columns-repeated="16127"/>
        </table:table-row>
        <table:table-row table:style-name="ro23">
          <table:table-cell table:style-name="ce1756"/>
          <table:table-cell table:style-name="ce1765" office:value-type="string" calcext:value-type="string">
            <text:p>Lándzsa</text:p>
          </table:table-cell>
          <table:table-cell table:style-name="ce1785" office:value-type="string" calcext:value-type="string">
            <text:p>kétkezes</text:p>
          </table:table-cell>
          <table:table-cell table:style-name="ce1967" office:value-type="float" office:value="2" calcext:value-type="float">
            <text:p>2</text:p>
          </table:table-cell>
          <table:table-cell table:style-name="ce1967" office:value-type="float" office:value="99" calcext:value-type="float">
            <text:p>99</text:p>
          </table:table-cell>
          <table:table-cell table:style-name="ce1785" office:value-type="string" calcext:value-type="string">
            <text:p>S</text:p>
          </table:table-cell>
          <table:table-cell table:style-name="ce1785" office:value-type="string" calcext:value-type="string">
            <text:p>4/0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14" calcext:value-type="float">
            <text:p>14</text:p>
          </table:table-cell>
          <table:table-cell table:number-columns-repeated="2" table:style-name="ce1785" office:value-type="float" office:value="32" calcext:value-type="float">
            <text:p>32</text:p>
          </table:table-cell>
          <table:table-cell table:style-name="ce1785" office:value-type="float" office:value="7" calcext:value-type="float">
            <text:p>7</text:p>
          </table:table-cell>
          <table:table-cell table:style-name="ce2013" office:value-type="string" calcext:value-type="string">
            <text:p>lándzsavívás</text:p>
          </table:table-cell>
          <table:table-cell table:style-name="ce2035" office:value-type="string" calcext:value-type="string">
            <text:p>Keskeny: +2</text:p>
            <text:p>Széles hegyű: +2</text:p>
          </table:table-cell>
          <table:table-cell table:style-name="ce667" table:number-columns-repeated="241"/>
          <table:table-cell table:number-columns-repeated="16127"/>
        </table:table-row>
        <table:table-row table:style-name="ro23">
          <table:table-cell table:style-name="ce1756"/>
          <table:table-cell table:style-name="ce1765" office:value-type="string" calcext:value-type="string">
            <text:p>Pika</text:p>
          </table:table-cell>
          <table:table-cell table:style-name="ce1785" office:value-type="string" calcext:value-type="string">
            <text:p>kétkezes</text:p>
          </table:table-cell>
          <table:table-cell table:style-name="ce1967" office:value-type="float" office:value="2" calcext:value-type="float">
            <text:p>2</text:p>
          </table:table-cell>
          <table:table-cell table:style-name="ce1967" office:value-type="float" office:value="3" calcext:value-type="float">
            <text:p>3</text:p>
          </table:table-cell>
          <table:table-cell table:style-name="ce1785" office:value-type="string" calcext:value-type="string">
            <text:p>S</text:p>
          </table:table-cell>
          <table:table-cell table:style-name="ce1785" office:value-type="string" calcext:value-type="string">
            <text:p>4/0</text:p>
          </table:table-cell>
          <table:table-cell table:style-name="ce1785" office:value-type="float" office:value="0" calcext:value-type="float">
            <text:p>0</text:p>
          </table:table-cell>
          <table:table-cell table:style-name="ce1994"/>
          <table:table-cell table:style-name="ce1785" office:value-type="float" office:value="4" calcext:value-type="float">
            <text:p>4</text:p>
          </table:table-cell>
          <table:table-cell table:style-name="ce1785" office:value-type="float" office:value="18" calcext:value-type="float">
            <text:p>18</text:p>
          </table:table-cell>
          <table:table-cell table:number-columns-repeated="2" table:style-name="ce1785" office:value-type="float" office:value="40" calcext:value-type="float">
            <text:p>40</text:p>
          </table:table-cell>
          <table:table-cell table:style-name="ce1785" office:value-type="float" office:value="10" calcext:value-type="float">
            <text:p>10</text:p>
          </table:table-cell>
          <table:table-cell table:style-name="ce2013" office:value-type="string" calcext:value-type="string">
            <text:p>lándzsavívás</text:p>
          </table:table-cell>
          <table:table-cell table:style-name="ce2035" office:value-type="string" calcext:value-type="string">
            <text:p>Keskeny: +2</text:p>
            <text:p>Széles hegyű: +2</text:p>
          </table:table-cell>
          <table:table-cell table:style-name="ce667" table:number-columns-repeated="241"/>
          <table:table-cell table:number-columns-repeated="16127"/>
        </table:table-row>
        <table:table-row table:style-name="ro2">
          <table:table-cell table:style-name="ce1756"/>
          <table:table-cell table:style-name="ce1765" office:value-type="string" calcext:value-type="string">
            <text:p>Szigony, egykezes</text:p>
          </table:table-cell>
          <table:table-cell table:style-name="ce1785" office:value-type="string" calcext:value-type="string">
            <text:p>egykezes</text:p>
          </table:table-cell>
          <table:table-cell table:style-name="ce1785" office:value-type="float" office:value="2" calcext:value-type="float">
            <text:p>2</text:p>
          </table:table-cell>
          <table:table-cell table:style-name="ce1785" office:value-type="float" office:value="3" calcext:value-type="float">
            <text:p>3</text:p>
          </table:table-cell>
          <table:table-cell table:style-name="ce1785" office:value-type="string" calcext:value-type="string">
            <text:p>S</text:p>
          </table:table-cell>
          <table:table-cell table:number-columns-repeated="2" table:style-name="ce1785" office:value-type="float" office:value="0" calcext:value-type="float">
            <text:p>0</text:p>
          </table:table-cell>
          <table:table-cell table:style-name="ce1994"/>
          <table:table-cell table:style-name="ce1784" office:value-type="float" office:value="2" calcext:value-type="float">
            <text:p>2</text:p>
          </table:table-cell>
          <table:table-cell table:style-name="ce1785" office:value-type="float" office:value="5" calcext:value-type="float">
            <text:p>5</text:p>
          </table:table-cell>
          <table:table-cell table:style-name="ce1785" office:value-type="float" office:value="10" calcext:value-type="float">
            <text:p>10</text:p>
          </table:table-cell>
          <table:table-cell table:style-name="ce1785" office:value-type="float" office:value="14" calcext:value-type="float">
            <text:p>14</text:p>
          </table:table-cell>
          <table:table-cell table:style-name="ce1785" office:value-type="float" office:value="8" calcext:value-type="float">
            <text:p>8</text:p>
          </table:table-cell>
          <table:table-cell table:style-name="ce2013" office:value-type="string" calcext:value-type="string">
            <text:p>lándzsavívás</text:p>
          </table:table-cell>
          <table:table-cell table:style-name="ce667" table:number-columns-repeated="242"/>
          <table:table-cell table:number-columns-repeated="16127"/>
        </table:table-row>
        <table:table-row table:style-name="ro2">
          <table:table-cell table:style-name="ce1758"/>
          <table:table-cell table:style-name="ce1769" office:value-type="string" calcext:value-type="string">
            <text:p>Szigony, kétkezes</text:p>
          </table:table-cell>
          <table:table-cell table:style-name="ce1963" office:value-type="string" calcext:value-type="string">
            <text:p>kétkezes</text:p>
          </table:table-cell>
          <table:table-cell table:style-name="ce1963" office:value-type="float" office:value="4" calcext:value-type="float">
            <text:p>4</text:p>
          </table:table-cell>
          <table:table-cell table:style-name="ce1963" office:value-type="float" office:value="99" calcext:value-type="float">
            <text:p>99</text:p>
          </table:table-cell>
          <table:table-cell table:style-name="ce1963" office:value-type="string" calcext:value-type="string">
            <text:p>S</text:p>
          </table:table-cell>
          <table:table-cell table:style-name="ce1963" office:value-type="float" office:value="2" calcext:value-type="float">
            <text:p>2</text:p>
          </table:table-cell>
          <table:table-cell table:style-name="ce1963" office:value-type="float" office:value="0" calcext:value-type="float">
            <text:p>0</text:p>
          </table:table-cell>
          <table:table-cell table:style-name="ce1996"/>
          <table:table-cell table:style-name="ce1963" office:value-type="float" office:value="3" calcext:value-type="float">
            <text:p>3</text:p>
          </table:table-cell>
          <table:table-cell table:style-name="ce1963" office:value-type="float" office:value="10" calcext:value-type="float">
            <text:p>10</text:p>
          </table:table-cell>
          <table:table-cell table:style-name="ce1963" office:value-type="float" office:value="22" calcext:value-type="float">
            <text:p>22</text:p>
          </table:table-cell>
          <table:table-cell table:style-name="ce1963" office:value-type="float" office:value="26" calcext:value-type="float">
            <text:p>26</text:p>
          </table:table-cell>
          <table:table-cell table:style-name="ce1963" office:value-type="float" office:value="9" calcext:value-type="float">
            <text:p>9</text:p>
          </table:table-cell>
          <table:table-cell table:style-name="ce2017" office:value-type="string" calcext:value-type="string">
            <text:p>lándzsavívás</text:p>
          </table:table-cell>
          <table:table-cell table:style-name="ce2036" table:number-columns-repeated="242"/>
          <table:table-cell table:number-columns-repeated="16127"/>
        </table:table-row>
        <table:table-row table:style-name="ro2" table:number-rows-repeated="2">
          <table:table-cell table:number-columns-repeated="14"/>
          <table:table-cell table:style-name="ce647"/>
          <table:table-cell table:number-columns-repeated="16369"/>
        </table:table-row>
        <table:table-row table:style-name="ro2">
          <table:table-cell table:style-name="ce1759"/>
          <table:table-cell table:style-name="ce1771" office:value-type="string" calcext:value-type="string">
            <text:p>Fegyver</text:p>
          </table:table-cell>
          <table:table-cell table:style-name="ce1964" office:value-type="string" calcext:value-type="string">
            <text:p>Forgatás módja</text:p>
          </table:table-cell>
          <table:table-cell table:style-name="ce1771" office:value-type="string" calcext:value-type="string">
            <text:p>SP</text:p>
          </table:table-cell>
          <table:table-cell table:style-name="ce1761" office:value-type="string" calcext:value-type="string">
            <text:p>Erőbónusz max</text:p>
          </table:table-cell>
          <table:table-cell table:style-name="ce1964" office:value-type="string" calcext:value-type="string">
            <text:p>Sebzés módja</text:p>
          </table:table-cell>
          <table:table-cell table:style-name="ce1771" office:value-type="string" calcext:value-type="string">
            <text:p>Átütés</text:p>
          </table:table-cell>
          <table:table-cell table:style-name="ce1771" table:number-columns-repeated="2"/>
          <table:table-cell table:style-name="ce1771" office:value-type="string" calcext:value-type="string">
            <text:p>Hatótáv</text:p>
          </table:table-cell>
          <table:table-cell table:style-name="ce1771" office:value-type="string" calcext:value-type="string">
            <text:p>KÉ</text:p>
          </table:table-cell>
          <table:table-cell table:style-name="ce1771" office:value-type="string" calcext:value-type="string">
            <text:p>CÉ</text:p>
          </table:table-cell>
          <table:table-cell table:style-name="ce1771" office:value-type="string" calcext:value-type="string">
            <text:p>Osztó</text:p>
          </table:table-cell>
          <table:table-cell table:style-name="ce1771" office:value-type="string" calcext:value-type="string">
            <text:p>Sebesség</text:p>
          </table:table-cell>
          <table:table-cell table:style-name="ce1771" office:value-type="string" calcext:value-type="string">
            <text:p>Harcmodor</text:p>
          </table:table-cell>
          <table:table-cell table:style-name="ce1771"/>
          <table:table-cell table:style-name="ce2051" table:number-columns-repeated="241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ce1755" office:value-type="string" calcext:value-type="string">
            <text:p>Hajítófegyverek</text:p>
          </table:table-cell>
          <table:table-cell table:style-name="ce1772" office:value-type="string" calcext:value-type="string">
            <text:p>Bola</text:p>
          </table:table-cell>
          <table:table-cell table:style-name="ce1772" office:value-type="string" calcext:value-type="string">
            <text:p>egykezes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20m</text:p>
          </table:table-cell>
          <table:table-cell table:number-columns-repeated="2" table:style-name="ce1968" office:value-type="float" office:value="2" calcext:value-type="float">
            <text:p>2</text:p>
          </table:table-cell>
          <table:table-cell table:style-name="ce1772" office:value-type="float" office:value="1" calcext:value-type="float">
            <text:p>1</text:p>
          </table:table-cell>
          <table:table-cell table:style-name="ce2003" office:value-type="float" office:value="11" calcext:value-type="float">
            <text:p>11</text:p>
          </table:table-cell>
          <table:table-cell table:style-name="ce2010" office:value-type="string" calcext:value-type="string">
            <text:p>hajítás</text:p>
          </table:table-cell>
          <table:table-cell table:style-name="ce2037"/>
          <table:table-cell table:number-columns-repeated="16368"/>
        </table:table-row>
        <table:table-row table:style-name="ro24">
          <table:table-cell table:style-name="ce1760"/>
          <table:table-cell table:style-name="ce1773" office:value-type="string" calcext:value-type="string">
            <text:p>Dárda</text:p>
          </table:table-cell>
          <table:table-cell table:style-name="ce1773" office:value-type="string" calcext:value-type="string">
            <text:p>egykezes</text:p>
          </table:table-cell>
          <table:table-cell table:style-name="ce1969" office:value-type="float" office:value="3" calcext:value-type="float">
            <text:p>3</text:p>
          </table:table-cell>
          <table:table-cell table:style-name="ce1969" office:value-type="float" office:value="99" calcext:value-type="float">
            <text:p>99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3" calcext:value-type="float">
            <text:p>3</text:p>
          </table:table-cell>
          <table:table-cell table:style-name="ce1985" table:number-columns-repeated="2"/>
          <table:table-cell table:style-name="ce1969" office:value-type="string" calcext:value-type="string">
            <text:p>5m + (Erő x 3)</text:p>
          </table:table-cell>
          <table:table-cell table:style-name="ce1969" office:value-type="float" office:value="5" calcext:value-type="float">
            <text:p>5</text:p>
          </table:table-cell>
          <table:table-cell table:style-name="ce1969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2006" office:value-type="float" office:value="9" calcext:value-type="float">
            <text:p>9</text:p>
          </table:table-cell>
          <table:table-cell table:style-name="ce2018" office:value-type="string" calcext:value-type="string">
            <text:p>hajítás</text:p>
          </table:table-cell>
          <table:table-cell table:style-name="ce2039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053"/>
          <table:table-cell table:style-name="ce1742" table:number-columns-repeated="240"/>
          <table:table-cell table:number-columns-repeated="16127"/>
        </table:table-row>
        <table:table-row table:style-name="ro2">
          <table:table-cell table:style-name="Default"/>
          <table:table-cell table:style-name="ce1772" office:value-type="string" calcext:value-type="string">
            <text:p>Dobóháló</text:p>
          </table:table-cell>
          <table:table-cell table:style-name="ce1778" office:value-type="string" calcext:value-type="string">
            <text:p>egykezes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68" office:value-type="string" calcext:value-type="string">
            <text:p>-</text:p>
          </table:table-cell>
          <table:table-cell table:style-name="ce1968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4m</text:p>
          </table:table-cell>
          <table:table-cell table:style-name="ce1968" office:value-type="float" office:value="2" calcext:value-type="float">
            <text:p>2</text:p>
          </table:table-cell>
          <table:table-cell table:style-name="ce1968" office:value-type="float" office:value="0" calcext:value-type="float">
            <text:p>0</text:p>
          </table:table-cell>
          <table:table-cell table:style-name="ce1772" office:value-type="float" office:value="1" calcext:value-type="float">
            <text:p>1</text:p>
          </table:table-cell>
          <table:table-cell table:style-name="ce2003" office:value-type="float" office:value="11" calcext:value-type="float">
            <text:p>11</text:p>
          </table:table-cell>
          <table:table-cell table:style-name="ce2010" office:value-type="string" calcext:value-type="string">
            <text:p>hajítás</text:p>
          </table:table-cell>
          <table:table-cell table:style-name="ce2037" office:value-type="string" calcext:value-type="string">
            <text:p>Maximális hatótávolsága: Erő+4m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Hajítóbárd</text:p>
          </table:table-cell>
          <table:table-cell table:style-name="ce1778" office:value-type="string" calcext:value-type="string">
            <text:p>egykezes</text:p>
          </table:table-cell>
          <table:table-cell table:style-name="ce1970" office:value-type="float" office:value="2" calcext:value-type="float">
            <text:p>2</text:p>
          </table:table-cell>
          <table:table-cell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20m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4" calcext:value-type="float">
            <text:p>4</text:p>
          </table:table-cell>
          <table:table-cell table:style-name="ce1774" office:value-type="float" office:value="2" calcext:value-type="float">
            <text:p>2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hajítás</text:p>
          </table:table-cell>
          <table:table-cell table:style-name="ce2040" office:value-type="string" calcext:value-type="string">
            <text:p>Maximális hatótávolsága: <text:s/>20+(Erő x 4) méterben</text:p>
          </table:table-cell>
          <table:table-cell table:number-columns-repeated="16368"/>
        </table:table-row>
        <table:table-row table:style-name="ro25">
          <table:table-cell table:style-name="ce1754"/>
          <table:table-cell table:style-name="ce1777" office:value-type="string" calcext:value-type="string">
            <text:p>Hajítótőr</text:p>
          </table:table-cell>
          <table:table-cell table:style-name="ce1773" office:value-type="string" calcext:value-type="string">
            <text:p>egykezes</text:p>
          </table:table-cell>
          <table:table-cell table:style-name="ce1777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977" office:value-type="string" calcext:value-type="string">
            <text:p>S</text:p>
          </table:table-cell>
          <table:table-cell table:style-name="ce1977" office:value-type="float" office:value="0" calcext:value-type="float">
            <text:p>0</text:p>
          </table:table-cell>
          <table:table-cell table:style-name="ce1987"/>
          <table:table-cell table:style-name="ce1999"/>
          <table:table-cell table:style-name="ce1977" office:value-type="string" calcext:value-type="string">
            <text:p>15m</text:p>
          </table:table-cell>
          <table:table-cell table:style-name="ce1977" office:value-type="float" office:value="12" calcext:value-type="float">
            <text:p>12</text:p>
          </table:table-cell>
          <table:table-cell table:style-name="ce1977" office:value-type="float" office:value="4" calcext:value-type="float">
            <text:p>4</text:p>
          </table:table-cell>
          <table:table-cell table:style-name="ce1777" office:value-type="float" office:value="2" calcext:value-type="float">
            <text:p>2</text:p>
          </table:table-cell>
          <table:table-cell table:style-name="ce2008" office:value-type="float" office:value="6" calcext:value-type="float">
            <text:p>6</text:p>
          </table:table-cell>
          <table:table-cell table:style-name="ce2019" office:value-type="string" calcext:value-type="string">
            <text:p>hajítás</text:p>
          </table:table-cell>
          <table:table-cell table:style-name="ce2041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8"/>
        </table:table-row>
        <table:table-row table:style-name="ro7">
          <table:table-cell/>
          <table:table-cell table:style-name="ce1774" office:value-type="string" calcext:value-type="string">
            <text:p>kő</text:p>
          </table:table-cell>
          <table:table-cell table:style-name="ce1774" office:value-type="string" calcext:value-type="string">
            <text:p>egykezes</text:p>
          </table:table-cell>
          <table:table-cell table:style-name="ce1970" office:value-type="float" office:value="-10" calcext:value-type="float">
            <text:p>-10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style-name="ce1987"/>
          <table:table-cell table:style-name="ce1999"/>
          <table:table-cell table:style-name="ce1977" office:value-type="string" calcext:value-type="string">
            <text:p>2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6" calcext:value-type="float">
            <text:p>6</text:p>
          </table:table-cell>
          <table:table-cell table:style-name="ce2010" office:value-type="string" calcext:value-type="string">
            <text:p>hajítás</text:p>
          </table:table-cell>
          <table:table-cell table:style-name="ce2042" office:value-type="string" calcext:value-type="string">
            <text:p>Maximális hatótávolsága: <text:s/>20+(Erő x 5) méterben</text:p>
          </table:table-cell>
          <table:table-cell table:number-columns-repeated="16368"/>
        </table:table-row>
        <table:table-row table:style-name="ro2">
          <table:table-cell table:style-name="ce1760"/>
          <table:table-cell table:style-name="ce1778" office:value-type="string" calcext:value-type="string">
            <text:p>Lasszó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string" calcext:value-type="string">
            <text:p>-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-</text:p>
          </table:table-cell>
          <table:table-cell table:style-name="ce1969" office:value-type="float" office:value="0" calcext:value-type="float">
            <text:p>0</text:p>
          </table:table-cell>
          <table:table-cell table:style-name="ce1985" table:number-columns-repeated="2"/>
          <table:table-cell table:style-name="ce1969" office:value-type="string" calcext:value-type="string">
            <text:p>10m</text:p>
          </table:table-cell>
          <table:table-cell table:number-columns-repeated="2" table:style-name="ce1969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hajítás</text:p>
          </table:table-cell>
          <table:table-cell table:style-name="ce2043" office:value-type="string" calcext:value-type="string">
            <text:p>Sebesülés az esés következtében lehet.</text:p>
          </table:table-cell>
          <table:table-cell table:style-name="ce1742" table:number-columns-repeated="241"/>
          <table:table-cell table:number-columns-repeated="16127"/>
        </table:table-row>
        <table:table-row table:style-name="ro26">
          <table:table-cell/>
          <table:table-cell table:style-name="ce1778" office:value-type="string" calcext:value-type="string">
            <text:p>Parittya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float" office:value="2" calcext:value-type="float">
            <text:p>2</text:p>
          </table:table-cell>
          <table:table-cell table:style-name="ce1969" office:value-type="string" calcext:value-type="string">
            <text:p>Z</text:p>
          </table:table-cell>
          <table:table-cell table:style-name="ce1969" office:value-type="float" office:value="0" calcext:value-type="float">
            <text:p>0</text:p>
          </table:table-cell>
          <table:table-cell table:style-name="ce1985"/>
          <table:table-cell table:style-name="ce2000"/>
          <table:table-cell table:style-name="ce1969" office:value-type="string" calcext:value-type="string">
            <text:p>70m</text:p>
          </table:table-cell>
          <table:table-cell table:number-columns-repeated="2" table:style-name="ce1969" office:value-type="float" office:value="4" calcext:value-type="float">
            <text:p>4</text:p>
          </table:table-cell>
          <table:table-cell table:style-name="ce1778" office:value-type="float" office:value="2" calcext:value-type="float">
            <text:p>2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hajítás</text:p>
          </table:table-cell>
          <table:table-cell table:style-name="ce204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Ramiera</text:p>
          </table:table-cell>
          <table:table-cell table:style-name="ce1774" office:value-type="string" calcext:value-type="string">
            <text:p>egykezes</text:p>
          </table:table-cell>
          <table:table-cell table:number-columns-repeated="2"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0m</text:p>
          </table:table-cell>
          <table:table-cell table:style-name="ce1970" office:value-type="float" office:value="7" calcext:value-type="float">
            <text:p>7</text:p>
          </table:table-cell>
          <table:table-cell table:style-name="ce1970" office:value-type="float" office:value="1" calcext:value-type="float">
            <text:p>1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hajítás</text:p>
          </table:table-cell>
          <table:table-cell table:style-name="ce2040"/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Slan csillag</text:p>
          </table:table-cell>
          <table:table-cell table:style-name="ce1774" office:value-type="string" calcext:value-type="string">
            <text:p>egykezes</text:p>
          </table:table-cell>
          <table:table-cell table:style-name="ce1970" office:value-type="float" office:value="-5" calcext:value-type="float">
            <text:p>-5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5m</text:p>
          </table:table-cell>
          <table:table-cell table:style-name="ce1970" office:value-type="float" office:value="12" calcext:value-type="float">
            <text:p>12</text:p>
          </table:table-cell>
          <table:table-cell table:style-name="ce1970" office:value-type="float" office:value="3" calcext:value-type="float">
            <text:p>3</text:p>
          </table:table-cell>
          <table:table-cell table:style-name="ce1774" office:value-type="float" office:value="1" calcext:value-type="float">
            <text:p>1</text:p>
          </table:table-cell>
          <table:table-cell table:style-name="ce2007" office:value-type="float" office:value="5" calcext:value-type="float">
            <text:p>5</text:p>
          </table:table-cell>
          <table:table-cell table:style-name="ce2010" office:value-type="string" calcext:value-type="string">
            <text:p>hajítás</text:p>
          </table:table-cell>
          <table:table-cell table:style-name="ce2042"/>
          <table:table-cell table:number-columns-repeated="16368"/>
        </table:table-row>
        <table:table-row table:style-name="ro2">
          <table:table-cell table:style-name="ce1757"/>
          <table:table-cell table:style-name="ce1779" office:value-type="string" calcext:value-type="string">
            <text:p>Tőr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971" office:value-type="float" office:value="0" calcext:value-type="float">
            <text:p>0</text:p>
          </table:table-cell>
          <table:table-cell table:style-name="ce1971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88" table:number-columns-repeated="2"/>
          <table:table-cell table:style-name="ce1971" office:value-type="string" calcext:value-type="string">
            <text:p>10m</text:p>
          </table:table-cell>
          <table:table-cell table:style-name="ce1971" office:value-type="float" office:value="7" calcext:value-type="float">
            <text:p>7</text:p>
          </table:table-cell>
          <table:table-cell table:style-name="ce1971" office:value-type="float" office:value="2" calcext:value-type="float">
            <text:p>2</text:p>
          </table:table-cell>
          <table:table-cell table:style-name="ce1779" office:value-type="float" office:value="2" calcext:value-type="float">
            <text:p>2</text:p>
          </table:table-cell>
          <table:table-cell table:style-name="ce2009" office:value-type="float" office:value="7" calcext:value-type="float">
            <text:p>7</text:p>
          </table:table-cell>
          <table:table-cell table:style-name="ce2014" office:value-type="string" calcext:value-type="string">
            <text:p>hajítás</text:p>
          </table:table-cell>
          <table:table-cell table:style-name="ce441" table:number-columns-repeated="242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7">
          <table:table-cell table:style-name="ce1755" office:value-type="string" calcext:value-type="string">
            <text:p>Íjász lőfegyverek</text:p>
          </table:table-cell>
          <table:table-cell table:style-name="ce1772" office:value-type="string" calcext:value-type="string">
            <text:p>Rövid íj</text:p>
          </table:table-cell>
          <table:table-cell table:style-name="ce1772" office:value-type="string" calcext:value-type="string">
            <text:p>kétkezes</text:p>
          </table:table-cell>
          <table:table-cell table:style-name="ce1968" office:value-type="float" office:value="1" calcext:value-type="float">
            <text:p>1</text:p>
          </table:table-cell>
          <table:table-cell table:style-name="ce1968" office:value-type="float" office:value="2" calcext:value-type="float">
            <text:p>2</text:p>
          </table:table-cell>
          <table:table-cell table:style-name="ce1968" office:value-type="string" calcext:value-type="string">
            <text:p>S</text:p>
          </table:table-cell>
          <table:table-cell table:style-name="ce1983" office:value-type="float" office:value="0" calcext:value-type="float">
            <text:p>0</text:p>
          </table:table-cell>
          <table:table-cell table:style-name="ce1989"/>
          <table:table-cell table:style-name="ce1998"/>
          <table:table-cell table:style-name="ce1968" office:value-type="string" calcext:value-type="string">
            <text:p>60m</text:p>
          </table:table-cell>
          <table:table-cell table:number-columns-repeated="2" table:style-name="ce1968" office:value-type="float" office:value="10" calcext:value-type="float">
            <text:p>10</text:p>
          </table:table-cell>
          <table:table-cell table:style-name="ce1772" office:value-type="float" office:value="3" calcext:value-type="float">
            <text:p>3</text:p>
          </table:table-cell>
          <table:table-cell table:style-name="ce2003" office:value-type="float" office:value="6" calcext:value-type="float">
            <text:p>6</text:p>
          </table:table-cell>
          <table:table-cell table:style-name="ce2010" office:value-type="string" calcext:value-type="string">
            <text:p>íjászat</text:p>
          </table:table-cell>
          <table:table-cell table:style-name="ce204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8"/>
        </table:table-row>
        <table:table-row table:style-name="ro27">
          <table:table-cell/>
          <table:table-cell table:style-name="ce1774" office:value-type="string" calcext:value-type="string">
            <text:p>Hosszú íj</text:p>
          </table:table-cell>
          <table:table-cell table:style-name="ce1774" office:value-type="string" calcext:value-type="string">
            <text:p>kétkezes</text:p>
          </table:table-cell>
          <table:table-cell table:number-columns-repeated="2" table:style-name="ce1970" office:value-type="float" office:value="3" calcext:value-type="float">
            <text:p>3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2" calcext:value-type="float">
            <text:p>12</text:p>
          </table:table-cell>
          <table:table-cell table:style-name="ce1774" office:value-type="float" office:value="3" calcext:value-type="float">
            <text:p>3</text:p>
          </table:table-cell>
          <table:table-cell table:style-name="ce2007" office:value-type="float" office:value="8" calcext:value-type="float">
            <text:p>8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8"/>
        </table:table-row>
        <table:table-row table:style-name="ro27">
          <table:table-cell/>
          <table:table-cell table:style-name="ce1774" office:value-type="string" calcext:value-type="string">
            <text:p>Visszacsapó íj</text:p>
          </table:table-cell>
          <table:table-cell table:style-name="ce1774" office:value-type="string" calcext:value-type="string">
            <text:p>kétkezes</text:p>
          </table:table-cell>
          <table:table-cell table:number-columns-repeated="2" table:style-name="ce1970" office:value-type="float" office:value="4" calcext:value-type="float">
            <text:p>4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3" calcext:value-type="float">
            <text:p>3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60m</text:p>
          </table:table-cell>
          <table:table-cell table:style-name="ce1970" office:value-type="float" office:value="6" calcext:value-type="float">
            <text:p>6</text:p>
          </table:table-cell>
          <table:table-cell table:style-name="ce1970" office:value-type="float" office:value="10" calcext:value-type="float">
            <text:p>10</text:p>
          </table:table-cell>
          <table:table-cell table:style-name="ce1774" office:value-type="float" office:value="3" calcext:value-type="float">
            <text:p>3</text:p>
          </table:table-cell>
          <table:table-cell table:style-name="ce2007" office:value-type="float" office:value="8" calcext:value-type="float">
            <text:p>8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8"/>
        </table:table-row>
        <table:table-row table:style-name="ro25">
          <table:table-cell/>
          <table:table-cell table:style-name="ce1774" office:value-type="string" calcext:value-type="string">
            <text:p>Elf íj</text:p>
          </table:table-cell>
          <table:table-cell table:style-name="ce1774" office:value-type="string" calcext:value-type="string">
            <text:p>kétkezes</text:p>
          </table:table-cell>
          <table:table-cell table:style-name="ce1970" office:value-type="float" office:value="4" calcext:value-type="float">
            <text:p>4</text:p>
          </table:table-cell>
          <table:table-cell table:style-name="ce1970" office:value-type="float" office:value="0" calcext:value-type="float">
            <text:p>0</text:p>
          </table:table-cell>
          <table:table-cell table:style-name="ce1970" office:value-type="string" calcext:value-type="string">
            <text:p>S</text:p>
          </table:table-cell>
          <table:table-cell table:style-name="ce1970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style-name="ce1970" office:value-type="float" office:value="8" calcext:value-type="float">
            <text:p>8</text:p>
          </table:table-cell>
          <table:table-cell table:style-name="ce1970" office:value-type="float" office:value="13" calcext:value-type="float">
            <text:p>13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7" calcext:value-type="float">
            <text:p>7</text:p>
          </table:table-cell>
          <table:table-cell table:style-name="ce2010" office:value-type="string" calcext:value-type="string">
            <text:p>íjászat</text:p>
          </table:table-cell>
          <table:table-cell table:style-name="ce204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8"/>
        </table:table-row>
        <table:table-row table:style-name="ro2">
          <table:table-cell/>
          <table:table-cell table:style-name="ce1778" office:value-type="string" calcext:value-type="string">
            <text:p>Fúvócső, kicsi</text:p>
          </table:table-cell>
          <table:table-cell table:style-name="ce1778" office:value-type="string" calcext:value-type="string">
            <text:p>egykezes</text:p>
          </table:table-cell>
          <table:table-cell table:style-name="ce1969" office:value-type="string" calcext:value-type="string">
            <text:p>spec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0" calcext:value-type="float">
            <text:p>0</text:p>
          </table:table-cell>
          <table:table-cell table:style-name="ce1985"/>
          <table:table-cell table:style-name="ce2000"/>
          <table:table-cell table:style-name="ce1969" office:value-type="string" calcext:value-type="string">
            <text:p>16m</text:p>
          </table:table-cell>
          <table:table-cell table:style-name="ce1969" office:value-type="float" office:value="10" calcext:value-type="float">
            <text:p>10</text:p>
          </table:table-cell>
          <table:table-cell table:style-name="ce1969" office:value-type="float" office:value="8" calcext:value-type="float">
            <text:p>8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9" calcext:value-type="float">
            <text:p>9</text:p>
          </table:table-cell>
          <table:table-cell table:style-name="ce2018" office:value-type="string" calcext:value-type="string">
            <text:p>íjászat</text:p>
          </table:table-cell>
          <table:table-cell table:style-name="ce2043" office:value-type="string" calcext:value-type="string">
            <text:p>k20 dobásnál: 20-as dobás: 1 ÉP, különben 0 ÉP</text:p>
          </table:table-cell>
          <table:table-cell table:number-columns-repeated="16368"/>
        </table:table-row>
        <table:table-row table:style-name="ro2">
          <table:table-cell table:style-name="ce1760"/>
          <table:table-cell table:style-name="ce1778" office:value-type="string" calcext:value-type="string">
            <text:p>Fúvócső, vadász</text:p>
          </table:table-cell>
          <table:table-cell table:style-name="ce1778" office:value-type="string" calcext:value-type="string">
            <text:p>kétkezes</text:p>
          </table:table-cell>
          <table:table-cell table:style-name="ce1969" office:value-type="float" office:value="-10" calcext:value-type="float">
            <text:p>-10</text:p>
          </table:table-cell>
          <table:table-cell table:style-name="ce1969" office:value-type="float" office:value="0" calcext:value-type="float">
            <text:p>0</text:p>
          </table:table-cell>
          <table:table-cell table:style-name="ce1969" office:value-type="string" calcext:value-type="string">
            <text:p>S</text:p>
          </table:table-cell>
          <table:table-cell table:style-name="ce1969" office:value-type="float" office:value="0" calcext:value-type="float">
            <text:p>0</text:p>
          </table:table-cell>
          <table:table-cell table:style-name="ce1985" table:number-columns-repeated="2"/>
          <table:table-cell table:style-name="ce1969" office:value-type="string" calcext:value-type="string">
            <text:p>30m</text:p>
          </table:table-cell>
          <table:table-cell table:style-name="ce1969" office:value-type="float" office:value="5" calcext:value-type="float">
            <text:p>5</text:p>
          </table:table-cell>
          <table:table-cell table:style-name="ce1969" office:value-type="float" office:value="10" calcext:value-type="float">
            <text:p>10</text:p>
          </table:table-cell>
          <table:table-cell table:style-name="ce1778" office:value-type="float" office:value="1" calcext:value-type="float">
            <text:p>1</text:p>
          </table:table-cell>
          <table:table-cell table:style-name="ce2006" office:value-type="float" office:value="10" calcext:value-type="float">
            <text:p>10</text:p>
          </table:table-cell>
          <table:table-cell table:style-name="ce2018" office:value-type="string" calcext:value-type="string">
            <text:p>íjászat</text:p>
          </table:table-cell>
          <table:table-cell table:style-name="ce2043"/>
          <table:table-cell table:style-name="ce1742" table:number-columns-repeated="241"/>
          <table:table-cell table:number-columns-repeated="16127"/>
        </table:table-row>
        <table:table-row table:style-name="ro2">
          <table:table-cell table:style-name="ce1755" office:value-type="string" calcext:value-type="string">
            <text:p>Lövész lőfegyverek</text:p>
          </table:table-cell>
          <table:table-cell table:style-name="ce1772" office:value-type="string" calcext:value-type="string">
            <text:p>Kézi nyílpuska</text:p>
          </table:table-cell>
          <table:table-cell table:style-name="ce1772" office:value-type="string" calcext:value-type="string">
            <text:p>egykezes</text:p>
          </table:table-cell>
          <table:table-cell table:number-columns-repeated="2" table:style-name="ce1772" office:value-type="float" office:value="0" calcext:value-type="float">
            <text:p>0</text:p>
          </table:table-cell>
          <table:table-cell table:style-name="ce1772" office:value-type="string" calcext:value-type="string">
            <text:p>S</text:p>
          </table:table-cell>
          <table:table-cell table:style-name="ce1772" office:value-type="float" office:value="0" calcext:value-type="float">
            <text:p>0</text:p>
          </table:table-cell>
          <table:table-cell table:style-name="ce1984"/>
          <table:table-cell table:style-name="ce1998"/>
          <table:table-cell table:style-name="ce1968" office:value-type="string" calcext:value-type="string">
            <text:p>20m</text:p>
          </table:table-cell>
          <table:table-cell table:style-name="ce1772" office:value-type="float" office:value="8" calcext:value-type="float">
            <text:p>8</text:p>
          </table:table-cell>
          <table:table-cell table:style-name="ce1772" office:value-type="float" office:value="10" calcext:value-type="float">
            <text:p>10</text:p>
          </table:table-cell>
          <table:table-cell table:style-name="ce1772" office:value-type="float" office:value="3" calcext:value-type="float">
            <text:p>3</text:p>
          </table:table-cell>
          <table:table-cell table:style-name="ce2003" office:value-type="float" office:value="10" calcext:value-type="float">
            <text:p>10</text:p>
          </table:table-cell>
          <table:table-cell table:style-name="ce2010" office:value-type="string" calcext:value-type="string">
            <text:p>lövészet</text:p>
          </table:table-cell>
          <table:table-cell table:style-name="ce2037" office:value-type="string" calcext:value-type="string">
            <text:p>* A kézi nyílpuska kevésbé pontos fegyver kis mérete miatt.</text:p>
          </table:table-cell>
          <table:table-cell table:number-columns-repeated="16368"/>
        </table:table-row>
        <table:table-row table:style-name="ro26">
          <table:table-cell/>
          <table:table-cell table:style-name="ce1774" office:value-type="string" calcext:value-type="string">
            <text:p>Nyílpuska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970" office:value-type="float" office:value="8" calcext:value-type="float">
            <text:p>8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50m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6" calcext:value-type="float">
            <text:p>16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13" calcext:value-type="float">
            <text:p>13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Nehéz nyílpuska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970" office:value-type="float" office:value="15" calcext:value-type="float">
            <text:p>15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80m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6" calcext:value-type="float">
            <text:p>16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16" calcext:value-type="float">
            <text:p>16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Páncéltörő <text:s/>Ez átviszi a nehézvértet is!</text:p>
          </table:table-cell>
          <table:table-cell table:number-columns-repeated="16368"/>
        </table:table-row>
        <table:table-row table:style-name="ro26">
          <table:table-cell/>
          <table:table-cell table:style-name="ce1774" office:value-type="string" calcext:value-type="string">
            <text:p>Shadoni páncéltörő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20" calcext:value-type="float">
            <text:p>20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Z</text:p>
          </table:table-cell>
          <table:table-cell table:style-name="ce1970" office:value-type="float" office:value="20" calcext:value-type="float">
            <text:p>2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120m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string" calcext:value-type="string">
            <text:p>-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8"/>
        </table:table-row>
        <table:table-row table:style-name="ro2">
          <table:table-cell/>
          <table:table-cell table:style-name="ce1774" office:value-type="string" calcext:value-type="string">
            <text:p>Kharei nyílpusk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style-name="ce1774" office:value-type="float" office:value="0" calcext:value-type="float">
            <text:p>0</text:p>
          </table:table-cell>
          <table:table-cell table:style-name="ce1986"/>
          <table:table-cell table:style-name="ce1998"/>
          <table:table-cell table:style-name="ce1970" office:value-type="string" calcext:value-type="string">
            <text:p>50m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4" calcext:value-type="float">
            <text:p>4</text:p>
          </table:table-cell>
          <table:table-cell table:style-name="ce2007" office:value-type="float" office:value="6" calcext:value-type="float">
            <text:p>6</text:p>
          </table:table-cell>
          <table:table-cell table:style-name="ce2010" office:value-type="string" calcext:value-type="string">
            <text:p>lövészet</text:p>
          </table:table-cell>
          <table:table-cell table:style-name="ce2040" office:value-type="string" calcext:value-type="string">
            <text:p>* Míg ki nem fogy a tár. Újratöltés: 1 kör</text:p>
          </table:table-cell>
          <table:table-cell table:number-columns-repeated="16368"/>
        </table:table-row>
        <table:table-row table:style-name="ro26">
          <table:table-cell table:style-name="ce1757"/>
          <table:table-cell table:style-name="ce1779" office:value-type="string" calcext:value-type="string">
            <text:p>Aquir nyílpuska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string" calcext:value-type="string">
            <text:p>halál / +6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0" calcext:value-type="float">
            <text:p>20</text:p>
          </table:table-cell>
          <table:table-cell table:style-name="ce1988" table:number-columns-repeated="2"/>
          <table:table-cell table:style-name="ce1971" office:value-type="string" calcext:value-type="string">
            <text:p>50m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4" calcext:value-type="float">
            <text:p>4</text:p>
          </table:table-cell>
          <table:table-cell table:style-name="ce2009" office:value-type="float" office:value="7" calcext:value-type="float">
            <text:p>7</text:p>
          </table:table-cell>
          <table:table-cell table:style-name="ce2014" office:value-type="string" calcext:value-type="string">
            <text:p>lövészet</text:p>
          </table:table-cell>
          <table:table-cell table:style-name="ce2046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2046"/>
          <table:table-cell table:style-name="ce441" table:number-columns-repeated="240"/>
          <table:table-cell table:number-columns-repeated="16127"/>
        </table:table-row>
        <table:table-row table:style-name="ro2">
          <table:table-cell table:style-name="ce1754"/>
          <table:table-cell table:style-name="ce1761" office:value-type="string" calcext:value-type="string">
            <text:p>Pajzs típus</text:p>
          </table:table-cell>
          <table:table-cell table:style-name="ce1781" office:value-type="string" calcext:value-type="string">
            <text:p>Típus</text:p>
          </table:table-cell>
          <table:table-cell table:style-name="ce1761" office:value-type="string" calcext:value-type="string">
            <text:p>SP</text:p>
          </table:table-cell>
          <table:table-cell table:style-name="ce1761" office:value-type="string" calcext:value-type="string">
            <text:p>Erőbónusz max</text:p>
          </table:table-cell>
          <table:table-cell table:style-name="ce1973" office:value-type="string" calcext:value-type="string">
            <text:p>Sebzés módja</text:p>
          </table:table-cell>
          <table:table-cell table:style-name="ce1978" office:value-type="string" calcext:value-type="string">
            <text:p>Átütés</text:p>
          </table:table-cell>
          <table:table-cell table:style-name="ce1978" office:value-type="string" calcext:value-type="string">
            <text:p>Íves</text:p>
          </table:table-cell>
          <table:table-cell table:style-name="ce1990" office:value-type="string" calcext:value-type="string">
            <text:p>1,5 kezes</text:p>
          </table:table-cell>
          <table:table-cell table:style-name="ce1978" office:value-type="string" calcext:value-type="string">
            <text:p>Pengehossz</text:p>
          </table:table-cell>
          <table:table-cell table:style-name="ce1978" office:value-type="string" calcext:value-type="string">
            <text:p>KÉ</text:p>
          </table:table-cell>
          <table:table-cell table:style-name="ce1978" office:value-type="string" calcext:value-type="string">
            <text:p>TÉ</text:p>
          </table:table-cell>
          <table:table-cell table:style-name="ce1978" office:value-type="string" calcext:value-type="string">
            <text:p>VÉ</text:p>
          </table:table-cell>
          <table:table-cell table:style-name="ce1978" office:value-type="string" calcext:value-type="string">
            <text:p>Sebesség</text:p>
          </table:table-cell>
          <table:table-cell table:style-name="ce1781" office:value-type="string" calcext:value-type="string">
            <text:p>Harcmodor</text:p>
          </table:table-cell>
          <table:table-cell table:number-columns-repeated="16369"/>
        </table:table-row>
        <table:table-row table:style-name="ro2">
          <table:table-cell table:style-name="ce1755" office:value-type="string" calcext:value-type="string">
            <text:p>Pajzsok</text:p>
          </table:table-cell>
          <table:table-cell table:style-name="ce1780" office:value-type="string" calcext:value-type="string">
            <text:p>Kis pajzs</text:p>
          </table:table-cell>
          <table:table-cell table:style-name="ce1774" office:value-type="string" calcext:value-type="string">
            <text:p>egykezes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1972" office:value-type="float" office:value="3" calcext:value-type="float">
            <text:p>3</text:p>
          </table:table-cell>
          <table:table-cell table:style-name="ce1780" office:value-type="float" office:value="10" calcext:value-type="float">
            <text:p>10</text:p>
          </table:table-cell>
          <table:table-cell table:style-name="ce647" office:value-type="float" office:value="6" calcext:value-type="float">
            <text:p>6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style-name="ce1754"/>
          <table:table-cell table:style-name="ce1780" office:value-type="string" calcext:value-type="string">
            <text:p>Közepes pajzs</text:p>
          </table:table-cell>
          <table:table-cell table:style-name="ce1774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2" calcext:value-type="float">
            <text:p>2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style-name="ce1972" office:value-type="float" office:value="2" calcext:value-type="float">
            <text:p>2</text:p>
          </table:table-cell>
          <table:table-cell table:style-name="ce1972" office:value-type="float" office:value="4" calcext:value-type="float">
            <text:p>4</text:p>
          </table:table-cell>
          <table:table-cell table:style-name="ce1780" office:value-type="float" office:value="30" calcext:value-type="float">
            <text:p>30</text:p>
          </table:table-cell>
          <table:table-cell table:style-name="ce647" office:value-type="float" office:value="7" calcext:value-type="float">
            <text:p>7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47" table:number-columns-repeated="236"/>
          <table:table-cell table:number-columns-repeated="16127"/>
        </table:table-row>
        <table:table-row table:style-name="ro2">
          <table:table-cell/>
          <table:table-cell table:style-name="ce1780" office:value-type="string" calcext:value-type="string">
            <text:p>Nagy pajzs</text:p>
          </table:table-cell>
          <table:table-cell table:style-name="ce1774" office:value-type="string" calcext:value-type="string">
            <text:p>egykezes</text:p>
          </table:table-cell>
          <table:table-cell table:style-name="ce1972" office:value-type="float" office:value="0" calcext:value-type="float">
            <text:p>0</text:p>
          </table:table-cell>
          <table:table-cell table:style-name="ce1972" office:value-type="float" office:value="4" calcext:value-type="float">
            <text:p>4</text:p>
          </table:table-cell>
          <table:table-cell table:style-name="ce749" office:value-type="string" calcext:value-type="string">
            <text:p>Z</text:p>
          </table:table-cell>
          <table:table-cell table:number-columns-repeated="2" table:style-name="ce749" office:value-type="float" office:value="0" calcext:value-type="float">
            <text:p>0</text:p>
          </table:table-cell>
          <table:table-cell table:style-name="ce1998"/>
          <table:table-cell table:style-name="ce749" office:value-type="float" office:value="0" calcext:value-type="float">
            <text:p>0</text:p>
          </table:table-cell>
          <table:table-cell table:number-columns-repeated="2" table:style-name="ce1972" office:value-type="float" office:value="3" calcext:value-type="float">
            <text:p>3</text:p>
          </table:table-cell>
          <table:table-cell table:style-name="ce1780" office:value-type="float" office:value="50" calcext:value-type="float">
            <text:p>50</text:p>
          </table:table-cell>
          <table:table-cell table:style-name="ce647" office:value-type="float" office:value="9" calcext:value-type="float">
            <text:p>9</text:p>
          </table:table-cell>
          <table:table-cell table:style-name="ce2010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number-columns-repeated="14"/>
          <table:table-cell table:style-name="ce647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647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647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7"/>
          <table:table-cell table:style-name="ce647"/>
          <table:table-cell table:number-columns-repeated="16369"/>
        </table:table-row>
        <table:table-row table:style-name="ro2" table:number-rows-repeated="65425">
          <table:table-cell table:number-columns-repeated="14"/>
          <table:table-cell table:style-name="ce647"/>
          <table:table-cell table:number-columns-repeated="16369"/>
        </table:table-row>
        <table:table-row table:style-name="ro2" table:number-rows-repeated="98304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3" table:default-cell-style-name="ce1515"/>
        <table:table-column table:style-name="co64" table:default-cell-style-name="ce1478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67"/>
          <table:covered-table-cell table:style-name="ce1421"/>
          <table:covered-table-cell table:style-name="ce1756"/>
          <table:covered-table-cell table:style-name="ce1421"/>
          <table:table-cell table:style-name="ce66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67"/>
          <table:table-cell table:style-name="ce1413"/>
          <table:table-cell table:style-name="ce1756"/>
          <table:table-cell table:style-name="ce1413"/>
          <table:table-cell table:style-name="ce66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63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41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41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32" table:content-validation-name="val202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3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3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41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3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3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3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3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63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4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63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63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3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413"/>
          <table:table-cell table:style-name="Default"/>
          <table:table-cell table:style-name="ce41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63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41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63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41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3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3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63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8" table:default-cell-style-name="ce2096"/>
        <table:table-column table:style-name="co69" table:default-cell-style-name="ce2105"/>
        <table:table-column table:style-name="co70" table:default-cell-style-name="ce2113"/>
        <table:table-column table:style-name="co71" table:default-cell-style-name="ce2096"/>
        <table:table-column table:style-name="co72" table:default-cell-style-name="ce2123"/>
        <table:table-column table:style-name="co73" table:default-cell-style-name="ce2096"/>
        <table:table-column table:style-name="co74" table:default-cell-style-name="ce2096"/>
        <table:table-column table:style-name="co75" table:default-cell-style-name="ce2096"/>
        <table:table-column table:style-name="co76" table:default-cell-style-name="ce2130"/>
        <table:table-column table:style-name="co77" table:default-cell-style-name="ce2096"/>
        <table:table-column table:style-name="co78" table:default-cell-style-name="ce2096"/>
        <table:table-column table:style-name="co79" table:default-cell-style-name="Default"/>
        <table:table-column table:style-name="co80" table:default-cell-style-name="ce2096"/>
        <table:table-column table:style-name="co81" table:default-cell-style-name="ce2096"/>
        <table:table-column table:style-name="co7" table:default-cell-style-name="ce2096"/>
        <table:table-column table:style-name="co82" table:default-cell-style-name="Default"/>
        <table:table-row table:style-name="ro3">
          <table:table-cell table:style-name="ce2095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4"/>
          <table:covered-table-cell table:style-name="ce2112"/>
          <table:covered-table-cell table:style-name="ce1705"/>
          <table:covered-table-cell table:style-name="ce1707"/>
          <table:covered-table-cell table:number-columns-repeated="3" table:style-name="ce1705"/>
          <table:covered-table-cell table:style-name="ce2129"/>
          <table:covered-table-cell table:number-columns-repeated="2" table:style-name="ce1705"/>
          <table:covered-table-cell/>
          <table:covered-table-cell table:style-name="ce1705"/>
          <table:covered-table-cell table:number-columns-repeated="3"/>
        </table:table-row>
        <table:table-row table:style-name="ro2">
          <table:table-cell table:number-columns-repeated="4"/>
          <table:table-cell table:style-name="ce1707"/>
          <table:table-cell table:style-name="ce1705"/>
          <table:table-cell table:number-columns-repeated="10"/>
        </table:table-row>
        <table:table-row table:style-name="ro2">
          <table:table-cell table:style-name="ce2097" office:value-type="string" calcext:value-type="string">
            <text:p>Általános fortélyok</text:p>
          </table:table-cell>
          <table:table-cell table:style-name="ce2106" office:value-type="string" calcext:value-type="string">
            <text:p>Max fok</text:p>
          </table:table-cell>
          <table:table-cell table:style-name="ce2106" office:value-type="string" calcext:value-type="string">
            <text:p>Kiterjeszti</text:p>
          </table:table-cell>
          <table:table-cell/>
          <table:table-cell table:style-name="ce2122" office:value-type="string" calcext:value-type="string">
            <text:p>Kiemelt Fortélyok</text:p>
          </table:table-cell>
          <table:table-cell table:style-name="ce1705"/>
          <table:table-cell/>
          <table:table-cell table:style-name="ce2122" office:value-type="string" calcext:value-type="string">
            <text:p>Faj Hátterek</text:p>
          </table:table-cell>
          <table:table-cell table:style-name="ce2122" office:value-type="string" calcext:value-type="string">
            <text:p>Karma Hátterek</text:p>
          </table:table-cell>
          <table:table-cell table:style-name="ce2122" office:value-type="string" calcext:value-type="string">
            <text:p>Leíró Hátterek</text:p>
          </table:table-cell>
          <table:table-cell/>
          <table:table-cell table:style-name="ce2097" office:value-type="string" calcext:value-type="string">
            <text:p>Nyelvek</text:p>
          </table:table-cell>
          <table:table-cell table:style-name="ce2122" office:value-type="string" calcext:value-type="string">
            <text:p>Rövidítés</text:p>
          </table:table-cell>
          <table:table-cell table:style-name="Default"/>
          <table:table-cell table:style-name="ce2097" office:value-type="string" calcext:value-type="string">
            <text:p>Varázslási módszerek</text:p>
          </table:table-cell>
          <table:table-cell table:style-name="ce2096"/>
        </table:table-row>
        <table:table-row table:style-name="ro2">
          <table:table-cell table:style-name="ce2098"/>
          <table:table-cell table:style-name="ce2107"/>
          <table:table-cell table:style-name="ce2114"/>
          <table:table-cell/>
          <table:table-cell table:style-name="Default"/>
          <table:table-cell table:style-name="ce1705"/>
          <table:table-cell/>
          <table:table-cell table:style-name="ce2098"/>
          <table:table-cell table:style-name="ce2096"/>
          <table:table-cell table:style-name="Default"/>
          <table:table-cell/>
          <table:table-cell table:style-name="ce2123"/>
          <table:table-cell/>
          <table:table-cell table:style-name="Default"/>
          <table:table-cell/>
          <table:table-cell table:style-name="ce2096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05"/>
          <table:table-cell/>
          <table:table-cell table:style-name="ce210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96" office:value-type="string" calcext:value-type="string">
            <text:p>Alkoholista</text:p>
          </table:table-cell>
          <table:table-cell table:style-name="ce2132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123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05"/>
          <table:table-cell/>
          <table:table-cell table:style-name="ce210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96" office:value-type="string" calcext:value-type="string">
            <text:p>Bajnok</text:p>
          </table:table-cell>
          <table:table-cell table:style-name="ce2102" office:value-type="string" calcext:value-type="string">
            <text:p>Árva</text:p>
          </table:table-cell>
          <table:table-cell/>
          <table:table-cell table:style-name="ce2123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705"/>
          <table:table-cell/>
          <table:table-cell table:style-name="ce210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96" office:value-type="string" calcext:value-type="string">
            <text:p>Bukott</text:p>
          </table:table-cell>
          <table:table-cell table:style-name="ce2102" office:value-type="string" calcext:value-type="string">
            <text:p>Erdőlakó</text:p>
          </table:table-cell>
          <table:table-cell/>
          <table:table-cell table:style-name="ce2123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10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96" office:value-type="string" calcext:value-type="string">
            <text:p>Gyerekgyilkos</text:p>
          </table:table-cell>
          <table:table-cell table:style-name="ce2102" office:value-type="string" calcext:value-type="string">
            <text:p>Jobbágy</text:p>
          </table:table-cell>
          <table:table-cell/>
          <table:table-cell table:style-name="ce2123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2" office:value-type="string" calcext:value-type="string">
            <text:p>Szabad Fortélyok</text:p>
          </table:table-cell>
          <table:table-cell table:style-name="ce2125" office:value-type="string" calcext:value-type="string">
            <text:p>Kiterjeszti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96" office:value-type="string" calcext:value-type="string">
            <text:p>Gyilkos</text:p>
          </table:table-cell>
          <table:table-cell table:style-name="ce2102" office:value-type="string" calcext:value-type="string">
            <text:p>Nemes</text:p>
          </table:table-cell>
          <table:table-cell/>
          <table:table-cell table:style-name="ce2123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2098"/>
          <table:table-cell table:style-name="ce2126"/>
          <table:table-cell/>
          <table:table-cell table:style-name="ce210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96" office:value-type="string" calcext:value-type="string">
            <text:p>Hírhedt</text:p>
          </table:table-cell>
          <table:table-cell table:style-name="ce2102" office:value-type="string" calcext:value-type="string">
            <text:p>Polgár</text:p>
          </table:table-cell>
          <table:table-cell/>
          <table:table-cell table:style-name="ce2123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ce210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19" office:value-type="string" calcext:value-type="string">
            <text:p><text:span text:style-name="T43">🟩</text:span> 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96" office:value-type="string" calcext:value-type="string">
            <text:p>Hős</text:p>
          </table:table-cell>
          <table:table-cell table:style-name="ce2102" office:value-type="string" calcext:value-type="string">
            <text:p>Városlakó</text:p>
          </table:table-cell>
          <table:table-cell/>
          <table:table-cell table:style-name="ce2123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5">
          <table:table-cell table:style-name="ce2100" office:value-type="string" calcext:value-type="string">
            <text:p>➖➖➖ Általános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19" office:value-type="string" calcext:value-type="string">
            <text:p><text:span text:style-name="T44">🟥</text:span> Kvantikum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96" office:value-type="string" calcext:value-type="string">
            <text:p>Mágikus Összhang</text:p>
          </table:table-cell>
          <table:table-cell table:style-name="ce2132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123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5">
          <table:table-cell table:style-name="ce2099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19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96" office:value-type="string" calcext:value-type="string">
            <text:p>Profán</text:p>
          </table:table-cell>
          <table:table-cell table:style-name="ce2132" office:value-type="string" calcext:value-type="string">
            <text:p>Élet</text:p>
          </table:table-cell>
          <table:table-cell/>
          <table:table-cell table:style-name="ce2123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5">
          <table:table-cell table:style-name="ce2099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19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32" office:value-type="string" calcext:value-type="string">
            <text:p>Rend</text:p>
          </table:table-cell>
          <table:table-cell/>
          <table:table-cell table:style-name="ce2123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5">
          <table:table-cell table:style-name="ce2099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19" office:value-type="string" calcext:value-type="string">
            <text:p>Érzékenység Tulajdonságodat segíti ízlelé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32" office:value-type="string" calcext:value-type="string">
            <text:p>Halál</text:p>
          </table:table-cell>
          <table:table-cell/>
          <table:table-cell table:style-name="ce2123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5">
          <table:table-cell table:style-name="ce2099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19" office:value-type="string" calcext:value-type="string">
            <text:p>Érzékenység Tulajdonságodat segíti tapintás esetén</text:p>
          </table:table-cell>
          <table:table-cell/>
          <table:table-cell table:style-name="ce210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32" office:value-type="string" calcext:value-type="string">
            <text:p>Káosz</text:p>
          </table:table-cell>
          <table:table-cell/>
          <table:table-cell table:style-name="ce2123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19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102" office:value-type="string" calcext:value-type="string">
            <text:p>Alattomos</text:p>
          </table:table-cell>
          <table:table-cell/>
          <table:table-cell table:style-name="ce2123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19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102" office:value-type="string" calcext:value-type="string">
            <text:p>Álmodozó</text:p>
          </table:table-cell>
          <table:table-cell/>
          <table:table-cell table:style-name="ce2123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19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2102" office:value-type="string" calcext:value-type="string">
            <text:p>Autoriter</text:p>
          </table:table-cell>
          <table:table-cell/>
          <table:table-cell table:style-name="ce2123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28">
          <table:table-cell table:style-name="ce91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49" office:value-type="float" office:value="1" calcext:value-type="float">
            <text:p>1</text:p>
          </table:table-cell>
          <table:table-cell table:style-name="ce2116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19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2122" office:value-type="string" calcext:value-type="string">
            <text:p>Kultúrkörök</text:p>
          </table:table-cell>
          <table:table-cell table:style-name="Default"/>
          <table:table-cell table:style-name="ce2102" office:value-type="string" calcext:value-type="string">
            <text:p>Barátságos</text:p>
          </table:table-cell>
          <table:table-cell/>
          <table:table-cell table:style-name="ce2123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91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05" office:value-type="float" office:value="1" calcext:value-type="float">
            <text:p>1</text:p>
          </table:table-cell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ce911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19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2102" office:value-type="string" calcext:value-type="string">
            <text:p>Cinikus</text:p>
          </table:table-cell>
          <table:table-cell/>
          <table:table-cell table:style-name="ce2123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19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2102" office:value-type="string" calcext:value-type="string">
            <text:p>4mund</text:p>
          </table:table-cell>
          <table:table-cell table:style-name="Default"/>
          <table:table-cell table:style-name="ce2102" office:value-type="string" calcext:value-type="string">
            <text:p>Gondoskodó</text:p>
          </table:table-cell>
          <table:table-cell/>
          <table:table-cell table:style-name="ce2123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19" office:value-type="string" calcext:value-type="string">
            <text:p><text:span text:style-name="T45">🟩 Nyomozás;  🟩Emberismeret</text:span></text:p>
          </table:table-cell>
          <table:table-cell/>
          <table:table-cell table:style-name="ce2102" office:value-type="string" calcext:value-type="string">
            <text:p>asz1sz</text:p>
          </table:table-cell>
          <table:table-cell table:style-name="Default"/>
          <table:table-cell table:style-name="ce2102" office:value-type="string" calcext:value-type="string">
            <text:p>Gyáva</text:p>
          </table:table-cell>
          <table:table-cell/>
          <table:table-cell table:style-name="ce2123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2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02" office:value-type="string" calcext:value-type="string">
            <text:p>barbár</text:p>
          </table:table-cell>
          <table:table-cell table:style-name="Default"/>
          <table:table-cell table:style-name="ce2102" office:value-type="string" calcext:value-type="string">
            <text:p>Gyűjtögető</text:p>
          </table:table-cell>
          <table:table-cell/>
          <table:table-cell table:style-name="ce2123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19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2102" office:value-type="string" calcext:value-type="string">
            <text:p>bukán</text:p>
          </table:table-cell>
          <table:table-cell table:style-name="ce2126"/>
          <table:table-cell table:style-name="ce2102" office:value-type="string" calcext:value-type="string">
            <text:p>Hallgatag</text:p>
          </table:table-cell>
          <table:table-cell/>
          <table:table-cell table:style-name="ce2123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19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2102" office:value-type="string" calcext:value-type="string">
            <text:p>dw00n</text:p>
          </table:table-cell>
          <table:table-cell/>
          <table:table-cell table:style-name="ce2102" office:value-type="string" calcext:value-type="string">
            <text:p>Hiszékeny</text:p>
          </table:table-cell>
          <table:table-cell/>
          <table:table-cell table:style-name="ce2123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0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911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19" office:value-type="string" calcext:value-type="string">
            <text:p><text:span text:style-name="T36">🟩 </text:span>Befolyásolás, Emberismeret</text:p>
          </table:table-cell>
          <table:table-cell/>
          <table:table-cell table:style-name="ce2102" office:value-type="string" calcext:value-type="string">
            <text:p>dzs4d</text:p>
          </table:table-cell>
          <table:table-cell table:style-name="ce2127"/>
          <table:table-cell table:style-name="ce2102" office:value-type="string" calcext:value-type="string">
            <text:p>Idealista</text:p>
          </table:table-cell>
          <table:table-cell/>
          <table:table-cell table:style-name="ce2123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19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2102" office:value-type="string" calcext:value-type="string">
            <text:p>elar</text:p>
          </table:table-cell>
          <table:table-cell table:style-name="ce2127"/>
          <table:table-cell table:style-name="ce2102" office:value-type="string" calcext:value-type="string">
            <text:p>Kígyóiszonyos</text:p>
          </table:table-cell>
          <table:table-cell/>
          <table:table-cell table:style-name="ce2123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0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19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2102" office:value-type="string" calcext:value-type="string">
            <text:p>elf</text:p>
          </table:table-cell>
          <table:table-cell table:style-name="ce2127"/>
          <table:table-cell table:style-name="ce2102" office:value-type="string" calcext:value-type="string">
            <text:p>Megfontolt</text:p>
          </table:table-cell>
          <table:table-cell/>
          <table:table-cell table:style-name="ce2123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19" office:value-type="string" calcext:value-type="string">
            <text:p><text:span text:style-name="T36">🟩 </text:span>Lexikum, Hadászat</text:p>
          </table:table-cell>
          <table:table-cell/>
          <table:table-cell table:style-name="ce2102" office:value-type="string" calcext:value-type="string">
            <text:p>en0szukei</text:p>
          </table:table-cell>
          <table:table-cell table:style-name="ce2127"/>
          <table:table-cell table:style-name="ce2102" office:value-type="string" calcext:value-type="string">
            <text:p>Megbízhatatlan</text:p>
          </table:table-cell>
          <table:table-cell/>
          <table:table-cell table:style-name="ce2123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19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ce2102" office:value-type="string" calcext:value-type="string">
            <text:p>erv</text:p>
          </table:table-cell>
          <table:table-cell table:style-name="ce2127"/>
          <table:table-cell table:style-name="ce2102" office:value-type="string" calcext:value-type="string">
            <text:p>Megbízható</text:p>
          </table:table-cell>
          <table:table-cell/>
          <table:table-cell table:style-name="ce2096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19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ce2102" office:value-type="string" calcext:value-type="string">
            <text:p>gohr</text:p>
          </table:table-cell>
          <table:table-cell table:style-name="ce2127"/>
          <table:table-cell table:style-name="ce2102" office:value-type="string" calcext:value-type="string">
            <text:p>Meggondolatlan</text:p>
          </table:table-cell>
          <table:table-cell/>
          <table:table-cell table:style-name="ce2123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19" office:value-type="string" calcext:value-type="string">
            <text:p><text:span text:style-name="T36">🟩 </text:span>Befolyásolás, Emberismeret</text:p>
          </table:table-cell>
          <table:table-cell/>
          <table:table-cell table:style-name="ce2102" office:value-type="string" calcext:value-type="string">
            <text:p>gorv1ki</text:p>
          </table:table-cell>
          <table:table-cell table:style-name="ce2127"/>
          <table:table-cell table:style-name="ce2102" office:value-type="string" calcext:value-type="string">
            <text:p>Naív</text:p>
          </table:table-cell>
          <table:table-cell/>
          <table:table-cell table:style-name="ce2123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19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il4nori</text:p>
          </table:table-cell>
          <table:table-cell table:style-name="ce2131"/>
          <table:table-cell table:style-name="ce2102" office:value-type="string" calcext:value-type="string">
            <text:p>Nagyképű</text:p>
          </table:table-cell>
          <table:table-cell/>
          <table:table-cell table:style-name="ce2123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19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khál</text:p>
          </table:table-cell>
          <table:table-cell table:style-name="ce2131"/>
          <table:table-cell table:style-name="ce2102" office:value-type="string" calcext:value-type="string">
            <text:p>Nárcisztikus</text:p>
          </table:table-cell>
          <table:table-cell/>
          <table:table-cell table:style-name="ce2123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09"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19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kr4ni</text:p>
          </table:table-cell>
          <table:table-cell table:style-name="Default"/>
          <table:table-cell table:style-name="ce2102" office:value-type="string" calcext:value-type="string">
            <text:p>Pókiszonyos</text:p>
          </table:table-cell>
          <table:table-cell/>
          <table:table-cell table:style-name="ce2123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19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2102" office:value-type="string" calcext:value-type="string">
            <text:p>mawini</text:p>
          </table:table-cell>
          <table:table-cell table:style-name="Default"/>
          <table:table-cell table:style-name="ce2102" office:value-type="string" calcext:value-type="string">
            <text:p>Precíz</text:p>
          </table:table-cell>
          <table:table-cell/>
          <table:table-cell table:style-name="ce2123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19" office:value-type="string" calcext:value-type="string">
            <text:p><text:span text:style-name="T36">🟩 </text:span>Előadóművészet, Művészetismeret</text:p>
          </table:table-cell>
          <table:table-cell table:style-name="Default"/>
          <table:table-cell table:style-name="ce2102" office:value-type="string" calcext:value-type="string">
            <text:p>ni4rei</text:p>
          </table:table-cell>
          <table:table-cell table:style-name="Default"/>
          <table:table-cell table:style-name="ce2102" office:value-type="string" calcext:value-type="string">
            <text:p>Szerény</text:p>
          </table:table-cell>
          <table:table-cell/>
          <table:table-cell table:style-name="ce2123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100" office:value-type="string" calcext:value-type="string">
            <text:p>➖➖➖ Vezető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19" office:value-type="string" calcext:value-type="string">
            <text:p><text:span text:style-name="T38">🟥 </text:span>Előadóművészet, Művészetismeret, Etikett</text:p>
          </table:table-cell>
          <table:table-cell table:style-name="Default"/>
          <table:table-cell table:style-name="ce2102" office:value-type="string" calcext:value-type="string">
            <text:p>nomád</text:p>
          </table:table-cell>
          <table:table-cell table:style-name="Default"/>
          <table:table-cell table:style-name="ce2102" office:value-type="string" calcext:value-type="string">
            <text:p>Talpnyaló</text:p>
          </table:table-cell>
          <table:table-cell/>
          <table:table-cell table:style-name="ce2123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19" office:value-type="string" calcext:value-type="string">
            <text:p><text:span text:style-name="T38">🟥 </text:span>Etikett</text:p>
          </table:table-cell>
          <table:table-cell table:style-name="Default"/>
          <table:table-cell table:style-name="ce2102" office:value-type="string" calcext:value-type="string">
            <text:p>pier</text:p>
          </table:table-cell>
          <table:table-cell table:style-name="Default"/>
          <table:table-cell table:style-name="ce2102" office:value-type="string" calcext:value-type="string">
            <text:p>Tiszteletreméltó</text:p>
          </table:table-cell>
          <table:table-cell/>
          <table:table-cell table:style-name="ce2123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19" office:value-type="string" calcext:value-type="string">
            <text:p><text:span text:style-name="T36">🟩 </text:span><text:span text:style-name="T45">Kvantikum, </text:span>Nyomozás, Hajózás</text:p>
          </table:table-cell>
          <table:table-cell table:style-name="Default"/>
          <table:table-cell table:style-name="ce2102" office:value-type="string" calcext:value-type="string">
            <text:p>predoci, edorli</text:p>
          </table:table-cell>
          <table:table-cell table:style-name="Default"/>
          <table:table-cell table:style-name="ce2102" office:value-type="string" calcext:value-type="string">
            <text:p>Teszetosza</text:p>
          </table:table-cell>
          <table:table-cell/>
          <table:table-cell table:style-name="ce2123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119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 table:style-name="Default"/>
          <table:table-cell table:style-name="ce2102" office:value-type="string" calcext:value-type="string">
            <text:p>py4r</text:p>
          </table:table-cell>
          <table:table-cell table:style-name="Default"/>
          <table:table-cell table:style-name="ce2102" office:value-type="string" calcext:value-type="string">
            <text:p>Tériszonyos</text:p>
          </table:table-cell>
          <table:table-cell/>
          <table:table-cell table:style-name="ce2096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ragnaroki</text:p>
          </table:table-cell>
          <table:table-cell table:style-name="Default"/>
          <table:table-cell table:style-name="ce2102" office:value-type="string" calcext:value-type="string">
            <text:p>Tudálékos</text:p>
          </table:table-cell>
          <table:table-cell/>
          <table:table-cell table:style-name="ce2123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23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91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19" office:value-type="string" calcext:value-type="string">
            <text:p>🟩 Művészetismeret; <text:s/>🟥 Előadóművészet</text:p>
          </table:table-cell>
          <table:table-cell/>
          <table:table-cell table:style-name="ce2102" office:value-type="string" calcext:value-type="string">
            <text:p>syburri</text:p>
          </table:table-cell>
          <table:table-cell table:style-name="Default"/>
          <table:table-cell table:style-name="ce2132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123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19" office:value-type="string" calcext:value-type="string">
            <text:p><text:span text:style-name="T45">🟥 </text:span>Előadóművészet</text:p>
          </table:table-cell>
          <table:table-cell/>
          <table:table-cell table:style-name="ce2102" office:value-type="string" calcext:value-type="string">
            <text:p>tarran</text:p>
          </table:table-cell>
          <table:table-cell table:style-name="Default"/>
          <table:table-cell table:style-name="ce2102" office:value-type="string" calcext:value-type="string">
            <text:p>Alacsony</text:p>
          </table:table-cell>
          <table:table-cell/>
          <table:table-cell table:style-name="ce2123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ce911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19" office:value-type="string" calcext:value-type="string">
            <text:p><text:span text:style-name="T45">🟥 </text:span>Előadóművészet</text:p>
          </table:table-cell>
          <table:table-cell/>
          <table:table-cell table:style-name="ce2102" office:value-type="string" calcext:value-type="string">
            <text:p>ti4dlani</text:p>
          </table:table-cell>
          <table:table-cell table:style-name="Default"/>
          <table:table-cell table:style-name="ce2102" office:value-type="string" calcext:value-type="string">
            <text:p>Albínó</text:p>
          </table:table-cell>
          <table:table-cell/>
          <table:table-cell table:style-name="ce2123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ce2124" table:formula="of:=COUNTA([.E11:.E47])" office:value-type="float" office:value="37" calcext:value-type="float">
            <text:p>37</text:p>
          </table:table-cell>
          <table:table-cell table:style-name="ce2119"/>
          <table:table-cell/>
          <table:table-cell table:style-name="ce2102" office:value-type="string" calcext:value-type="string">
            <text:p>tongoriai</text:p>
          </table:table-cell>
          <table:table-cell table:style-name="Default"/>
          <table:table-cell table:style-name="ce2102" office:value-type="string" calcext:value-type="string">
            <text:p>Divatos</text:p>
          </table:table-cell>
          <table:table-cell/>
          <table:table-cell table:style-name="ce2096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0r0ni</text:p>
          </table:table-cell>
          <table:table-cell table:style-name="Default"/>
          <table:table-cell table:style-name="ce2102" office:value-type="string" calcext:value-type="string">
            <text:p>Jóképű</text:p>
          </table:table-cell>
          <table:table-cell/>
          <table:table-cell table:style-name="ce2096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102" office:value-type="string" calcext:value-type="string">
            <text:p>törpe</text:p>
          </table:table-cell>
          <table:table-cell table:style-name="Default"/>
          <table:table-cell table:style-name="ce2102" office:value-type="string" calcext:value-type="string">
            <text:p>Kövér</text:p>
          </table:table-cell>
          <table:table-cell/>
          <table:table-cell table:style-name="ce2096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102" office:value-type="string" calcext:value-type="string">
            <text:p>Magas</text:p>
          </table:table-cell>
          <table:table-cell/>
          <table:table-cell table:style-name="ce2096"/>
          <table:table-cell table:style-name="ce2130"/>
          <table:table-cell table:number-columns-repeated="3"/>
        </table:table-row>
        <table:table-row table:style-name="ro28">
          <table:table-cell table:style-name="ce91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7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109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Default" table:number-columns-repeated="5"/>
          <table:table-cell table:style-name="ce210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09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Default"/>
          <table:table-cell table:style-name="ce2128"/>
          <table:table-cell table:style-name="Default" table:number-columns-repeated="3"/>
          <table:table-cell table:style-name="ce210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100" office:value-type="string" calcext:value-type="string">
            <text:p>➖➖➖ Befolyástól védő ➖➖➖</text:p>
          </table:table-cell>
          <table:table-cell table:style-name="ce210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10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02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749"/>
          <table:table-cell table:style-name="ce2118"/>
          <table:table-cell/>
          <table:table-cell table:style-name="Default" table:number-columns-repeated="5"/>
          <table:table-cell table:style-name="ce2132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49"/>
          <table:table-cell table:style-name="ce2118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749"/>
          <table:table-cell table:style-name="ce2118"/>
          <table:table-cell/>
          <table:table-cell table:style-name="Default" table:number-columns-repeated="4"/>
          <table:table-cell table:style-name="ce21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097" office:value-type="string" calcext:value-type="string">
            <text:p>Harci fortélyok</text:p>
          </table:table-cell>
          <table:table-cell table:style-name="ce749"/>
          <table:table-cell table:style-name="ce2118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03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118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8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111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15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4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4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749"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749" office:value-type="float" office:value="1" calcext:value-type="float">
            <text:p>1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10" office:value-type="float" office:value="3" calcext:value-type="float">
            <text:p>3</text:p>
          </table:table-cell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1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10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09" office:value-type="float" office:value="2" calcext:value-type="float">
            <text:p>2</text:p>
          </table:table-cell>
          <table:table-cell table:style-name="ce2119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2">
          <table:table-cell table:style-name="ce911"/>
          <table:table-cell table:number-columns-repeated="15"/>
        </table:table-row>
        <table:table-row table:style-name="ro2">
          <table:table-cell table:formula="of:=COUNTA([.A73:.A119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097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96"/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09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10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03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">
          <table:table-cell table:style-name="ce91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" table:number-rows-repeated="104843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3" table:default-cell-style-name="ce1189"/>
        <table:table-column table:style-name="co84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33" office:value-type="string" calcext:value-type="string">
            <text:p>Karakter pontok (KP) elosztása </text:p>
          </table:table-cell>
          <table:table-cell table:style-name="ce2133"/>
          <table:table-cell table:number-columns-repeated="16382"/>
        </table:table-row>
        <table:table-row table:style-name="ro23">
          <table:table-cell/>
          <table:table-cell table:style-name="ce213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134"/>
          <table:table-cell table:number-columns-repeated="16382"/>
        </table:table-row>
        <table:table-row table:style-name="ro29">
          <table:table-cell/>
          <table:table-cell table:style-name="ce2134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134"/>
          <table:table-cell table:number-columns-repeated="16382"/>
        </table:table-row>
        <table:table-row table:style-name="ro29">
          <table:table-cell/>
          <table:table-cell table:style-name="ce213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34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134"/>
          <table:table-cell table:number-columns-repeated="16382"/>
        </table:table-row>
        <table:table-row table:style-name="ro29">
          <table:table-cell/>
          <table:table-cell table:style-name="ce2134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34"/>
          <table:table-cell table:number-columns-repeated="16382"/>
        </table:table-row>
        <table:table-row table:style-name="ro23">
          <table:table-cell table:style-name="ce213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213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13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2134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213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5" table:default-cell-style-name="ce413"/>
        <table:table-row table:style-name="ro11">
          <table:table-cell table:style-name="ce2135" office:value-type="string" calcext:value-type="string">
            <text:p>V8.8.7</text:p>
          </table:table-cell>
        </table:table-row>
        <table:table-row table:style-name="ro11">
          <table:table-cell table:style-name="ce2136" office:value-type="string" calcext:value-type="string">
            <text:p>* Fegyver táblázat: Erőbónusz maximumok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5" office:value-type="string" calcext:value-type="string">
            <text:p>V8.8.6</text:p>
          </table:table-cell>
        </table:table-row>
        <table:table-row table:style-name="ro1">
          <table:table-cell table:style-name="ce2136" office:value-type="string" calcext:value-type="string">
            <text:p>* Vezető fortélyok bekerültek</text:p>
          </table:table-cell>
        </table:table-row>
        <table:table-row table:style-name="ro1">
          <table:table-cell table:style-name="ce2136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36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36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5</text:p>
          </table:table-cell>
        </table:table-row>
        <table:table-row table:style-name="ro1">
          <table:table-cell table:style-name="ce2136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36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36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36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4</text:p>
          </table:table-cell>
        </table:table-row>
        <table:table-row table:style-name="ro1">
          <table:table-cell table:style-name="ce2136" office:value-type="string" calcext:value-type="string">
            <text:p>* Új: Alakzatharc képzettség</text:p>
          </table:table-cell>
        </table:table-row>
        <table:table-row table:style-name="ro1">
          <table:table-cell table:style-name="ce2136" office:value-type="string" calcext:value-type="string">
            <text:p>* Új: Alakzat: támadó fortély</text:p>
          </table:table-cell>
        </table:table-row>
        <table:table-row table:style-name="ro1">
          <table:table-cell table:style-name="ce2136" office:value-type="string" calcext:value-type="string">
            <text:p>* Új: Alakzat: védekező fortély</text:p>
          </table:table-cell>
        </table:table-row>
        <table:table-row table:style-name="ro1">
          <table:table-cell table:style-name="ce2136" office:value-type="string" calcext:value-type="string">
            <text:p>* Új: Parancsnok fortély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3</text:p>
          </table:table-cell>
        </table:table-row>
        <table:table-row table:style-name="ro1">
          <table:table-cell table:style-name="ce2136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36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36" office:value-type="string" calcext:value-type="string">
            <text:p>* Új: Harckeret növelés fortély</text:p>
          </table:table-cell>
        </table:table-row>
        <table:table-row table:style-name="ro1">
          <table:table-cell table:style-name="ce2136" office:value-type="string" calcext:value-type="string">
            <text:p>* Új: Koordinátor fortély</text:p>
          </table:table-cell>
        </table:table-row>
        <table:table-row table:style-name="ro1">
          <table:table-cell table:style-name="ce2136" office:value-type="string" calcext:value-type="string">
            <text:p>* Új: Daráló fortély</text:p>
          </table:table-cell>
        </table:table-row>
        <table:table-row table:style-name="ro1">
          <table:table-cell table:style-name="ce2136" office:value-type="string" calcext:value-type="string">
            <text:p>* Taktika: Falanx megszűn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36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1</text:p>
          </table:table-cell>
        </table:table-row>
        <table:table-row table:style-name="ro1">
          <table:table-cell table:style-name="ce2136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36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36" office:value-type="string" calcext:value-type="string">
            <text:p>* Új: Elpusztíthatatlan fortély</text:p>
          </table:table-cell>
        </table:table-row>
        <table:table-row table:style-name="ro1">
          <table:table-cell table:style-name="ce2136" office:value-type="string" calcext:value-type="string">
            <text:p>* Új: Gladiátor bestiái fortély</text:p>
          </table:table-cell>
        </table:table-row>
        <table:table-row table:style-name="ro1">
          <table:table-cell table:style-name="ce2136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36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36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8.0</text:p>
          </table:table-cell>
        </table:table-row>
        <table:table-row table:style-name="ro1">
          <table:table-cell table:style-name="ce2136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36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36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1">
          <table:table-cell table:style-name="ce2136" office:value-type="string" calcext:value-type="string">
            <text:p>* Szilánk pontértéknek cella</text:p>
          </table:table-cell>
        </table:table-row>
        <table:table-row table:style-name="ro1">
          <table:table-cell table:style-name="ce2136" office:value-type="string" calcext:value-type="string">
            <text:p>* Felszerelés keret képlet 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9</text:p>
          </table:table-cell>
        </table:table-row>
        <table:table-row table:style-name="ro1">
          <table:table-cell table:style-name="ce2136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36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36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36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8</text:p>
          </table:table-cell>
        </table:table-row>
        <table:table-row table:style-name="ro1">
          <table:table-cell table:style-name="ce2136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36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36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7</text:p>
          </table:table-cell>
        </table:table-row>
        <table:table-row table:style-name="ro1">
          <table:table-cell table:style-name="ce2136" office:value-type="string" calcext:value-type="string">
            <text:p>* Új Szabad Fortély: Kihallgatás</text:p>
          </table:table-cell>
        </table:table-row>
        <table:table-row table:style-name="ro1">
          <table:table-cell table:style-name="ce2136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6</text:p>
          </table:table-cell>
        </table:table-row>
        <table:table-row table:style-name="ro1">
          <table:table-cell table:style-name="ce2136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36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36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36" office:value-type="string" calcext:value-type="string">
            <text:p>* Kínzás képzettség megszün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5</text:p>
          </table:table-cell>
        </table:table-row>
        <table:table-row table:style-name="ro1">
          <table:table-cell table:style-name="ce2136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36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36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7"/>
        </table:table-row>
        <table:table-row table:style-name="ro1">
          <table:table-cell table:style-name="ce2137" office:value-type="string" calcext:value-type="string">
            <text:p>V8.7.4</text:p>
          </table:table-cell>
        </table:table-row>
        <table:table-row table:style-name="ro1">
          <table:table-cell table:style-name="ce2136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36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36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36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38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3</text:p>
          </table:table-cell>
        </table:table-row>
        <table:table-row table:style-name="ro1">
          <table:table-cell table:style-name="ce2136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36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36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36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36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36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2</text:p>
          </table:table-cell>
        </table:table-row>
        <table:table-row table:style-name="ro1">
          <table:table-cell table:style-name="ce2136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36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36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1</text:p>
          </table:table-cell>
        </table:table-row>
        <table:table-row table:style-name="ro1">
          <table:table-cell table:style-name="ce2136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36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7.0</text:p>
          </table:table-cell>
        </table:table-row>
        <table:table-row table:style-name="ro1">
          <table:table-cell table:style-name="ce2136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36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36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36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3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9</text:p>
          </table:table-cell>
        </table:table-row>
        <table:table-row table:style-name="ro1">
          <table:table-cell table:style-name="ce2136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3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3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3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8</text:p>
          </table:table-cell>
        </table:table-row>
        <table:table-row table:style-name="ro1">
          <table:table-cell table:style-name="ce2136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36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3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36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36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3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7</text:p>
          </table:table-cell>
        </table:table-row>
        <table:table-row table:style-name="ro1">
          <table:table-cell table:style-name="ce2136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36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36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36" office:value-type="string" calcext:value-type="string">
            <text:p>* Tradíció lista frissítve</text:p>
          </table:table-cell>
        </table:table-row>
        <table:table-row table:style-name="ro1">
          <table:table-cell table:style-name="ce213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6</text:p>
          </table:table-cell>
        </table:table-row>
        <table:table-row table:style-name="ro1">
          <table:table-cell table:style-name="ce213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5</text:p>
          </table:table-cell>
        </table:table-row>
        <table:table-row table:style-name="ro1">
          <table:table-cell table:style-name="ce2136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3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36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3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4</text:p>
          </table:table-cell>
        </table:table-row>
        <table:table-row table:style-name="ro1">
          <table:table-cell table:style-name="ce2136" office:value-type="string" calcext:value-type="string">
            <text:p>* KP Alap megszűnt</text:p>
          </table:table-cell>
        </table:table-row>
        <table:table-row table:style-name="ro1">
          <table:table-cell table:style-name="ce2136" office:value-type="string" calcext:value-type="string">
            <text:p>* KP / Szint: 50 + Intelligencia</text:p>
          </table:table-cell>
        </table:table-row>
        <table:table-row table:style-name="ro1">
          <table:table-cell table:style-name="ce2136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36" office:value-type="string" calcext:value-type="string">
            <text:p>* Új Leíró Hátterek</text:p>
          </table:table-cell>
        </table:table-row>
        <table:table-row table:style-name="ro1">
          <table:table-cell table:style-name="ce213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3</text:p>
          </table:table-cell>
        </table:table-row>
        <table:table-row table:style-name="ro1">
          <table:table-cell table:style-name="ce2136" office:value-type="string" calcext:value-type="string">
            <text:p>* Helyismeret db számláló</text:p>
          </table:table-cell>
        </table:table-row>
        <table:table-row table:style-name="ro1">
          <table:table-cell table:style-name="ce2136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36" office:value-type="string" calcext:value-type="string">
            <text:p>* Hadvezetés átnevezve: Hadászat</text:p>
          </table:table-cell>
        </table:table-row>
        <table:table-row table:style-name="ro1">
          <table:table-cell table:style-name="ce2136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36" office:value-type="string" calcext:value-type="string">
            <text:p>* Leíró Hátterek bekerültek</text:p>
          </table:table-cell>
        </table:table-row>
        <table:table-row table:style-name="ro1">
          <table:table-cell table:style-name="ce2136" office:value-type="string" calcext:value-type="string">
            <text:p>* Vadember fortély bekerült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2</text:p>
          </table:table-cell>
        </table:table-row>
        <table:table-row table:style-name="ro1">
          <table:table-cell table:style-name="ce2136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36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3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36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36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3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1</text:p>
          </table:table-cell>
        </table:table-row>
        <table:table-row table:style-name="ro1">
          <table:table-cell table:style-name="ce2136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36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36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36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36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36" office:value-type="string" calcext:value-type="string">
            <text:p>* rengeteg apró javítás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6.0</text:p>
          </table:table-cell>
        </table:table-row>
        <table:table-row table:style-name="ro1">
          <table:table-cell table:style-name="ce213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36" office:value-type="string" calcext:value-type="string">
            <text:p>* Data fül teljes átrendezése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5.1</text:p>
          </table:table-cell>
        </table:table-row>
        <table:table-row table:style-name="ro1">
          <table:table-cell table:style-name="ce2136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36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36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3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5.0 – 1K</text:p>
          </table:table-cell>
        </table:table-row>
        <table:table-row table:style-name="ro1">
          <table:table-cell table:style-name="ce2136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36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36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36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36" office:value-type="string" calcext:value-type="string">
            <text:p>* SFÉ számítása automatikus</text:p>
          </table:table-cell>
        </table:table-row>
        <table:table-row table:style-name="ro1">
          <table:table-cell table:style-name="ce2136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36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36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36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36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3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3.2</text:p>
          </table:table-cell>
        </table:table-row>
        <table:table-row table:style-name="ro1">
          <table:table-cell table:style-name="ce2136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36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3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6"/>
        </table:table-row>
        <table:table-row table:style-name="ro1">
          <table:table-cell table:style-name="ce2137" office:value-type="string" calcext:value-type="string">
            <text:p>V8.3.1</text:p>
          </table:table-cell>
        </table:table-row>
        <table:table-row table:style-name="ro1">
          <table:table-cell table:style-name="ce2136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36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36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36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36" office:value-type="string" calcext:value-type="string">
            <text:p>* Hamisítás képzettség bekötve</text:p>
          </table:table-cell>
        </table:table-row>
        <table:table-row table:style-name="ro32">
          <table:table-cell table:style-name="ce2136" office:value-type="string" calcext:value-type="string">
            <text:p>* Szakma lista</text:p>
          </table:table-cell>
        </table:table-row>
        <table:table-row table:style-name="ro32">
          <table:table-cell table:style-name="ce213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6"/>
        </table:table-row>
        <table:table-row table:style-name="ro32">
          <table:table-cell table:style-name="ce2137" office:value-type="string" calcext:value-type="string">
            <text:p>V8.3.0</text:p>
          </table:table-cell>
        </table:table-row>
        <table:table-row table:style-name="ro11">
          <table:table-cell table:style-name="ce2136" office:value-type="string" calcext:value-type="string">
            <text:p>* Történelemismeret: Átfogó</text:p>
          </table:table-cell>
        </table:table-row>
        <table:table-row table:style-name="ro11">
          <table:table-cell table:style-name="ce2136" office:value-type="string" calcext:value-type="string">
            <text:p>* Műveltség: Átlagos (új)</text:p>
          </table:table-cell>
        </table:table-row>
        <table:table-row table:style-name="ro11">
          <table:table-cell table:style-name="ce2136" office:value-type="string" calcext:value-type="string">
            <text:p>* Irodalom-ismeret megszűnt</text:p>
          </table:table-cell>
        </table:table-row>
        <table:table-row table:style-name="ro11">
          <table:table-cell table:style-name="ce2136" office:value-type="string" calcext:value-type="string">
            <text:p>* SP táblázat bekerült a Harcértékek fülre</text:p>
          </table:table-cell>
        </table:table-row>
        <table:table-row table:style-name="ro11">
          <table:table-cell table:style-name="ce2136" office:value-type="string" calcext:value-type="string">
            <text:p>* Könnyű képzettségek megszűntek</text:p>
          </table:table-cell>
        </table:table-row>
        <table:table-row table:style-name="ro11">
          <table:table-cell table:style-name="ce2136" office:value-type="string" calcext:value-type="string">
            <text:p>* Nyelvismeret (ingyenes) táblázat bekerült - választhatóak legördülő menüből</text:p>
          </table:table-cell>
        </table:table-row>
        <table:table-row table:style-name="ro11">
          <table:table-cell table:style-name="ce2136" office:value-type="string" calcext:value-type="string">
            <text:p>* Nyelvek választhatóak legördülő menüből</text:p>
          </table:table-cell>
        </table:table-row>
        <table:table-row table:style-name="ro11">
          <table:table-cell table:style-name="ce2136" office:value-type="string" calcext:value-type="string">
            <text:p>* Fortélylista fülre nyelvek, hátterek listája</text:p>
          </table:table-cell>
        </table:table-row>
        <table:table-row table:style-name="ro11">
          <table:table-cell table:style-name="ce213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13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1">
          <table:table-cell table:style-name="ce213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13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13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2.6</text:p>
          </table:table-cell>
        </table:table-row>
        <table:table-row table:style-name="ro2">
          <table:table-cell table:style-name="ce213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136" office:value-type="string" calcext:value-type="string">
            <text:p>* Helyismeret Bónusz háttér lett</text:p>
          </table:table-cell>
        </table:table-row>
        <table:table-row table:style-name="ro2">
          <table:table-cell table:style-name="ce213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13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136" office:value-type="string" calcext:value-type="string">
            <text:p>* Pszí-iskola képzettség Átfogó</text:p>
          </table:table-cell>
        </table:table-row>
        <table:table-row table:style-name="ro2">
          <table:table-cell table:style-name="ce213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13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13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13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6"/>
        </table:table-row>
        <table:table-row table:style-name="ro11">
          <table:table-cell table:style-name="ce2137" office:value-type="string" calcext:value-type="string">
            <text:p>V8.2.4</text:p>
          </table:table-cell>
        </table:table-row>
        <table:table-row table:style-name="ro11">
          <table:table-cell table:style-name="ce2136" office:value-type="string" calcext:value-type="string">
            <text:p>* Fülek átnevezése, színezése</text:p>
          </table:table-cell>
        </table:table-row>
        <table:table-row table:style-name="ro11">
          <table:table-cell table:style-name="ce213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6"/>
        </table:table-row>
        <table:table-row table:style-name="ro11">
          <table:table-cell table:style-name="ce2137" office:value-type="string" calcext:value-type="string">
            <text:p>V8.2.3</text:p>
          </table:table-cell>
        </table:table-row>
        <table:table-row table:style-name="ro11">
          <table:table-cell table:style-name="ce2136" office:value-type="string" calcext:value-type="string">
            <text:p>* Szekunder fortélyok legördülő listából választhatóak</text:p>
          </table:table-cell>
        </table:table-row>
        <table:table-row table:style-name="ro11">
          <table:table-cell table:style-name="ce2136" office:value-type="string" calcext:value-type="string">
            <text:p>* Új fül: Fortélyok</text:p>
          </table:table-cell>
        </table:table-row>
        <table:table-row table:style-name="ro2">
          <table:table-cell table:style-name="ce2137"/>
        </table:table-row>
        <table:table-row table:style-name="ro11">
          <table:table-cell table:style-name="ce2137" office:value-type="string" calcext:value-type="string">
            <text:p>V8.2.2</text:p>
          </table:table-cell>
        </table:table-row>
        <table:table-row table:style-name="ro11">
          <table:table-cell table:style-name="ce2136" office:value-type="string" calcext:value-type="string">
            <text:p>* Új betűtípus: Avenir</text:p>
          </table:table-cell>
        </table:table-row>
        <table:table-row table:style-name="ro2">
          <table:table-cell table:style-name="ce213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2.0</text:p>
          </table:table-cell>
        </table:table-row>
        <table:table-row table:style-name="ro2">
          <table:table-cell table:style-name="ce2136" office:value-type="string" calcext:value-type="string">
            <text:p>* Vértviselet bekerült a fix fortélyok közé</text:p>
          </table:table-cell>
        </table:table-row>
        <table:table-row table:style-name="ro11">
          <table:table-cell table:style-name="ce2136" office:value-type="string" calcext:value-type="string">
            <text:p>* Erőbónusz ismét beszámolva a fegyverek értékeibe</text:p>
          </table:table-cell>
        </table:table-row>
        <table:table-row table:style-name="ro11">
          <table:table-cell table:style-name="ce2136" office:value-type="string" calcext:value-type="string">
            <text:p>* ÉP táblázat: automatikus kiszürkítés ÉP számától függően</text:p>
          </table:table-cell>
        </table:table-row>
        <table:table-row table:style-name="ro11">
          <table:table-cell table:style-name="ce2136" office:value-type="string" calcext:value-type="string">
            <text:p>* Kétkezes harc táblázat</text:p>
          </table:table-cell>
        </table:table-row>
        <table:table-row table:style-name="ro11">
          <table:table-cell table:style-name="ce2136" office:value-type="string" calcext:value-type="string">
            <text:p>* Páncélok, vértek táblázat</text:p>
          </table:table-cell>
        </table:table-row>
        <table:table-row table:style-name="ro2">
          <table:table-cell table:style-name="ce2136"/>
        </table:table-row>
        <table:table-row table:style-name="ro11">
          <table:table-cell table:style-name="ce2137" office:value-type="string" calcext:value-type="string">
            <text:p>V8.1.1</text:p>
          </table:table-cell>
        </table:table-row>
        <table:table-row table:style-name="ro11">
          <table:table-cell table:style-name="ce2136" office:value-type="string" calcext:value-type="string">
            <text:p>* Max szint: 21</text:p>
          </table:table-cell>
        </table:table-row>
        <table:table-row table:style-name="ro11">
          <table:table-cell table:style-name="ce2136" office:value-type="string" calcext:value-type="string">
            <text:p>* KP Alap: 150</text:p>
          </table:table-cell>
        </table:table-row>
        <table:table-row table:style-name="ro11">
          <table:table-cell table:style-name="ce2136" office:value-type="string" calcext:value-type="string">
            <text:p>* KP/Szint: 100 + (2x Intelligencia)</text:p>
          </table:table-cell>
        </table:table-row>
        <table:table-row table:style-name="ro11">
          <table:table-cell table:style-name="ce213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1.0</text:p>
          </table:table-cell>
        </table:table-row>
        <table:table-row table:style-name="ro2">
          <table:table-cell table:style-name="ce213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6" office:value-type="string" calcext:value-type="string">
            <text:p>* Hátterek átkerült a „Tartalék” lapra</text:p>
          </table:table-cell>
        </table:table-row>
        <table:table-row table:style-name="ro11">
          <table:table-cell table:style-name="ce2136" office:value-type="string" calcext:value-type="string">
            <text:p>* Fegyverek táblázatban a fegyver kommenteket is beszúrja</text:p>
          </table:table-cell>
        </table:table-row>
        <table:table-row table:style-name="ro11">
          <table:table-cell table:style-name="ce2136" office:value-type="string" calcext:value-type="string">
            <text:p>* Távolsági fegyvereknél: hatótáv; + fegyver komment</text:p>
          </table:table-cell>
        </table:table-row>
        <table:table-row table:style-name="ro11">
          <table:table-cell table:style-name="ce2136" office:value-type="string" calcext:value-type="string">
            <text:p>* Elsődleges nyelv és másodlagos nyelv (Pyarroni és második helyett).</text:p>
          </table:table-cell>
        </table:table-row>
        <table:table-row table:style-name="ro11">
          <table:table-cell table:style-name="ce2136" office:value-type="string" calcext:value-type="string">
            <text:p>* Az 1.nyelvre: +6 bónusz; 2.nyelvre: +3 bónusz.</text:p>
          </table:table-cell>
        </table:table-row>
        <table:table-row table:style-name="ro11">
          <table:table-cell table:style-name="ce213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1">
          <table:table-cell table:style-name="ce2136" office:value-type="string" calcext:value-type="string">
            <text:p>* Plusz egy sor az Életerő táblázatba</text:p>
          </table:table-cell>
        </table:table-row>
        <table:table-row table:style-name="ro11">
          <table:table-cell table:style-name="ce213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5</text:p>
          </table:table-cell>
        </table:table-row>
        <table:table-row table:style-name="ro2">
          <table:table-cell table:style-name="ce213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6" office:value-type="string" calcext:value-type="string">
            <text:p>* KP maradt warning formázás</text:p>
          </table:table-cell>
        </table:table-row>
        <table:table-row table:style-name="ro2">
          <table:table-cell table:style-name="ce213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6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1</text:p>
          </table:table-cell>
        </table:table-row>
        <table:table-row table:style-name="ro2">
          <table:table-cell table:style-name="ce213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8.0.0</text:p>
          </table:table-cell>
        </table:table-row>
        <table:table-row table:style-name="ro2">
          <table:table-cell table:style-name="ce213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6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3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.3</text:p>
          </table:table-cell>
        </table:table-row>
        <table:table-row table:style-name="ro2">
          <table:table-cell table:style-name="ce2136" office:value-type="string" calcext:value-type="string">
            <text:p>* Új érték: Aura (3.fül)</text:p>
          </table:table-cell>
        </table:table-row>
        <table:table-row table:style-name="ro2">
          <table:table-cell table:style-name="ce213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.2</text:p>
          </table:table-cell>
        </table:table-row>
        <table:table-row table:style-name="ro11">
          <table:table-cell table:style-name="ce213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6"/>
        </table:table-row>
        <table:table-row table:style-name="ro11">
          <table:table-cell table:style-name="ce2137" office:value-type="string" calcext:value-type="string">
            <text:p>V7.9.1</text:p>
          </table:table-cell>
        </table:table-row>
        <table:table-row table:style-name="ro11">
          <table:table-cell table:style-name="ce2136" office:value-type="string" calcext:value-type="string">
            <text:p>* Új Primer képzettségek: Akrobatika, Lopakodás/rejtőzés, Aurafejlesztés</text:p>
          </table:table-cell>
        </table:table-row>
        <table:table-row table:style-name="ro11">
          <table:table-cell table:style-name="ce213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7" office:value-type="string" calcext:value-type="string">
            <text:p>V7.9</text:p>
          </table:table-cell>
        </table:table-row>
        <table:table-row table:style-name="ro2">
          <table:table-cell table:style-name="ce2139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9" office:value-type="string" calcext:value-type="string">
            <text:p>* Háttér táblázatok összevonv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8</text:p>
          </table:table-cell>
        </table:table-row>
        <table:table-row table:style-name="ro2">
          <table:table-cell table:style-name="ce2139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9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9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7.1</text:p>
          </table:table-cell>
        </table:table-row>
        <table:table-row table:style-name="ro2">
          <table:table-cell table:style-name="ce2141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7</text:p>
          </table:table-cell>
        </table:table-row>
        <table:table-row table:style-name="ro2">
          <table:table-cell table:style-name="ce2139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9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9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9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6.1</text:p>
          </table:table-cell>
        </table:table-row>
        <table:table-row table:style-name="ro2">
          <table:table-cell table:style-name="ce2142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6</text:p>
          </table:table-cell>
        </table:table-row>
        <table:table-row table:style-name="ro2">
          <table:table-cell table:style-name="ce2139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43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43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5</text:p>
          </table:table-cell>
        </table:table-row>
        <table:table-row table:style-name="ro2">
          <table:table-cell table:style-name="ce2143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43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4</text:p>
          </table:table-cell>
        </table:table-row>
        <table:table-row table:style-name="ro2">
          <table:table-cell table:style-name="ce2143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43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44"/>
        </table:table-row>
        <table:table-row table:style-name="ro2">
          <table:table-cell table:style-name="ce2140" office:value-type="string" calcext:value-type="string">
            <text:p>V7.3</text:p>
          </table:table-cell>
        </table:table-row>
        <table:table-row table:style-name="ro2">
          <table:table-cell table:style-name="ce2139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9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2</text:p>
          </table:table-cell>
        </table:table-row>
        <table:table-row table:style-name="ro2">
          <table:table-cell table:style-name="ce2139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7.1</text:p>
          </table:table-cell>
        </table:table-row>
        <table:table-row table:style-name="ro2">
          <table:table-cell table:style-name="ce2139" office:value-type="string" calcext:value-type="string">
            <text:p>* Buzogány harcértékek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7.0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39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9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8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39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139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39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7</text:p>
          </table:table-cell>
        </table:table-row>
        <table:table-row table:style-name="ro2">
          <table:table-cell table:style-name="ce2139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45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9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9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9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9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6</text:p>
          </table:table-cell>
        </table:table-row>
        <table:table-row table:style-name="ro2">
          <table:table-cell table:style-name="ce2139" office:value-type="string" calcext:value-type="string">
            <text:p>* Akrobatika bekerült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5</text:p>
          </table:table-cell>
        </table:table-row>
        <table:table-row table:style-name="ro2">
          <table:table-cell table:style-name="ce2139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9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9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4</text:p>
          </table:table-cell>
        </table:table-row>
        <table:table-row table:style-name="ro2">
          <table:table-cell table:style-name="ce2140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9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9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9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9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9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9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3</text:p>
          </table:table-cell>
        </table:table-row>
        <table:table-row table:style-name="ro2">
          <table:table-cell table:style-name="ce2139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9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9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9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9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9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9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2</text:p>
          </table:table-cell>
        </table:table-row>
        <table:table-row table:style-name="ro2">
          <table:table-cell table:style-name="ce2139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9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9" office:value-type="string" calcext:value-type="string">
            <text:p>* Licenc szöveg módosult kicsit</text:p>
          </table:table-cell>
        </table:table-row>
        <table:table-row table:style-name="ro2">
          <table:table-cell table:style-name="ce2139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9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9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9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9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9" office:value-type="string" calcext:value-type="string">
            <text:p>* Mágia tradíciókhoz infobox</text:p>
          </table:table-cell>
        </table:table-row>
        <table:table-row table:style-name="ro2">
          <table:table-cell table:style-name="ce2139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9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9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6.1</text:p>
          </table:table-cell>
        </table:table-row>
        <table:table-row table:style-name="ro2">
          <table:table-cell table:style-name="ce2139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6.0</text:p>
          </table:table-cell>
        </table:table-row>
        <table:table-row table:style-name="ro2">
          <table:table-cell table:style-name="ce2139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9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9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9</text:p>
          </table:table-cell>
        </table:table-row>
        <table:table-row table:style-name="ro2">
          <table:table-cell table:style-name="ce2139" office:value-type="string" calcext:value-type="string">
            <text:p>* Kis javítások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8</text:p>
          </table:table-cell>
        </table:table-row>
        <table:table-row table:style-name="ro2">
          <table:table-cell table:style-name="ce2139" office:value-type="string" calcext:value-type="string">
            <text:p>* CC licenc bekerült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7</text:p>
          </table:table-cell>
        </table:table-row>
        <table:table-row table:style-name="ro2">
          <table:table-cell table:style-name="ce2139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9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9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9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9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6</text:p>
          </table:table-cell>
        </table:table-row>
        <table:table-row table:style-name="ro2">
          <table:table-cell table:style-name="ce2139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9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5.5</text:p>
          </table:table-cell>
        </table:table-row>
        <table:table-row table:style-name="ro2">
          <table:table-cell table:style-name="ce2146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13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9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6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43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6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43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6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43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9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9">→</text:span><text:span text:style-name="T23"> Külső</text:span></text:p>
          </table:table-cell>
        </table:table-row>
        <table:table-row table:style-name="ro2">
          <table:table-cell table:style-name="ce2139"/>
        </table:table-row>
        <table:table-row table:style-name="ro2">
          <table:table-cell table:style-name="ce2140" office:value-type="string" calcext:value-type="string">
            <text:p>V5.4</text:p>
          </table:table-cell>
        </table:table-row>
        <table:table-row table:style-name="ro2">
          <table:table-cell table:style-name="ce2139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9" office:value-type="string" calcext:value-type="string">
            <text:p>* 1HM=5KP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3</text:p>
          </table:table-cell>
        </table:table-row>
        <table:table-row table:style-name="ro2">
          <table:table-cell table:style-name="ce2142" office:value-type="string" calcext:value-type="string">
            <text:p>* Szabályok lapon Pszí javítása</text:p>
          </table:table-cell>
        </table:table-row>
        <table:table-row table:style-name="ro2">
          <table:table-cell table:style-name="ce2142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2</text:p>
          </table:table-cell>
        </table:table-row>
        <table:table-row table:style-name="ro2">
          <table:table-cell table:style-name="ce2139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9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9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9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9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9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1</text:p>
          </table:table-cell>
        </table:table-row>
        <table:table-row table:style-name="ro2">
          <table:table-cell table:style-name="ce2142" office:value-type="string" calcext:value-type="string">
            <text:p>* Könnyű KP oszlop javítása</text:p>
          </table:table-cell>
        </table:table-row>
        <table:table-row table:style-name="ro2">
          <table:table-cell table:style-name="ce2142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42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5.0</text:p>
          </table:table-cell>
        </table:table-row>
        <table:table-row table:style-name="ro2">
          <table:table-cell table:style-name="ce2142" office:value-type="string" calcext:value-type="string">
            <text:p>*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9</text:p>
          </table:table-cell>
        </table:table-row>
        <table:table-row table:style-name="ro33">
          <table:table-cell table:style-name="ce214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42" office:value-type="string" calcext:value-type="string">
            <text:p>* CHM egyszerűbb neve: CM</text:p>
          </table:table-cell>
        </table:table-row>
        <table:table-row table:style-name="ro2">
          <table:table-cell table:style-name="ce2142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42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42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42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42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42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4.8</text:p>
          </table:table-cell>
        </table:table-row>
        <table:table-row table:style-name="ro2">
          <table:table-cell table:style-name="ce2142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7</text:p>
          </table:table-cell>
        </table:table-row>
        <table:table-row table:style-name="ro2">
          <table:table-cell table:style-name="ce2142" office:value-type="string" calcext:value-type="string">
            <text:p>* Mana korlát eltörlése</text:p>
          </table:table-cell>
        </table:table-row>
        <table:table-row table:style-name="ro2">
          <table:table-cell table:style-name="ce2142" office:value-type="string" calcext:value-type="string">
            <text:p>* Mágia tradíciók: 50KP</text:p>
          </table:table-cell>
        </table:table-row>
        <table:table-row table:style-name="ro2">
          <table:table-cell table:style-name="ce2142" office:value-type="string" calcext:value-type="string">
            <text:p>* KÉ-be ismét beszámít a TSZ</text:p>
          </table:table-cell>
        </table:table-row>
        <table:table-row table:style-name="ro2">
          <table:table-cell table:style-name="ce2142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42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42" office:value-type="string" calcext:value-type="string">
            <text:p>* KP/szint: 80KP (eddig 70 volt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6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5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4</text:p>
          </table:table-cell>
        </table:table-row>
        <table:table-row table:style-name="ro2">
          <table:table-cell table:style-name="ce2142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3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4.2</text:p>
          </table:table-cell>
        </table:table-row>
        <table:table-row table:style-name="ro2">
          <table:table-cell table:style-name="ce2142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42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42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42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42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42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1</text:p>
          </table:table-cell>
        </table:table-row>
        <table:table-row table:style-name="ro2">
          <table:table-cell table:style-name="ce2142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4.0</text:p>
          </table:table-cell>
        </table:table-row>
        <table:table-row table:style-name="ro2">
          <table:table-cell table:style-name="ce2142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42" office:value-type="string" calcext:value-type="string">
            <text:p>* Belharc harcmodor törölve</text:p>
          </table:table-cell>
        </table:table-row>
        <table:table-row table:style-name="ro2">
          <table:table-cell table:style-name="ce2142" office:value-type="string" calcext:value-type="string">
            <text:p>* Fortély cellák átalakítás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9</text:p>
          </table:table-cell>
        </table:table-row>
        <table:table-row table:style-name="ro2">
          <table:table-cell table:style-name="ce2142" office:value-type="string" calcext:value-type="string">
            <text:p>* KP/Szint = 70 + Intelligencia</text:p>
          </table:table-cell>
        </table:table-row>
        <table:table-row table:style-name="ro2">
          <table:table-cell table:style-name="ce2142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8</text:p>
          </table:table-cell>
        </table:table-row>
        <table:table-row table:style-name="ro2">
          <table:table-cell table:style-name="ce2142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7</text:p>
          </table:table-cell>
        </table:table-row>
        <table:table-row table:style-name="ro2">
          <table:table-cell table:style-name="ce2142" office:value-type="string" calcext:value-type="string">
            <text:p>* Max egyfajta HM hiba jav</text:p>
          </table:table-cell>
        </table:table-row>
        <table:table-row table:style-name="ro2">
          <table:table-cell table:style-name="ce2142"/>
        </table:table-row>
        <table:table-row table:style-name="ro2">
          <table:table-cell table:style-name="ce2140" office:value-type="string" calcext:value-type="string">
            <text:p>V3.6</text:p>
          </table:table-cell>
        </table:table-row>
        <table:table-row table:style-name="ro2">
          <table:table-cell table:style-name="ce2142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40"/>
        </table:table-row>
        <table:table-row table:style-name="ro2">
          <table:table-cell table:style-name="ce2140" office:value-type="string" calcext:value-type="string">
            <text:p>V3.5</text:p>
          </table:table-cell>
        </table:table-row>
        <table:table-row table:style-name="ro2">
          <table:table-cell table:style-name="ce2147" office:value-type="string" calcext:value-type="string">
            <text:p>* 1ψP = 2KP</text:p>
          </table:table-cell>
        </table:table-row>
        <table:table-row table:style-name="ro2">
          <table:table-cell table:style-name="ce2147" office:value-type="string" calcext:value-type="string">
            <text:p>* 1 MP = 3KP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4</text:p>
          </table:table-cell>
        </table:table-row>
        <table:table-row table:style-name="ro2">
          <table:table-cell table:style-name="ce2142" office:value-type="string" calcext:value-type="string">
            <text:p>* Apró javítások</text:p>
          </table:table-cell>
        </table:table-row>
        <table:table-row table:style-name="ro2">
          <table:table-cell table:style-name="ce2142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3</text:p>
          </table:table-cell>
        </table:table-row>
        <table:table-row table:style-name="ro2">
          <table:table-cell table:style-name="ce2147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7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7" office:value-type="string" calcext:value-type="string">
            <text:p>* 1 CHM = 4KP</text:p>
          </table:table-cell>
        </table:table-row>
        <table:table-row table:style-name="ro2">
          <table:table-cell table:style-name="ce2147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7" office:value-type="string" calcext:value-type="string">
            <text:p>* 5HM-&gt;3HM másra</text:p>
          </table:table-cell>
        </table:table-row>
        <table:table-row table:style-name="ro2">
          <table:table-cell table:style-name="ce2147" office:value-type="string" calcext:value-type="string">
            <text:p>* 4HM-&gt;2HM másra</text:p>
          </table:table-cell>
        </table:table-row>
        <table:table-row table:style-name="ro2">
          <table:table-cell table:style-name="ce2147" office:value-type="string" calcext:value-type="string">
            <text:p>* 3HM-&gt;1HM másra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3.1</text:p>
          </table:table-cell>
        </table:table-row>
        <table:table-row table:style-name="ro2">
          <table:table-cell table:style-name="ce2147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8, V2.9</text:p>
          </table:table-cell>
        </table:table-row>
        <table:table-row table:style-name="ro2">
          <table:table-cell table:style-name="ce2147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7</text:p>
          </table:table-cell>
        </table:table-row>
        <table:table-row table:style-name="ro2">
          <table:table-cell table:style-name="ce2147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7" office:value-type="string" calcext:value-type="string">
            <text:p>* Életerő táblázat bekerült</text:p>
          </table:table-cell>
        </table:table-row>
        <table:table-row table:style-name="ro2">
          <table:table-cell table:style-name="ce2147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7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7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7"/>
        </table:table-row>
        <table:table-row table:style-name="ro2">
          <table:table-cell table:style-name="ce2140" office:value-type="string" calcext:value-type="string">
            <text:p>V2.6</text:p>
          </table:table-cell>
        </table:table-row>
        <table:table-row table:style-name="ro2">
          <table:table-cell table:style-name="ce2142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7" office:value-type="string" calcext:value-type="string">
            <text:p>sehol a nyomtatási képből</text:p>
          </table:table-cell>
        </table:table-row>
        <table:table-row table:style-name="ro2">
          <table:table-cell table:style-name="ce2140" office:value-type="string" calcext:value-type="string">
            <text:p>v2.5</text:p>
          </table:table-cell>
        </table:table-row>
        <table:table-row table:style-name="ro2">
          <table:table-cell table:style-name="ce2142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40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40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63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6" table:default-cell-style-name="ce2096"/>
        <table:table-column table:style-name="co87" table:default-cell-style-name="ce1610"/>
        <table:table-column table:style-name="co15" table:default-cell-style-name="ce2096"/>
        <table:table-column table:style-name="co88" table:default-cell-style-name="ce2096"/>
        <table:table-column table:style-name="co89" table:default-cell-style-name="ce2096"/>
        <table:table-column table:style-name="co90" table:default-cell-style-name="ce2096"/>
        <table:table-column table:style-name="co91" table:default-cell-style-name="ce2096"/>
        <table:table-column table:style-name="co92" table:default-cell-style-name="ce2096"/>
        <table:table-column table:style-name="co93" table:default-cell-style-name="ce2096"/>
        <table:table-column table:style-name="co94" table:default-cell-style-name="ce2096"/>
        <table:table-column table:style-name="co95" table:default-cell-style-name="ce2096"/>
        <table:table-column table:style-name="co82" table:default-cell-style-name="ce2096"/>
        <table:table-column table:style-name="co96" table:default-cell-style-name="ce2096"/>
        <table:table-column table:style-name="co97" table:default-cell-style-name="ce2096"/>
        <table:table-column table:style-name="co98" table:default-cell-style-name="ce2096"/>
        <table:table-column table:style-name="co99" table:default-cell-style-name="ce2096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2" table:number-columns-repeated="2" table:default-cell-style-name="ce749"/>
        <table:table-column table:style-name="co102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861"/>
          <table:covered-table-cell table:style-name="ce1868"/>
          <table:covered-table-cell table:number-columns-repeated="6" table:style-name="ce1861"/>
          <table:covered-table-cell table:number-columns-repeated="3" table:style-name="ce1894"/>
          <table:covered-table-cell table:style-name="ce1861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861"/>
          <table:table-cell table:style-name="ce1868"/>
          <table:table-cell table:style-name="ce1861" table:number-columns-repeated="6"/>
          <table:table-cell table:style-name="ce1894" table:number-columns-repeated="3"/>
          <table:table-cell table:style-name="ce1861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877" office:value-type="string" calcext:value-type="string">
            <text:p>Szint</text:p>
          </table:table-cell>
          <table:table-cell table:style-name="ce1877" office:value-type="string" calcext:value-type="string" table:number-columns-spanned="2" table:number-rows-spanned="1">
            <text:p>KP</text:p>
          </table:table-cell>
          <table:covered-table-cell table:style-name="ce1877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52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05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52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05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96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05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05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858" office:value-type="string" calcext:value-type="string">
            <text:p>Fok</text:p>
          </table:table-cell>
          <table:table-cell table:style-name="ce185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05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85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05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05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05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05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6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05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61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05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85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05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05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05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1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05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2" table:number-columns-repeated="3"/>
          <table:table-cell table:style-name="ce206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542"/>
          <table:table-cell table:style-name="ce2061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858" table:content-validation-name="val206" office:value-type="string" calcext:value-type="string">
            <text:p>Fok</text:p>
          </table:table-cell>
          <table:table-cell table:style-name="ce1858" table:content-validation-name="val206" office:value-type="string" calcext:value-type="string">
            <text:p>Bónusz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810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613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3" table:content-validation-name="val5"/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85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3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10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3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10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184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10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1849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 table:number-columns-repeated="235"/>
        </table:table-row>
        <table:table-row table:style-name="ro7">
          <table:table-cell table:style-name="Default"/>
          <table:table-cell table:style-name="ce1761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780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52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2" table:content-validation-name="val5"/>
          <table:table-cell table:style-name="ce185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85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85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85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5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80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85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5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18" table:content-validation-name="val5"/>
          <table:table-cell table:style-name="ce1853" table:content-validation-name="val5" table:number-columns-repeated="2"/>
          <table:table-cell table:style-name="ce2105" table:content-validation-name="val5"/>
          <table:table-cell table:style-name="ce1870" table:content-validation-name="val5"/>
          <table:table-cell table:style-name="ce2105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2" table:content-validation-name="val5"/>
          <table:covered-table-cell table:style-name="ce613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186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860" table:content-validation-name="val5"/>
          <table:table-cell table:style-name="ce186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1860" table:content-validation-name="val5" office:value-type="string" calcext:value-type="string">
            <text:p>Szúró</text:p>
          </table:table-cell>
          <table:table-cell table:style-name="ce1860" table:content-validation-name="val5" office:value-type="string" calcext:value-type="string">
            <text:p>Vágó</text:p>
          </table:table-cell>
          <table:table-cell table:style-name="ce1860" table:content-validation-name="val5" office:value-type="string" calcext:value-type="string">
            <text:p>Zúzó</text:p>
          </table:table-cell>
          <table:table-cell table:style-name="ce186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23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23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23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23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23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23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23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1860" table:content-validation-name="val5" office:value-type="string" calcext:value-type="string">
            <text:p>SFÉ</text:p>
          </table:table-cell>
          <table:table-cell table:style-name="ce186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1860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9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749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74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870"/>
          <table:table-cell table:style-name="ce2105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1818"/>
          <table:table-cell table:style-name="ce1853" table:number-columns-repeated="2"/>
          <table:table-cell table:style-name="ce2105"/>
          <table:table-cell table:style-name="ce1870"/>
          <table:table-cell table:style-name="ce2105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1818"/>
          <table:table-cell table:style-name="ce1853" table:number-columns-repeated="2"/>
          <table:table-cell table:style-name="ce2105"/>
          <table:table-cell table:style-name="ce1870"/>
          <table:table-cell table:style-name="ce2105" table:number-columns-repeated="6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/>
          <table:table-cell table:style-name="ce1818"/>
          <table:table-cell table:style-name="ce1853" table:number-columns-repeated="2"/>
          <table:table-cell table:style-name="ce2105"/>
          <table:table-cell table:number-columns-repeated="4"/>
          <table:table-cell table:style-name="ce2105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 table:style-name="ce1739"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/>
          <table:table-cell table:style-name="ce1803" table:number-columns-repeated="2"/>
          <table:table-cell table:style-name="ce2105"/>
          <table:table-cell table:number-columns-repeated="240"/>
        </table:table-row>
        <table:table-row table:style-name="ro2">
          <table:table-cell table:number-columns-repeated="9"/>
          <table:table-cell table:style-name="ce2105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3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1">
          <table:table-cell table:style-name="ce2300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19"/>
        <table:named-range table:name="fortelyok_harci_full" table:base-cell-address="$Fortélylista.$A$102" table:cell-range-address="$Fortélylista.$A$72:.$B$119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5:.$A$142"/>
        <table:named-range table:name="fortelyok_misztikus_full" table:base-cell-address="$Fortélylista.$D$73" table:cell-range-address="$Fortélylista.$A$125:.$B$142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P$68"/>
        <table:named-range table:name="kezifegyverek_nev" table:base-cell-address="$Fegyverek.$B$3" table:cell-range-address="$Fegyverek.$B$3:.$B$68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98:.$P$100"/>
        <table:named-range table:name="pajzsok_nev" table:base-cell-address="$Fegyverek.$B$94" table:cell-range-address="$Fegyverek.$B$98:.$B$100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2:.$P$96"/>
        <table:named-range table:name="tavolsagi_fegyverek_nev" table:base-cell-address="$Fegyverek.$B$67" table:cell-range-address="$Fegyverek.$B$72:.$B$96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Italic" style:font-family-generic="swiss" style:font-pitch="variable"/>
    <style:font-face style:name="Avenir1" svg:font-family="Avenir" style:font-pitch="variable"/>
    <style:font-face style:name="Avenir2" svg:font-family="Avenir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Roman" style:font-family-generic="swiss" style:font-pitch="variable"/>
    <style:font-face style:name="Avenir5" svg:font-family="Avenir" style:font-adornments="Bold 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 style:data-style-name="N2" text:time-value="10:18:21.2761445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08T10:59:42.321752700</dc:date>
    <meta:editing-cycles>966</meta:editing-cycles>
    <meta:editing-duration>P8DT20H20M25S</meta:editing-duration>
    <meta:document-statistic meta:table-count="11" meta:cell-count="4073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